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marker-start="Circle" draw:marker-start-width="0.3cm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svg:stroke-width="0.02cm" draw:marker-start="Circle" draw:marker-start-width="0.33cm" draw:marker-end="Arrow" draw:marker-end-width="0.33cm" draw:textarea-horizontal-align="center" draw:textarea-vertical-align="middle" fo:padding-top="0.135cm" fo:padding-bottom="0.135cm" fo:padding-left="0.26cm" fo:padding-right="0.26cm"/>
    </style:style>
    <style:style style:name="gr4" style:family="graphic" style:parent-style-name="standard">
      <style:graphic-properties draw:stroke="dash" draw:stroke-dash="Dashed_20__28_var_29_" svg:stroke-width="0.02cm" draw:marker-start="Circle" draw:marker-start-width="0.33cm" draw:marker-end="Arrow" draw:marker-end-width="0.33cm" draw:textarea-horizontal-align="center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svg:stroke-color="#3465a4" draw:fill-color="#3465a4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0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svg:stroke-color="#3465a4" draw:fill="solid" draw:fill-color="#ff3300" draw:textarea-horizontal-align="justify" draw:textarea-vertical-align="middle" draw:auto-grow-height="false" fo:min-height="0cm" fo:min-width="0cm"/>
    </style:style>
    <style:style style:name="gr12" style:family="graphic" style:parent-style-name="objectwithoutfill">
      <style:graphic-properties draw:stroke="dash" draw:stroke-dash="_33__20_Dashes_20_3_20_Dots_20__28_var_29_" svg:stroke-width="0.05cm" svg:stroke-color="#66ff00" draw:marker-start-width="0.28cm" draw:marker-end="Arrow" draw:marker-end-width="0.28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svg:stroke-color="#3465a4" draw:fill="solid" draw:fill-color="#00cc33" draw:textarea-horizontal-align="justify" draw:textarea-vertical-align="middle" draw:auto-grow-height="false" fo:min-height="0cm" fo:min-width="0cm"/>
    </style:style>
    <style:style style:name="gr14" style:family="graphic" style:parent-style-name="objectwithoutfill">
      <style:graphic-properties draw:stroke="dash" draw:stroke-dash="_33__20_Dashes_20_3_20_Dots_20__28_var_29_" svg:stroke-width="0.05cm" svg:stroke-color="#66ff00" draw:marker-start-width="0.28cm" draw:marker-end-width="0.28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draw:stroke="dash" draw:stroke-dash="_33__20_Dashes_20_3_20_Dots_20__28_var_29_" svg:stroke-width="0.05cm" svg:stroke-color="#66ff00" draw:marker-start-width="0.28cm" draw:marker-end="Arrow" draw:marker-end-width="0.28cm" draw:fill="none" draw:textarea-vertical-align="middle" fo:padding-top="0.15cm" fo:padding-bottom="0.15cm" fo:padding-left="0.275cm" fo:padding-right="0.275cm"/>
      <style:paragraph-properties style:writing-mode="lr-tb"/>
    </style:style>
    <style:style style:name="gr16" style:family="graphic" style:parent-style-name="objectwithoutfill">
      <style:graphic-properties draw:stroke="dash" draw:stroke-dash="_33__20_Dashes_20_3_20_Dots_20__28_var_29_" svg:stroke-width="0.05cm" svg:stroke-color="#3399ff" draw:marker-start-width="0.28cm" draw:marker-end="Arrow" draw:marker-end-width="0.28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draw:stroke="dash" draw:stroke-dash="_33__20_Dashes_20_3_20_Dots_20__28_var_29_" svg:stroke-width="0.05cm" svg:stroke-color="#3399ff" draw:marker-start-width="0.28cm" draw:marker-end="Arrow" draw:marker-end-width="0.28cm" draw:fill="none" draw:textarea-vertical-align="middle" fo:padding-top="0.15cm" fo:padding-bottom="0.15cm" fo:padding-left="0.275cm" fo:padding-right="0.275cm"/>
      <style:paragraph-properties style:writing-mode="lr-tb"/>
    </style:style>
    <style:style style:name="gr18" style:family="graphic" style:parent-style-name="standard" style:list-style-name="L1">
      <style:graphic-properties draw:stroke="dash" draw:stroke-dash="_33__20_Dashes_20_3_20_Dots_20__28_var_29_" svg:stroke-width="0.05cm" svg:stroke-color="#66ff00" draw:marker-start="" draw:marker-start-width="0.28cm" draw:marker-start-center="false" draw:marker-end="Arrow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fo:wrap-option="wrap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dash" draw:stroke-dash="_33__20_Dashes_20_3_20_Dots_20__28_var_29_" svg:stroke-width="0.05cm" svg:stroke-color="#66ff00" draw:marker-start="" draw:marker-start-width="0.28cm" draw:marker-start-center="false" draw:marker-end="Arrow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fo:wrap-option="wrap" draw:shadow="hidden" draw:shadow-offset-x="0.2cm" draw:shadow-offset-y="0.2cm" draw:shadow-color="#808080"/>
    </style:style>
    <style:style style:name="gr20" style:family="graphic" style:parent-style-name="standard">
      <style:graphic-properties svg:stroke-color="#3465a4" draw:fill="solid" draw:fill-color="#ff3300" draw:textarea-horizontal-align="justify" draw:textarea-vertical-align="middle" draw:auto-grow-height="false" fo:min-height="0cm" fo:min-width="0cm"/>
      <style:paragraph-properties style:writing-mode="lr-tb"/>
    </style:style>
    <style:style style:name="gr21" style:family="graphic">
      <style:graphic-properties style:protect="siz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3333" draw:auto-grow-height="true" draw:auto-grow-width="false" fo:max-height="0cm" fo:min-height="2.25cm"/>
      <style:paragraph-properties style:writing-mode="lr-tb"/>
    </style:style>
    <style:style style:name="gr25" style:family="graphic" style:parent-style-name="standard">
      <style:graphic-properties svg:stroke-width="0.3cm" draw:marker-start-width="0.65cm" draw:marker-end-width="0.65cm" draw:fill="none" draw:textarea-horizontal-align="justify" draw:textarea-vertical-align="middle" draw:auto-grow-height="false" fo:min-height="2.419cm" fo:min-width="9.38cm" fo:padding-top="0.275cm" fo:padding-bottom="0.275cm" fo:padding-left="0.4cm" fo:padding-right="0.4cm"/>
    </style:style>
    <style:style style:name="gr26" style:family="graphic" style:parent-style-name="standard" style:list-style-name="L1">
      <style:graphic-properties draw:stroke="none" svg:stroke-color="#000000" draw:fill="none" draw:fill-color="#ff3333" draw:auto-grow-height="true" draw:auto-grow-width="false" fo:max-height="0cm" fo:min-height="4.978cm"/>
      <style:paragraph-properties style:writing-mode="lr-tb"/>
    </style:style>
    <style:style style:name="gr27" style:family="graphic" style:parent-style-name="objectwithoutfill">
      <style:graphic-properties draw:marker-start="Circle_20_unfilled" draw:marker-start-width="0.6cm" draw:marker-end="Arrow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20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756cm"/>
      <style:paragraph-properties style:writing-mode="lr-tb"/>
    </style:style>
    <style:style style:name="gr30" style:family="graphic" style:parent-style-name="standard">
      <style:graphic-properties draw:marker-start="Circle_20_unfilled" draw:marker-start-width="0.3cm" draw:marker-end="Arrow" draw:marker-end-width="0.3cm" draw:textarea-horizontal-align="center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32" style:family="graphic" style:parent-style-name="standard">
      <style:graphic-properties draw:stroke="none" draw:fill="none" fo:min-height="0.95cm"/>
      <style:paragraph-properties style:writing-mode="lr-tb"/>
    </style:style>
    <style:style style:name="gr33" style:family="graphic" style:parent-style-name="standard">
      <style:graphic-properties draw:stroke="none" draw:fill="none" fo:min-height="1.897cm"/>
      <style:paragraph-properties style:writing-mode="lr-tb"/>
    </style:style>
    <style:style style:name="gr34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35" style:family="graphic" style:parent-style-name="standard">
      <style:graphic-properties svg:stroke-color="#000000" draw:marker-start="Circle_20_unfilled" draw:marker-start-width="0.3cm" draw:marker-end="Arrow" draw:marker-end-width="0.3cm" draw:textarea-horizontal-align="center" draw:textarea-vertical-align="middle"/>
    </style:style>
    <style:style style:name="gr36" style:family="graphic" style:parent-style-name="standard">
      <style:graphic-properties svg:stroke-color="#000000" draw:marker-start="Arrow" draw:marker-start-width="0.3cm" draw:marker-end="Arrow" draw:marker-end-width="0.3cm" draw:textarea-horizontal-align="center" draw:textarea-vertical-align="middle"/>
    </style:style>
    <style:style style:name="gr37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556cm"/>
      <style:paragraph-properties style:writing-mode="lr-tb"/>
    </style:style>
    <style:style style:name="gr40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5.511cm"/>
      <style:paragraph-properties style:writing-mode="lr-tb"/>
    </style:style>
    <style:style style:name="gr42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3465a4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4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solid" draw:fill-color="#ff3300"/>
      <style:paragraph-properties fo:text-align="center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loext:graphic-properties draw:fill="solid" draw:fill-color="#00cc33"/>
      <style:paragraph-properties fo:text-align="center"/>
    </style:style>
    <style:style style:name="P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="solid" draw:fill-color="#ff3300"/>
      <style:paragraph-properties fo:text-align="center" style:writing-mode="lr-tb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loext:graphic-properties draw:fill="none" draw:fill-color="#ffffff"/>
      <style:paragraph-properties style:writing-mode="lr-tb"/>
      <style:text-properties fo:font-size="18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="none" draw:fill-color="#ff3333"/>
      <style:paragraph-properties style:writing-mode="lr-tb"/>
      <style:text-properties fo:color="#ff0000" loext:opacity="100%" loext:color-lum-mod="100%" loext:color-lum-off="0%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 draw:fill-color="#ff3333"/>
      <style:paragraph-properties fo:margin-left="0cm" fo:margin-right="0cm" fo:margin-top="0cm" fo:margin-bottom="0cm" fo:line-height="100%" fo:text-indent="0cm" style:writing-mode="lr-tb"/>
      <style:text-properties fo:color="#ff0000" loext:opacity="100%" loext:color-lum-mod="100%" loext:color-lum-off="0%" fo:font-size="14pt" fo:font-weight="bold" style:font-weight-asian="bold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fo:font-size="14pt" fo:font-weight="bold" style:font-weight-asian="bold" style:font-weight-complex="bold"/>
    </style:style>
    <style:style style:name="P19" style:family="paragraph">
      <style:text-properties fo:font-weight="bold" style:font-weight-asian="bold" style:font-weight-complex="bold"/>
    </style:style>
    <style:style style:name="P20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21" style:family="paragraph">
      <loext:graphic-properties draw:fill="none"/>
      <style:paragraph-properties fo:text-align="center" style:writing-mode="lr-tb"/>
      <style:text-properties fo:font-size="18pt"/>
    </style:style>
    <style:style style:name="P22" style:family="paragraph">
      <loext:graphic-properties draw:fill="none" draw:fill-color="#ffffff"/>
      <style:paragraph-properties style:writing-mode="lr-tb"/>
      <style:text-properties fo:font-size="12pt"/>
    </style:style>
    <style:style style:name="P23" style:family="paragraph">
      <loext:graphic-properties draw:fill="none" draw:fill-color="#ffffff"/>
      <style:paragraph-properties style:writing-mode="lr-tb"/>
      <style:text-properties fo:font-size="12pt" fo:font-weight="bold" style:font-weight-asian="bold" style:font-weight-complex="bold"/>
    </style:style>
    <style:style style:name="P24" style:family="paragraph">
      <loext:graphic-properties draw:fill="none"/>
      <style:paragraph-properties style:writing-mode="lr-tb"/>
    </style:style>
    <style:style style:name="P25" style:family="paragraph">
      <loext:graphic-properties draw:fill="none" draw:fill-color="#ffffff"/>
      <style:paragraph-properties style:writing-mode="lr-tb"/>
      <style:text-properties fo:font-size="10pt"/>
    </style:style>
    <style:style style:name="P2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style:text-properties fo:font-size="14pt" fo:font-weight="bold" style:font-weight-asian="bold" style:font-weight-complex="bold"/>
    </style:style>
    <style:style style:name="P28" style:family="paragraph">
      <style:paragraph-properties fo:margin-left="0cm" fo:margin-right="0cm" fo:margin-top="0cm" fo:margin-bottom="0cm" fo:line-height="100%" fo:text-indent="0cm"/>
      <style:text-properties fo:font-size="14pt" fo:font-weight="bold" style:font-weight-asian="bold" style:font-weight-complex="bold"/>
    </style:style>
    <style:style style:name="P29" style:family="paragraph">
      <style:text-properties fo:font-size="8pt" fo:font-weight="bold" style:font-weight-asian="bold" style:font-weight-complex="bold"/>
    </style:style>
    <style:style style:name="P30" style:family="paragraph">
      <loext:graphic-properties draw:fill="none" draw:fill-color="#ffffff"/>
      <style:paragraph-properties style:writing-mode="lr-tb"/>
      <style:text-properties fo:font-size="8pt" fo:font-weight="bold" style:font-weight-asian="bold" style:font-weight-complex="bold"/>
    </style:style>
    <style:style style:name="T1" style:family="text">
      <style:text-properties fo:font-size="14pt"/>
    </style:style>
    <style:style style:name="T2" style:family="text">
      <style:text-properties fo:font-size="18pt"/>
    </style:style>
    <style:style style:name="T3" style:family="text">
      <style:text-properties fo:color="#ff0000" loext:opacity="100%"/>
    </style:style>
    <style:style style:name="T4" style:family="text">
      <style:text-properties fo:color="#ff0000" loext:opacity="100%" fo:font-size="14pt" fo:font-weight="bold" style:font-weight-asian="bold" style:font-weight-complex="bold"/>
    </style:style>
    <style:style style:name="T5" style:family="text">
      <style:text-properties fo:font-size="14pt" fo:font-weight="bold" style:font-weight-asian="bold" style:font-weight-complex="bold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fo:font-size="12pt"/>
    </style:style>
    <style:style style:name="T8" style:family="text">
      <style:text-properties fo:font-size="12pt" fo:font-weight="bold" style:font-weight-asian="bold" style:font-weight-complex="bold"/>
    </style:style>
    <style:style style:name="T9" style:family="text">
      <style:text-properties fo:font-size="10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size="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2.188cm" svg:y1="14cm" svg:x2="27.188cm" svg:y2="14cm">
          <text:p/>
        </draw:line>
        <draw:line draw:style-name="gr1" draw:text-style-name="P1" draw:layer="layout" svg:x1="2.188cm" svg:y1="7.75cm" svg:x2="27.188cm" svg:y2="7.75cm">
          <text:p/>
        </draw:line>
        <draw:line draw:style-name="gr1" draw:text-style-name="P1" draw:layer="layout" svg:x1="2.188cm" svg:y1="4.625cm" svg:x2="27.188cm" svg:y2="4.625cm">
          <text:p/>
        </draw:line>
        <draw:line draw:style-name="gr1" draw:text-style-name="P1" draw:layer="layout" svg:x1="2.188cm" svg:y1="6.188cm" svg:x2="27.188cm" svg:y2="6.188cm">
          <text:p/>
        </draw:line>
        <draw:line draw:style-name="gr1" draw:text-style-name="P1" draw:layer="layout" svg:x1="2.188cm" svg:y1="10.875cm" svg:x2="27.188cm" svg:y2="10.875cm">
          <text:p/>
        </draw:line>
        <draw:line draw:style-name="gr1" draw:text-style-name="P1" draw:layer="layout" svg:x1="3.5cm" svg:y1="0.5cm" svg:x2="3.5cm" svg:y2="15cm">
          <text:p/>
        </draw:line>
        <draw:line draw:style-name="gr1" draw:text-style-name="P1" draw:layer="layout" svg:x1="9.125cm" svg:y1="0.5cm" svg:x2="9.125cm" svg:y2="15cm">
          <text:p/>
        </draw:line>
        <draw:line draw:style-name="gr1" draw:text-style-name="P1" draw:layer="layout" svg:x1="26cm" svg:y1="0.5cm" svg:x2="26cm" svg:y2="15cm">
          <text:p/>
        </draw:line>
        <draw:line draw:style-name="gr1" draw:text-style-name="P1" draw:layer="layout" svg:x1="14.75cm" svg:y1="0.5cm" svg:x2="14.75cm" svg:y2="15cm">
          <text:p/>
        </draw:line>
        <draw:line draw:style-name="gr1" draw:text-style-name="P1" draw:layer="layout" svg:x1="20.375cm" svg:y1="0.5cm" svg:x2="20.375cm" svg:y2="15cm">
          <text:p/>
        </draw:line>
        <draw:line draw:style-name="gr2" draw:text-style-name="P2" draw:layer="layout" svg:x1="14.6cm" svg:y1="6.607cm" svg:x2="20.374cm" svg:y2="6.078cm">
          <text:p/>
        </draw:line>
        <draw:line draw:style-name="gr3" draw:text-style-name="P2" draw:layer="layout" svg:x1="9.061cm" svg:y1="7.195cm" svg:x2="14.782cm" svg:y2="3.372cm">
          <text:p/>
        </draw:line>
        <draw:line draw:style-name="gr3" draw:text-style-name="P2" draw:layer="layout" svg:x1="9.006cm" svg:y1="7.126cm" svg:x2="14.78cm" svg:y2="6.597cm">
          <text:p/>
        </draw:line>
        <draw:line draw:style-name="gr3" draw:text-style-name="P2" draw:layer="layout" svg:x1="9.005cm" svg:y1="7.051cm" svg:x2="14.792cm" svg:y2="10.195cm">
          <text:p/>
        </draw:line>
        <draw:line draw:style-name="gr3" draw:text-style-name="P2" draw:layer="layout" svg:x1="3.414cm" svg:y1="10.89cm" svg:x2="9.135cm" svg:y2="7.067cm">
          <text:p/>
        </draw:line>
        <draw:line draw:style-name="gr3" draw:text-style-name="P2" draw:layer="layout" svg:x1="3.361cm" svg:y1="7.596cm" svg:x2="9.135cm" svg:y2="7.067cm">
          <text:p/>
        </draw:line>
        <draw:line draw:style-name="gr3" draw:text-style-name="P2" draw:layer="layout" svg:x1="3.348cm" svg:y1="3.923cm" svg:x2="9.135cm" svg:y2="7.067cm">
          <text:p/>
        </draw:line>
        <draw:line draw:style-name="gr4" draw:text-style-name="P2" draw:layer="layout" svg:x1="14.639cm" svg:y1="6.678cm" svg:x2="20.36cm" svg:y2="2.855cm">
          <text:p/>
        </draw:line>
        <draw:line draw:style-name="gr4" draw:text-style-name="P2" draw:layer="layout" svg:x1="14.592cm" svg:y1="6.608cm" svg:x2="20.366cm" svg:y2="6.079cm">
          <text:p/>
        </draw:line>
        <draw:line draw:style-name="gr4" draw:text-style-name="P2" draw:layer="layout" svg:x1="14.604cm" svg:y1="10.074cm" svg:x2="20.391cm" svg:y2="13.218cm">
          <text:p/>
        </draw:line>
        <draw:custom-shape draw:style-name="gr5" draw:text-style-name="P3" draw:layer="layout" svg:width="0.317cm" svg:height="0.317cm" svg:x="14.594cm" svg:y="9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7cm" svg:height="0.317cm" svg:x="8.973cm" svg:y="3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7cm" svg:height="0.317cm" svg:x="14.605cm" svg:y="3.2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7cm" svg:height="0.317cm" svg:x="20.215cm" svg:y="9.4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7cm" svg:height="0.317cm" svg:x="20.215cm" svg:y="2.6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7cm" svg:height="0.317cm" svg:x="20.227cm" svg:y="5.8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7cm" svg:height="0.317cm" svg:x="8.973cm" svg:y="10.4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.188cm" svg:y1="3.063cm" svg:x2="27.188cm" svg:y2="3.063cm">
          <text:p/>
        </draw:line>
        <draw:line draw:style-name="gr1" draw:text-style-name="P1" draw:layer="layout" svg:x1="2.188cm" svg:y1="9.313cm" svg:x2="27.188cm" svg:y2="9.313cm">
          <text:p/>
        </draw:line>
        <draw:line draw:style-name="gr1" draw:text-style-name="P1" draw:layer="layout" svg:x1="2.188cm" svg:y1="12.438cm" svg:x2="27.188cm" svg:y2="12.438cm">
          <text:p/>
        </draw:line>
        <draw:line draw:style-name="gr1" draw:text-style-name="P1" draw:layer="layout" svg:x1="2.188cm" svg:y1="1.5cm" svg:x2="27.188cm" svg:y2="1.5cm">
          <text:p/>
        </draw:line>
        <draw:line draw:style-name="gr3" draw:text-style-name="P2" draw:layer="layout" svg:x1="3.396cm" svg:y1="7.7cm" svg:x2="9.117cm" svg:y2="3.877cm">
          <text:p/>
        </draw:line>
        <draw:line draw:style-name="gr3" draw:text-style-name="P2" draw:layer="layout" svg:x1="3.352cm" svg:y1="7.483cm" svg:x2="9.139cm" svg:y2="10.627cm">
          <text:p/>
        </draw:line>
        <draw:frame draw:style-name="gr6" draw:text-style-name="P4" draw:layer="layout" svg:width="5.5cm" svg:height="2.384cm" svg:x="0cm" svg:y="1.116cm">
          <draw:text-box>
            <text:p><text:span text:style-name="T1">Position(Real)</text:span></text:p>
            <text:p><text:span text:style-name="T1">stepPosition(Integer)</text:span></text:p>
          </draw:text-box>
        </draw:frame>
        <draw:line draw:style-name="gr7" draw:text-style-name="P1" draw:layer="layout" svg:x1="2cm" svg:y1="4cm" svg:x2="2cm" svg:y2="2.5cm">
          <text:p/>
        </draw:line>
        <draw:line draw:style-name="gr7" draw:text-style-name="P1" draw:layer="layout" svg:x1="15.5cm" svg:y1="15.5cm" svg:x2="18cm" svg:y2="15.5cm">
          <text:p/>
        </draw:line>
        <draw:frame draw:style-name="gr8" draw:text-style-name="P5" draw:layer="layout" svg:width="2cm" svg:height="1cm" svg:x="15.5cm" svg:y="14.5cm">
          <draw:text-box>
            <text:p>Time</text:p>
          </draw:text-box>
        </draw:frame>
        <draw:frame draw:style-name="gr9" draw:text-style-name="P5" draw:layer="layout" svg:width="4cm" svg:height="0.962cm" svg:x="10cm" svg:y="14.077cm">
          <draw:text-box>
            <text:p>cycleTime</text:p>
          </draw:text-box>
        </draw:frame>
        <draw:line draw:style-name="gr10" draw:text-style-name="P2" draw:layer="layout" svg:x1="9.125cm" svg:y1="15cm" svg:x2="14.75cm" svg:y2="15cm">
          <text:p/>
        </draw:line>
        <draw:custom-shape draw:style-name="gr11" draw:text-style-name="P6" draw:layer="layout" svg:width="0.317cm" svg:height="0.317cm" svg:x="8.971cm" svg:y="4.4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8.971cm" svg:y="10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8.971cm" svg:y="7.5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14.601cm" svg:y="4.4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14.601cm" svg:y="10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14.601cm" svg:y="7.5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7" draw:layer="layout" svg:x1="13.159cm" svg:y1="9.306cm" svg:x2="13.159cm" svg:y2="10.786cm">
          <text:p/>
        </draw:line>
        <draw:custom-shape draw:style-name="gr13" draw:text-style-name="P8" draw:layer="layout" svg:width="0.317cm" svg:height="0.317cm" svg:x="10.416cm" svg:y="6.0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7" draw:layer="layout" svg:x1="10.286cm" svg:y1="7.715cm" svg:x2="10.31cm" svg:y2="9.194cm">
          <text:p/>
        </draw:line>
        <draw:custom-shape draw:style-name="gr13" draw:text-style-name="P8" draw:layer="layout" svg:width="0.317cm" svg:height="0.317cm" svg:x="10.147cm" svg:y="9.1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3.02cm" svg:y="10.7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2.748cm" svg:y="4.4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14.583cm" svg:y1="6.49cm" svg:x2="20.37cm" svg:y2="9.634cm">
          <text:p/>
        </draw:line>
        <draw:line draw:style-name="gr12" draw:text-style-name="P7" draw:layer="layout" svg:x1="16.062cm" svg:y1="10.854cm" svg:x2="16.062cm" svg:y2="12.334cm">
          <text:p/>
        </draw:line>
        <draw:custom-shape draw:style-name="gr13" draw:text-style-name="P8" draw:layer="layout" svg:width="0.317cm" svg:height="0.317cm" svg:x="15.923cm" svg:y="12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7" draw:layer="layout" svg:x1="18.966cm" svg:y1="12.401cm" svg:x2="18.966cm" svg:y2="13.881cm">
          <text:p/>
        </draw:line>
        <draw:custom-shape draw:style-name="gr13" draw:text-style-name="P8" draw:layer="layout" svg:width="0.317cm" svg:height="0.317cm" svg:x="18.827cm" svg:y="13.8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14.626cm" svg:y1="3.459cm" svg:x2="20.347cm" svg:y2="-0.364cm">
          <text:p/>
        </draw:line>
        <draw:custom-shape draw:style-name="gr13" draw:text-style-name="P8" draw:layer="layout" svg:width="0.317cm" svg:height="0.317cm" svg:x="15.069cm" svg:y="2.8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7.429cm" svg:y="1.3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7" draw:layer="layout" svg:x1="7.518cm" svg:y1="6.157cm" svg:x2="7.518cm" svg:y2="7.637cm">
          <text:p/>
        </draw:line>
        <draw:custom-shape draw:style-name="gr13" draw:text-style-name="P8" draw:layer="layout" svg:width="0.317cm" svg:height="0.317cm" svg:x="7.379cm" svg:y="7.5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7" draw:layer="layout" svg:x1="4.641cm" svg:y1="4.583cm" svg:x2="4.641cm" svg:y2="6.063cm">
          <text:p/>
        </draw:line>
        <draw:custom-shape draw:style-name="gr13" draw:text-style-name="P8" draw:layer="layout" svg:width="0.317cm" svg:height="0.317cm" svg:x="4.502cm" svg:y="6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5.491cm" svg:y="6.0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7.838cm" svg:y="4.4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7.946cm" svg:y="7.5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5.667cm" svg:y="9.1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7" draw:layer="layout" svg:x1="10.286cm" svg:y1="7.704cm" svg:x2="10.31cm" svg:y2="9.183cm">
          <text:p/>
        </draw:line>
        <draw:custom-shape draw:style-name="gr13" draw:text-style-name="P8" draw:layer="layout" svg:width="0.317cm" svg:height="0.317cm" svg:x="10.147cm" svg:y="9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7" draw:layer="layout" svg:x1="3.841cm" svg:y1="7.731cm" svg:x2="3.841cm" svg:y2="9.211cm">
          <text:p/>
        </draw:line>
        <draw:custom-shape draw:style-name="gr13" draw:text-style-name="P8" draw:layer="layout" svg:width="0.317cm" svg:height="0.317cm" svg:x="3.702cm" svg:y="9.1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7" draw:layer="layout" svg:x1="10.286cm" svg:y1="7.704cm" svg:x2="10.31cm" svg:y2="9.183cm">
          <text:p/>
        </draw:line>
        <draw:custom-shape draw:style-name="gr13" draw:text-style-name="P8" draw:layer="layout" svg:width="0.317cm" svg:height="0.317cm" svg:x="10.147cm" svg:y="9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7" draw:layer="layout" svg:x1="6.745cm" svg:y1="9.305cm" svg:x2="6.745cm" svg:y2="10.785cm">
          <text:p/>
        </draw:line>
        <draw:custom-shape draw:style-name="gr13" draw:text-style-name="P8" draw:layer="layout" svg:width="0.317cm" svg:height="0.317cm" svg:x="6.606cm" svg:y="10.7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7" draw:layer="layout" svg:x1="10.286cm" svg:y1="7.704cm" svg:x2="10.31cm" svg:y2="9.183cm">
          <text:p/>
        </draw:line>
        <draw:custom-shape draw:style-name="gr13" draw:text-style-name="P8" draw:layer="layout" svg:width="0.317cm" svg:height="0.317cm" svg:x="10.147cm" svg:y="9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7" draw:layer="layout" svg:x1="16.907cm" svg:y1="7.704cm" svg:x2="16.907cm" svg:y2="9.184cm">
          <text:p/>
        </draw:line>
        <draw:custom-shape draw:style-name="gr13" draw:text-style-name="P8" draw:layer="layout" svg:width="0.317cm" svg:height="0.317cm" svg:x="16.768cm" svg:y="9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7" draw:layer="layout" svg:x1="10.286cm" svg:y1="7.704cm" svg:x2="10.286cm" svg:y2="9.184cm">
          <text:p/>
        </draw:line>
        <draw:custom-shape draw:style-name="gr13" draw:text-style-name="P8" draw:layer="layout" svg:width="0.317cm" svg:height="0.317cm" svg:x="10.147cm" svg:y="9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9.086cm" svg:y="6.0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7" draw:layer="layout" svg:x1="19.758cm" svg:y1="9.292cm" svg:x2="19.758cm" svg:y2="10.772cm">
          <text:p/>
        </draw:line>
        <draw:custom-shape draw:style-name="gr13" draw:text-style-name="P8" draw:layer="layout" svg:width="0.317cm" svg:height="0.317cm" svg:x="19.619cm" svg:y="10.7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5.219cm" svg:y="6.0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7.566cm" svg:y="4.4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9.9cm" svg:y="2.8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7" draw:layer="layout" svg:x1="3.5cm" svg:y1="4.604cm" svg:x2="4.665cm" svg:y2="4.604cm">
          <text:p/>
        </draw:line>
        <draw:line draw:style-name="gr15" draw:text-style-name="P7" draw:layer="layout" svg:x1="9.105cm" svg:y1="7.75cm" svg:x2="10.315cm" svg:y2="7.75cm">
          <text:p text:style-name="P2"><text:s text:c="2"/></text:p>
        </draw:line>
        <draw:line draw:style-name="gr12" draw:text-style-name="P7" draw:layer="layout" svg:x1="4.019cm" svg:y1="9.313cm" svg:x2="6.769cm" svg:y2="9.313cm">
          <text:p/>
        </draw:line>
        <draw:line draw:style-name="gr12" draw:text-style-name="P7" draw:layer="layout" svg:x1="6.769cm" svg:y1="10.872cm" svg:x2="9.133cm" svg:y2="10.872cm">
          <text:p/>
        </draw:line>
        <draw:line draw:style-name="gr12" draw:text-style-name="P7" draw:layer="layout" svg:x1="10.33cm" svg:y1="9.288cm" svg:x2="13.159cm" svg:y2="9.288cm">
          <text:p/>
        </draw:line>
        <draw:line draw:style-name="gr12" draw:text-style-name="P7" draw:layer="layout" svg:x1="13.189cm" svg:y1="10.872cm" svg:x2="14.749cm" svg:y2="10.872cm">
          <text:p/>
        </draw:line>
        <draw:line draw:style-name="gr12" draw:text-style-name="P7" draw:layer="layout" svg:x1="14.749cm" svg:y1="10.872cm" svg:x2="16.036cm" svg:y2="10.872cm">
          <text:p/>
        </draw:line>
        <draw:line draw:style-name="gr12" draw:text-style-name="P7" draw:layer="layout" svg:x1="16.126cm" svg:y1="12.43cm" svg:x2="18.996cm" svg:y2="12.43cm">
          <text:p/>
        </draw:line>
        <draw:custom-shape draw:style-name="gr11" draw:text-style-name="P6" draw:layer="layout" svg:width="0.317cm" svg:height="0.317cm" svg:x="3.361cm" svg:y="7.5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3.361cm" svg:y="10.6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3.319cm" svg:y="4.4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7" draw:layer="layout" svg:x1="3.5cm" svg:y1="7.75cm" svg:x2="3.841cm" svg:y2="7.75cm">
          <text:p/>
        </draw:line>
        <draw:line draw:style-name="gr12" draw:text-style-name="P7" draw:layer="layout" svg:x1="16.952cm" svg:y1="9.278cm" svg:x2="19.822cm" svg:y2="9.278cm">
          <text:p/>
        </draw:line>
        <draw:line draw:style-name="gr12" draw:text-style-name="P7" draw:layer="layout" svg:x1="14.8cm" svg:y1="7.754cm" svg:x2="16.914cm" svg:y2="7.754cm">
          <text:p/>
        </draw:line>
        <draw:line draw:style-name="gr16" draw:text-style-name="P7" draw:layer="layout" svg:x1="3.5cm" svg:y1="7.75cm" svg:x2="5.636cm" svg:y2="7.75cm">
          <text:p/>
        </draw:line>
        <draw:line draw:style-name="gr16" draw:text-style-name="P7" draw:layer="layout" svg:x1="5.636cm" svg:y1="7.75cm" svg:x2="5.636cm" svg:y2="6.161cm">
          <text:p/>
        </draw:line>
        <draw:line draw:style-name="gr17" draw:text-style-name="P7" draw:layer="layout" svg:x1="5.636cm" svg:y1="6.161cm" svg:x2="8cm" svg:y2="6.161cm">
          <text:p text:style-name="P2"><text:s text:c="16"/></text:p>
        </draw:line>
        <draw:line draw:style-name="gr16" draw:text-style-name="P7" draw:layer="layout" svg:x1="8cm" svg:y1="6.214cm" svg:x2="8cm" svg:y2="4.625cm">
          <text:p/>
        </draw:line>
        <draw:line draw:style-name="gr18" draw:text-style-name="P9" draw:layer="layout" svg:x1="4.836cm" svg:y1="6.23cm" svg:x2="7.586cm" svg:y2="6.23cm">
          <text:p/>
        </draw:line>
        <draw:line draw:style-name="gr16" draw:text-style-name="P7" draw:layer="layout" svg:x1="8cm" svg:y1="4.625cm" svg:x2="9.17cm" svg:y2="4.625cm">
          <text:p/>
        </draw:line>
        <draw:line draw:style-name="gr16" draw:text-style-name="P7" draw:layer="layout" svg:x1="3.581cm" svg:y1="10.866cm" svg:x2="5.791cm" svg:y2="10.866cm">
          <text:p/>
        </draw:line>
        <draw:line draw:style-name="gr16" draw:text-style-name="P7" draw:layer="layout" svg:x1="5.805cm" svg:y1="10.912cm" svg:x2="5.805cm" svg:y2="9.323cm">
          <text:p/>
        </draw:line>
        <draw:line draw:style-name="gr16" draw:text-style-name="P7" draw:layer="layout" svg:x1="5.804cm" svg:y1="9.274cm" svg:x2="8.108cm" svg:y2="9.274cm">
          <text:p/>
        </draw:line>
        <draw:line draw:style-name="gr16" draw:text-style-name="P7" draw:layer="layout" svg:x1="8.108cm" svg:y1="9.308cm" svg:x2="8.108cm" svg:y2="7.719cm">
          <text:p/>
        </draw:line>
        <draw:line draw:style-name="gr16" draw:text-style-name="P7" draw:layer="layout" svg:x1="8.108cm" svg:y1="7.719cm" svg:x2="9.139cm" svg:y2="7.719cm">
          <text:p/>
        </draw:line>
        <draw:line draw:style-name="gr19" draw:text-style-name="P9" draw:layer="layout" svg:x1="7.699cm" svg:y1="7.798cm" svg:x2="9.199cm" svg:y2="7.798cm">
          <text:p/>
        </draw:line>
        <draw:line draw:style-name="gr16" draw:text-style-name="P7" draw:layer="layout" svg:x1="10.563cm" svg:y1="7.746cm" svg:x2="10.563cm" svg:y2="6.157cm">
          <text:p/>
        </draw:line>
        <draw:line draw:style-name="gr16" draw:text-style-name="P7" draw:layer="layout" svg:x1="12.891cm" svg:y1="6.189cm" svg:x2="12.891cm" svg:y2="4.6cm">
          <text:p/>
        </draw:line>
        <draw:line draw:style-name="gr16" draw:text-style-name="P7" draw:layer="layout" svg:x1="15.262cm" svg:y1="4.647cm" svg:x2="15.262cm" svg:y2="3.058cm">
          <text:p/>
        </draw:line>
        <draw:line draw:style-name="gr16" draw:text-style-name="P7" draw:layer="layout" svg:x1="15.406cm" svg:y1="7.763cm" svg:x2="15.406cm" svg:y2="6.174cm">
          <text:p/>
        </draw:line>
        <draw:line draw:style-name="gr16" draw:text-style-name="P7" draw:layer="layout" svg:x1="17.726cm" svg:y1="6.196cm" svg:x2="17.726cm" svg:y2="4.607cm">
          <text:p/>
        </draw:line>
        <draw:line draw:style-name="gr16" draw:text-style-name="P7" draw:layer="layout" svg:x1="20.054cm" svg:y1="4.647cm" svg:x2="20.054cm" svg:y2="3.058cm">
          <text:p/>
        </draw:line>
        <draw:line draw:style-name="gr16" draw:text-style-name="P7" draw:layer="layout" svg:x1="19.267cm" svg:y1="7.746cm" svg:x2="19.267cm" svg:y2="6.157cm">
          <text:p/>
        </draw:line>
        <draw:line draw:style-name="gr16" draw:text-style-name="P7" draw:layer="layout" svg:x1="9.146cm" svg:y1="7.676cm" svg:x2="10.563cm" svg:y2="7.676cm">
          <text:p/>
        </draw:line>
        <draw:line draw:style-name="gr16" draw:text-style-name="P7" draw:layer="layout" svg:x1="10.563cm" svg:y1="6.157cm" svg:x2="12.891cm" svg:y2="6.157cm">
          <text:p/>
        </draw:line>
        <draw:line draw:style-name="gr16" draw:text-style-name="P7" draw:layer="layout" svg:x1="12.891cm" svg:y1="4.6cm" svg:x2="14.75cm" svg:y2="4.6cm">
          <text:p/>
        </draw:line>
        <draw:line draw:style-name="gr16" draw:text-style-name="P7" draw:layer="layout" svg:x1="14.75cm" svg:y1="4.6cm" svg:x2="15.262cm" svg:y2="4.6cm">
          <text:p/>
        </draw:line>
        <draw:line draw:style-name="gr16" draw:text-style-name="P7" draw:layer="layout" svg:x1="15.262cm" svg:y1="3.058cm" svg:x2="17.59cm" svg:y2="3.058cm">
          <text:p/>
        </draw:line>
        <draw:line draw:style-name="gr16" draw:text-style-name="P7" draw:layer="layout" svg:x1="17.59cm" svg:y1="3.058cm" svg:x2="17.59cm" svg:y2="1.469cm">
          <text:p/>
        </draw:line>
        <draw:line draw:style-name="gr16" draw:text-style-name="P7" draw:layer="layout" svg:x1="17.726cm" svg:y1="4.607cm" svg:x2="20.054cm" svg:y2="4.607cm">
          <text:p/>
        </draw:line>
        <draw:line draw:style-name="gr16" draw:text-style-name="P7" draw:layer="layout" svg:x1="15.406cm" svg:y1="6.174cm" svg:x2="17.734cm" svg:y2="6.174cm">
          <text:p/>
        </draw:line>
        <draw:line draw:style-name="gr16" draw:text-style-name="P7" draw:layer="layout" svg:x1="14.792cm" svg:y1="7.754cm" svg:x2="19.267cm" svg:y2="7.754cm">
          <text:p/>
        </draw:line>
        <draw:line draw:style-name="gr16" draw:text-style-name="P7" draw:layer="layout" svg:x1="14.784cm" svg:y1="7.646cm" svg:x2="15.41cm" svg:y2="7.646cm">
          <text:p/>
        </draw:line>
        <draw:custom-shape draw:style-name="gr20" draw:text-style-name="P11" draw:layer="layout" svg:width="0.317cm" svg:height="0.317cm" svg:x="20.214cm" svg:y="6.03cm">
          <text:p text:style-name="P10"><text:s text:c="1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20.217cm" svg:y="2.8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20.231cm" svg:y="10.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7" draw:layer="layout" svg:x1="19.267cm" svg:y1="6.157cm" svg:x2="20.43cm" svg:y2="6.157cm">
          <text:p text:style-name="P2"><text:s text:c="3"/></text:p>
        </draw:line>
        <draw:line draw:style-name="gr17" draw:text-style-name="P7" draw:layer="layout" svg:x1="20.054cm" svg:y1="3.058cm" svg:x2="20.43cm" svg:y2="3.058cm">
          <text:p text:style-name="P2"><text:s text:c="3"/></text:p>
        </draw:line>
        <draw:line draw:style-name="gr12" draw:text-style-name="P7" draw:layer="layout" svg:x1="19.785cm" svg:y1="10.87cm" svg:x2="20.43cm" svg:y2="10.87cm">
          <text:p/>
        </draw:line>
        <draw:custom-shape draw:style-name="gr11" draw:text-style-name="P6" draw:layer="layout" svg:width="0.317cm" svg:height="0.317cm" svg:x="20.189cm" svg:y="13.8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7" draw:layer="layout" svg:x1="19cm" svg:y1="14cm" svg:x2="20.379cm" svg:y2="14cm">
          <text:p/>
        </draw:line>
        <draw:line draw:style-name="gr16" draw:text-style-name="P7" draw:layer="layout" svg:x1="9.5cm" svg:y1="7.676cm" svg:x2="14.75cm" svg:y2="7.676cm">
          <text:p/>
        </draw:line>
        <draw:line draw:style-name="gr12" draw:text-style-name="P7" draw:layer="layout" svg:x1="9.185cm" svg:y1="7.739cm" svg:x2="14.749cm" svg:y2="7.739cm">
          <text:p/>
        </draw:line>
        <draw:line draw:style-name="gr16" draw:text-style-name="P7" draw:layer="layout" svg:x1="3.949cm" svg:y1="7.74cm" svg:x2="9.199cm" svg:y2="7.74cm">
          <text:p/>
        </draw:line>
        <draw:line draw:style-name="gr12" draw:text-style-name="P7" draw:layer="layout" svg:x1="3.634cm" svg:y1="7.803cm" svg:x2="9.198cm" svg:y2="7.803cm">
          <text:p/>
        </draw:line>
        <presentation:notes draw:style-name="dp2">
          <draw:page-thumbnail draw:style-name="gr21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line draw:style-name="gr1" draw:text-style-name="P1" draw:layer="layout" svg:x1="2.188cm" svg:y1="14cm" svg:x2="27.188cm" svg:y2="14cm">
          <text:p/>
        </draw:line>
        <draw:line draw:style-name="gr1" draw:text-style-name="P1" draw:layer="layout" svg:x1="2.188cm" svg:y1="7.75cm" svg:x2="27.188cm" svg:y2="7.75cm">
          <text:p/>
        </draw:line>
        <draw:line draw:style-name="gr1" draw:text-style-name="P1" draw:layer="layout" svg:x1="2.188cm" svg:y1="4.625cm" svg:x2="27.188cm" svg:y2="4.625cm">
          <text:p/>
        </draw:line>
        <draw:line draw:style-name="gr1" draw:text-style-name="P1" draw:layer="layout" svg:x1="2.188cm" svg:y1="6.188cm" svg:x2="27.188cm" svg:y2="6.188cm">
          <text:p/>
        </draw:line>
        <draw:line draw:style-name="gr1" draw:text-style-name="P1" draw:layer="layout" svg:x1="2.188cm" svg:y1="10.875cm" svg:x2="27.188cm" svg:y2="10.875cm">
          <text:p/>
        </draw:line>
        <draw:line draw:style-name="gr1" draw:text-style-name="P1" draw:layer="layout" svg:x1="3.5cm" svg:y1="0.5cm" svg:x2="3.5cm" svg:y2="15cm">
          <text:p/>
        </draw:line>
        <draw:line draw:style-name="gr1" draw:text-style-name="P1" draw:layer="layout" svg:x1="9.125cm" svg:y1="0.5cm" svg:x2="9.125cm" svg:y2="15cm">
          <text:p/>
        </draw:line>
        <draw:line draw:style-name="gr1" draw:text-style-name="P1" draw:layer="layout" svg:x1="26cm" svg:y1="0.5cm" svg:x2="26cm" svg:y2="15cm">
          <text:p/>
        </draw:line>
        <draw:line draw:style-name="gr1" draw:text-style-name="P1" draw:layer="layout" svg:x1="14.75cm" svg:y1="0.5cm" svg:x2="14.75cm" svg:y2="15cm">
          <text:p/>
        </draw:line>
        <draw:line draw:style-name="gr1" draw:text-style-name="P1" draw:layer="layout" svg:x1="20.375cm" svg:y1="0.5cm" svg:x2="20.375cm" svg:y2="15cm">
          <text:p/>
        </draw:line>
        <draw:line draw:style-name="gr1" draw:text-style-name="P1" draw:layer="layout" svg:x1="2.188cm" svg:y1="3.063cm" svg:x2="27.188cm" svg:y2="3.063cm">
          <text:p/>
        </draw:line>
        <draw:line draw:style-name="gr1" draw:text-style-name="P1" draw:layer="layout" svg:x1="2.188cm" svg:y1="9.313cm" svg:x2="27.188cm" svg:y2="9.313cm">
          <text:p/>
        </draw:line>
        <draw:line draw:style-name="gr1" draw:text-style-name="P1" draw:layer="layout" svg:x1="2.188cm" svg:y1="12.438cm" svg:x2="27.188cm" svg:y2="12.438cm">
          <text:p/>
        </draw:line>
        <draw:line draw:style-name="gr1" draw:text-style-name="P1" draw:layer="layout" svg:x1="2.188cm" svg:y1="1.5cm" svg:x2="27.188cm" svg:y2="1.5cm">
          <text:p/>
        </draw:line>
        <draw:frame draw:style-name="gr6" draw:text-style-name="P4" draw:layer="layout" svg:width="5.5cm" svg:height="2.384cm" svg:x="0cm" svg:y="1.116cm">
          <draw:text-box>
            <text:p><text:span text:style-name="T1">Position(Real)</text:span></text:p>
            <text:p><text:span text:style-name="T1">stepPosition(Integer)</text:span></text:p>
          </draw:text-box>
        </draw:frame>
        <draw:line draw:style-name="gr7" draw:text-style-name="P1" draw:layer="layout" svg:x1="2cm" svg:y1="4cm" svg:x2="2cm" svg:y2="2.5cm">
          <text:p/>
        </draw:line>
        <draw:line draw:style-name="gr7" draw:text-style-name="P1" draw:layer="layout" svg:x1="15.5cm" svg:y1="15.5cm" svg:x2="18cm" svg:y2="15.5cm">
          <text:p/>
        </draw:line>
        <draw:frame draw:style-name="gr8" draw:text-style-name="P5" draw:layer="layout" svg:width="2cm" svg:height="1cm" svg:x="15.5cm" svg:y="14.5cm">
          <draw:text-box>
            <text:p>Time</text:p>
          </draw:text-box>
        </draw:frame>
        <draw:frame draw:style-name="gr9" draw:text-style-name="P5" draw:layer="layout" svg:width="4cm" svg:height="0.962cm" svg:x="10cm" svg:y="14.077cm">
          <draw:text-box>
            <text:p>cycleTime</text:p>
          </draw:text-box>
        </draw:frame>
        <draw:line draw:style-name="gr10" draw:text-style-name="P2" draw:layer="layout" svg:x1="9.125cm" svg:y1="15cm" svg:x2="14.75cm" svg:y2="15cm">
          <text:p/>
        </draw:line>
        <draw:custom-shape draw:style-name="gr11" draw:text-style-name="P6" draw:layer="layout" svg:width="0.317cm" svg:height="0.317cm" svg:x="8.953cm" svg:y="7.5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5" draw:layer="layout" svg:width="7cm" svg:height="0.962cm" svg:x="10cm" svg:y="0.5cm">
          <draw:text-box>
            <text:p>Initial condition</text:p>
          </draw:text-box>
        </draw:frame>
        <draw:frame draw:style-name="gr6" draw:text-style-name="P5" draw:layer="layout" svg:width="6.505cm" svg:height="2.384cm" svg:x="3.495cm" svg:y="6.5cm">
          <draw:text-box>
            <text:p>initialPosition</text:p>
            <text:p>initialStepPosition</text:p>
          </draw:text-box>
        </draw:frame>
        <draw:frame draw:style-name="gr22" draw:text-style-name="P5" draw:layer="layout" svg:width="9.5cm" svg:height="1.673cm" svg:x="18cm" svg:y="0.5cm">
          <draw:text-box>
            <text:p>”scale” is known = steps/mm</text:p>
          </draw:text-box>
        </draw:frame>
        <presentation:notes draw:style-name="dp2">
          <draw:page-thumbnail draw:style-name="gr21" draw:layer="layout" svg:width="19.798cm" svg:height="11.136cm" svg:x="0.6cm" svg:y="2.257cm" draw:page-number="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line draw:style-name="gr1" draw:text-style-name="P1" draw:layer="layout" svg:x1="2.188cm" svg:y1="14cm" svg:x2="27.188cm" svg:y2="14cm">
          <text:p/>
        </draw:line>
        <draw:line draw:style-name="gr1" draw:text-style-name="P1" draw:layer="layout" svg:x1="2.188cm" svg:y1="7.75cm" svg:x2="27.188cm" svg:y2="7.75cm">
          <text:p/>
        </draw:line>
        <draw:line draw:style-name="gr1" draw:text-style-name="P1" draw:layer="layout" svg:x1="2.188cm" svg:y1="4.625cm" svg:x2="27.188cm" svg:y2="4.625cm">
          <text:p/>
        </draw:line>
        <draw:line draw:style-name="gr1" draw:text-style-name="P1" draw:layer="layout" svg:x1="2.188cm" svg:y1="6.188cm" svg:x2="27.188cm" svg:y2="6.188cm">
          <text:p/>
        </draw:line>
        <draw:line draw:style-name="gr1" draw:text-style-name="P1" draw:layer="layout" svg:x1="2.188cm" svg:y1="10.875cm" svg:x2="27.188cm" svg:y2="10.875cm">
          <text:p/>
        </draw:line>
        <draw:line draw:style-name="gr1" draw:text-style-name="P1" draw:layer="layout" svg:x1="3.5cm" svg:y1="0.5cm" svg:x2="3.5cm" svg:y2="15cm">
          <text:p/>
        </draw:line>
        <draw:line draw:style-name="gr1" draw:text-style-name="P1" draw:layer="layout" svg:x1="9.125cm" svg:y1="0.5cm" svg:x2="9.125cm" svg:y2="15cm">
          <text:p/>
        </draw:line>
        <draw:line draw:style-name="gr1" draw:text-style-name="P1" draw:layer="layout" svg:x1="26cm" svg:y1="0.5cm" svg:x2="26cm" svg:y2="15cm">
          <text:p/>
        </draw:line>
        <draw:line draw:style-name="gr1" draw:text-style-name="P1" draw:layer="layout" svg:x1="14.75cm" svg:y1="0.5cm" svg:x2="14.75cm" svg:y2="15cm">
          <text:p/>
        </draw:line>
        <draw:line draw:style-name="gr1" draw:text-style-name="P1" draw:layer="layout" svg:x1="20.375cm" svg:y1="0.5cm" svg:x2="20.375cm" svg:y2="15cm">
          <text:p/>
        </draw:line>
        <draw:custom-shape draw:style-name="gr5" draw:text-style-name="P3" draw:layer="layout" svg:width="0.317cm" svg:height="0.317cm" svg:x="14.594cm" svg:y="9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7cm" svg:height="0.317cm" svg:x="14.605cm" svg:y="3.2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.188cm" svg:y1="3.063cm" svg:x2="27.188cm" svg:y2="3.063cm">
          <text:p/>
        </draw:line>
        <draw:line draw:style-name="gr1" draw:text-style-name="P1" draw:layer="layout" svg:x1="2.188cm" svg:y1="9.313cm" svg:x2="27.188cm" svg:y2="9.313cm">
          <text:p/>
        </draw:line>
        <draw:line draw:style-name="gr1" draw:text-style-name="P1" draw:layer="layout" svg:x1="2.188cm" svg:y1="12.438cm" svg:x2="27.188cm" svg:y2="12.438cm">
          <text:p/>
        </draw:line>
        <draw:line draw:style-name="gr1" draw:text-style-name="P1" draw:layer="layout" svg:x1="2.188cm" svg:y1="1.5cm" svg:x2="27.188cm" svg:y2="1.5cm">
          <text:p/>
        </draw:line>
        <draw:frame draw:style-name="gr6" draw:text-style-name="P4" draw:layer="layout" svg:width="5.5cm" svg:height="2.384cm" svg:x="0cm" svg:y="1.116cm">
          <draw:text-box>
            <text:p><text:span text:style-name="T1">Position(Real)</text:span></text:p>
            <text:p><text:span text:style-name="T1">stepPosition(Integer)</text:span></text:p>
          </draw:text-box>
        </draw:frame>
        <draw:line draw:style-name="gr7" draw:text-style-name="P1" draw:layer="layout" svg:x1="2cm" svg:y1="4cm" svg:x2="2cm" svg:y2="2.5cm">
          <text:p/>
        </draw:line>
        <draw:line draw:style-name="gr7" draw:text-style-name="P1" draw:layer="layout" svg:x1="15.5cm" svg:y1="15.5cm" svg:x2="18cm" svg:y2="15.5cm">
          <text:p/>
        </draw:line>
        <draw:frame draw:style-name="gr8" draw:text-style-name="P5" draw:layer="layout" svg:width="2cm" svg:height="1cm" svg:x="15.5cm" svg:y="14.5cm">
          <draw:text-box>
            <text:p>Time</text:p>
          </draw:text-box>
        </draw:frame>
        <draw:frame draw:style-name="gr9" draw:text-style-name="P5" draw:layer="layout" svg:width="4cm" svg:height="0.962cm" svg:x="10cm" svg:y="14.077cm">
          <draw:text-box>
            <text:p>cycleTime</text:p>
          </draw:text-box>
        </draw:frame>
        <draw:line draw:style-name="gr10" draw:text-style-name="P2" draw:layer="layout" svg:x1="9.125cm" svg:y1="15cm" svg:x2="14.75cm" svg:y2="15cm">
          <text:p/>
        </draw:line>
        <draw:custom-shape draw:style-name="gr11" draw:text-style-name="P6" draw:layer="layout" svg:width="0.317cm" svg:height="0.317cm" svg:x="8.953cm" svg:y="7.5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5" draw:layer="layout" svg:width="7cm" svg:height="0.962cm" svg:x="10cm" svg:y="0.5cm">
          <draw:text-box>
            <text:p>End condition</text:p>
          </draw:text-box>
        </draw:frame>
        <draw:frame draw:style-name="gr6" draw:text-style-name="P5" draw:layer="layout" svg:width="6.505cm" svg:height="2.384cm" svg:x="3.495cm" svg:y="6.5cm">
          <draw:text-box>
            <text:p>initialPosition</text:p>
            <text:p>initialStepPosition</text:p>
          </draw:text-box>
        </draw:frame>
        <draw:custom-shape draw:style-name="gr5" draw:text-style-name="P3" draw:layer="layout" svg:width="0.317cm" svg:height="0.317cm" svg:x="14.577cm" svg:y="6.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15.005cm" svg:height="2.384cm" svg:x="16.495cm" svg:y="6.188cm">
          <draw:text-box>
            <text:p>commandedPosition - 3 examples here</text:p>
            <text:p/>
          </draw:text-box>
        </draw:frame>
        <draw:frame draw:style-name="gr22" draw:text-style-name="P5" draw:layer="layout" svg:width="9.5cm" svg:height="1.673cm" svg:x="18cm" svg:y="0.501cm">
          <draw:text-box>
            <text:p>”scale” is known = steps/mm</text:p>
          </draw:text-box>
        </draw:frame>
        <presentation:notes draw:style-name="dp2">
          <draw:page-thumbnail draw:style-name="gr21" draw:layer="layout" svg:width="19.798cm" svg:height="11.136cm" svg:x="0.6cm" svg:y="2.257cm" draw:page-number="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line draw:style-name="gr1" draw:text-style-name="P1" draw:layer="layout" svg:x1="2.188cm" svg:y1="14cm" svg:x2="27.188cm" svg:y2="14cm">
          <text:p/>
        </draw:line>
        <draw:line draw:style-name="gr1" draw:text-style-name="P1" draw:layer="layout" svg:x1="2.188cm" svg:y1="7.75cm" svg:x2="27.188cm" svg:y2="7.75cm">
          <text:p/>
        </draw:line>
        <draw:line draw:style-name="gr1" draw:text-style-name="P1" draw:layer="layout" svg:x1="2.188cm" svg:y1="4.625cm" svg:x2="27.188cm" svg:y2="4.625cm">
          <text:p/>
        </draw:line>
        <draw:line draw:style-name="gr1" draw:text-style-name="P1" draw:layer="layout" svg:x1="2.188cm" svg:y1="6.188cm" svg:x2="27.188cm" svg:y2="6.188cm">
          <text:p/>
        </draw:line>
        <draw:line draw:style-name="gr1" draw:text-style-name="P1" draw:layer="layout" svg:x1="2.188cm" svg:y1="10.875cm" svg:x2="27.188cm" svg:y2="10.875cm">
          <text:p/>
        </draw:line>
        <draw:line draw:style-name="gr1" draw:text-style-name="P1" draw:layer="layout" svg:x1="3.5cm" svg:y1="0.5cm" svg:x2="3.5cm" svg:y2="15cm">
          <text:p/>
        </draw:line>
        <draw:line draw:style-name="gr1" draw:text-style-name="P1" draw:layer="layout" svg:x1="9.125cm" svg:y1="0.5cm" svg:x2="9.125cm" svg:y2="15cm">
          <text:p/>
        </draw:line>
        <draw:line draw:style-name="gr1" draw:text-style-name="P1" draw:layer="layout" svg:x1="26cm" svg:y1="0.5cm" svg:x2="26cm" svg:y2="15cm">
          <text:p/>
        </draw:line>
        <draw:line draw:style-name="gr1" draw:text-style-name="P1" draw:layer="layout" svg:x1="14.75cm" svg:y1="0.5cm" svg:x2="14.75cm" svg:y2="15cm">
          <text:p/>
        </draw:line>
        <draw:line draw:style-name="gr1" draw:text-style-name="P1" draw:layer="layout" svg:x1="20.375cm" svg:y1="0.5cm" svg:x2="20.375cm" svg:y2="15cm">
          <text:p/>
        </draw:line>
        <draw:custom-shape draw:style-name="gr5" draw:text-style-name="P3" draw:layer="layout" svg:width="0.317cm" svg:height="0.317cm" svg:x="14.594cm" svg:y="9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7cm" svg:height="0.317cm" svg:x="14.605cm" svg:y="3.2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.188cm" svg:y1="3.063cm" svg:x2="27.188cm" svg:y2="3.063cm">
          <text:p/>
        </draw:line>
        <draw:line draw:style-name="gr1" draw:text-style-name="P1" draw:layer="layout" svg:x1="2.188cm" svg:y1="9.313cm" svg:x2="27.188cm" svg:y2="9.313cm">
          <text:p/>
        </draw:line>
        <draw:line draw:style-name="gr1" draw:text-style-name="P1" draw:layer="layout" svg:x1="2.188cm" svg:y1="12.438cm" svg:x2="27.188cm" svg:y2="12.438cm">
          <text:p/>
        </draw:line>
        <draw:line draw:style-name="gr1" draw:text-style-name="P1" draw:layer="layout" svg:x1="2.188cm" svg:y1="1.5cm" svg:x2="27.188cm" svg:y2="1.5cm">
          <text:p/>
        </draw:line>
        <draw:frame draw:style-name="gr6" draw:text-style-name="P4" draw:layer="layout" svg:width="5.5cm" svg:height="2.384cm" svg:x="0cm" svg:y="1.116cm">
          <draw:text-box>
            <text:p><text:span text:style-name="T1">Position(Real)</text:span></text:p>
            <text:p><text:span text:style-name="T1">stepPosition(Integer)</text:span></text:p>
          </draw:text-box>
        </draw:frame>
        <draw:line draw:style-name="gr7" draw:text-style-name="P1" draw:layer="layout" svg:x1="2cm" svg:y1="4cm" svg:x2="2cm" svg:y2="2.5cm">
          <text:p/>
        </draw:line>
        <draw:line draw:style-name="gr7" draw:text-style-name="P1" draw:layer="layout" svg:x1="15.5cm" svg:y1="15.5cm" svg:x2="18cm" svg:y2="15.5cm">
          <text:p/>
        </draw:line>
        <draw:frame draw:style-name="gr8" draw:text-style-name="P13" draw:layer="layout" svg:width="2cm" svg:height="1cm" svg:x="15.5cm" svg:y="14.5cm">
          <draw:text-box>
            <text:p><text:span text:style-name="T2">Time</text:span></text:p>
          </draw:text-box>
        </draw:frame>
        <draw:frame draw:style-name="gr9" draw:text-style-name="P13" draw:layer="layout" svg:width="4cm" svg:height="0.962cm" svg:x="10cm" svg:y="14.077cm">
          <draw:text-box>
            <text:p><text:span text:style-name="T2">cycleTime</text:span></text:p>
          </draw:text-box>
        </draw:frame>
        <draw:line draw:style-name="gr10" draw:text-style-name="P2" draw:layer="layout" svg:x1="9.125cm" svg:y1="15cm" svg:x2="14.75cm" svg:y2="15cm">
          <text:p/>
        </draw:line>
        <draw:custom-shape draw:style-name="gr11" draw:text-style-name="P6" draw:layer="layout" svg:width="0.317cm" svg:height="0.317cm" svg:x="14.601cm" svg:y="4.4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14.601cm" svg:y="10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14.601cm" svg:y="7.5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8.953cm" svg:y="7.5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3" draw:layer="layout" svg:width="7cm" svg:height="0.962cm" svg:x="10cm" svg:y="0.5cm">
          <draw:text-box>
            <text:p><text:span text:style-name="T2">StepPosition for end</text:span></text:p>
          </draw:text-box>
        </draw:frame>
        <draw:frame draw:style-name="gr6" draw:text-style-name="P13" draw:layer="layout" svg:width="6.505cm" svg:height="2.384cm" svg:x="3.495cm" svg:y="6.5cm">
          <draw:text-box>
            <text:p><text:span text:style-name="T2">initialPosition</text:span></text:p>
            <text:p><text:span text:style-name="T2">initialStepPosition</text:span></text:p>
          </draw:text-box>
        </draw:frame>
        <draw:custom-shape draw:style-name="gr5" draw:text-style-name="P3" draw:layer="layout" svg:width="0.317cm" svg:height="0.317cm" svg:x="14.577cm" svg:y="6.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5" draw:layer="layout" svg:width="15.005cm" svg:height="3.095cm" svg:x="15cm" svg:y="3cm">
          <draw:text-box>
            <text:p>commandedPosition - 3 examples here</text:p>
            <text:p>stepPosition = </text:p>
            <text:p><text:s text:c="7"/>floor(commandedPosition*scale)</text:p>
            <text:p/>
          </draw:text-box>
        </draw:frame>
        <draw:frame draw:style-name="gr22" draw:text-style-name="P5" draw:layer="layout" svg:width="9.5cm" svg:height="1.673cm" svg:x="18cm" svg:y="0.501cm">
          <draw:text-box>
            <text:p>”scale” is known = steps/mm</text:p>
          </draw:text-box>
        </draw:frame>
        <presentation:notes draw:style-name="dp2">
          <draw:page-thumbnail draw:style-name="gr21" draw:layer="layout" svg:width="19.798cm" svg:height="11.136cm" svg:x="0.6cm" svg:y="2.257cm" draw:page-number="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line draw:style-name="gr1" draw:text-style-name="P1" draw:layer="layout" svg:x1="2.188cm" svg:y1="14cm" svg:x2="27.188cm" svg:y2="14cm">
          <text:p/>
        </draw:line>
        <draw:line draw:style-name="gr1" draw:text-style-name="P1" draw:layer="layout" svg:x1="2.188cm" svg:y1="7.75cm" svg:x2="27.188cm" svg:y2="7.75cm">
          <text:p/>
        </draw:line>
        <draw:line draw:style-name="gr1" draw:text-style-name="P1" draw:layer="layout" svg:x1="2.188cm" svg:y1="4.625cm" svg:x2="27.188cm" svg:y2="4.625cm">
          <text:p/>
        </draw:line>
        <draw:line draw:style-name="gr1" draw:text-style-name="P1" draw:layer="layout" svg:x1="2.188cm" svg:y1="6.188cm" svg:x2="27.188cm" svg:y2="6.188cm">
          <text:p/>
        </draw:line>
        <draw:line draw:style-name="gr1" draw:text-style-name="P1" draw:layer="layout" svg:x1="2.188cm" svg:y1="10.875cm" svg:x2="27.188cm" svg:y2="10.875cm">
          <text:p/>
        </draw:line>
        <draw:line draw:style-name="gr1" draw:text-style-name="P1" draw:layer="layout" svg:x1="3.5cm" svg:y1="0.5cm" svg:x2="3.5cm" svg:y2="15cm">
          <text:p/>
        </draw:line>
        <draw:line draw:style-name="gr1" draw:text-style-name="P1" draw:layer="layout" svg:x1="9.125cm" svg:y1="0.5cm" svg:x2="9.125cm" svg:y2="15cm">
          <text:p/>
        </draw:line>
        <draw:line draw:style-name="gr1" draw:text-style-name="P1" draw:layer="layout" svg:x1="26cm" svg:y1="0.5cm" svg:x2="26cm" svg:y2="15cm">
          <text:p/>
        </draw:line>
        <draw:line draw:style-name="gr1" draw:text-style-name="P1" draw:layer="layout" svg:x1="14.75cm" svg:y1="0.5cm" svg:x2="14.75cm" svg:y2="15cm">
          <text:p/>
        </draw:line>
        <draw:line draw:style-name="gr1" draw:text-style-name="P1" draw:layer="layout" svg:x1="20.375cm" svg:y1="0.5cm" svg:x2="20.375cm" svg:y2="15cm">
          <text:p/>
        </draw:line>
        <draw:custom-shape draw:style-name="gr5" draw:text-style-name="P3" draw:layer="layout" svg:width="0.317cm" svg:height="0.317cm" svg:x="14.594cm" svg:y="9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7cm" svg:height="0.317cm" svg:x="14.605cm" svg:y="3.2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.188cm" svg:y1="3.063cm" svg:x2="27.188cm" svg:y2="3.063cm">
          <text:p/>
        </draw:line>
        <draw:line draw:style-name="gr1" draw:text-style-name="P1" draw:layer="layout" svg:x1="2.188cm" svg:y1="9.313cm" svg:x2="27.188cm" svg:y2="9.313cm">
          <text:p/>
        </draw:line>
        <draw:line draw:style-name="gr1" draw:text-style-name="P1" draw:layer="layout" svg:x1="2.188cm" svg:y1="12.438cm" svg:x2="27.188cm" svg:y2="12.438cm">
          <text:p/>
        </draw:line>
        <draw:line draw:style-name="gr1" draw:text-style-name="P1" draw:layer="layout" svg:x1="2.188cm" svg:y1="1.5cm" svg:x2="27.188cm" svg:y2="1.5cm">
          <text:p/>
        </draw:line>
        <draw:frame draw:style-name="gr6" draw:text-style-name="P4" draw:layer="layout" svg:width="5.5cm" svg:height="2.384cm" svg:x="0cm" svg:y="1.116cm">
          <draw:text-box>
            <text:p><text:span text:style-name="T1">Position(Real)</text:span></text:p>
            <text:p><text:span text:style-name="T1">stepPosition(Integer)</text:span></text:p>
          </draw:text-box>
        </draw:frame>
        <draw:line draw:style-name="gr7" draw:text-style-name="P1" draw:layer="layout" svg:x1="2cm" svg:y1="4cm" svg:x2="2cm" svg:y2="2.5cm">
          <text:p/>
        </draw:line>
        <draw:line draw:style-name="gr7" draw:text-style-name="P1" draw:layer="layout" svg:x1="15.5cm" svg:y1="15.5cm" svg:x2="18cm" svg:y2="15.5cm">
          <text:p/>
        </draw:line>
        <draw:frame draw:style-name="gr8" draw:text-style-name="P13" draw:layer="layout" svg:width="2cm" svg:height="1cm" svg:x="15.5cm" svg:y="14.5cm">
          <draw:text-box>
            <text:p><text:span text:style-name="T2">Time</text:span></text:p>
          </draw:text-box>
        </draw:frame>
        <draw:frame draw:style-name="gr9" draw:text-style-name="P13" draw:layer="layout" svg:width="4cm" svg:height="0.962cm" svg:x="10cm" svg:y="14.077cm">
          <draw:text-box>
            <text:p><text:span text:style-name="T2">cycleTime</text:span></text:p>
          </draw:text-box>
        </draw:frame>
        <draw:line draw:style-name="gr10" draw:text-style-name="P2" draw:layer="layout" svg:x1="9.125cm" svg:y1="15cm" svg:x2="14.75cm" svg:y2="15cm">
          <text:p/>
        </draw:line>
        <draw:custom-shape draw:style-name="gr11" draw:text-style-name="P6" draw:layer="layout" svg:width="0.317cm" svg:height="0.317cm" svg:x="14.601cm" svg:y="4.4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14.601cm" svg:y="10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14.601cm" svg:y="7.5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8.953cm" svg:y="7.5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3" draw:layer="layout" svg:width="7cm" svg:height="0.962cm" svg:x="10cm" svg:y="0.5cm">
          <draw:text-box>
            <text:p><text:span text:style-name="T2">Check for no step</text:span></text:p>
          </draw:text-box>
        </draw:frame>
        <draw:frame draw:style-name="gr6" draw:text-style-name="P13" draw:layer="layout" svg:width="6.505cm" svg:height="2.384cm" svg:x="3.495cm" svg:y="6.5cm">
          <draw:text-box>
            <text:p><text:span text:style-name="T2">initialPosition</text:span></text:p>
            <text:p><text:span text:style-name="T2">initialStepPosition</text:span></text:p>
          </draw:text-box>
        </draw:frame>
        <draw:custom-shape draw:style-name="gr5" draw:text-style-name="P3" draw:layer="layout" svg:width="0.317cm" svg:height="0.317cm" svg:x="14.577cm" svg:y="6.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15.005cm" svg:height="2.384cm" svg:x="15.495cm" svg:y="6.405cm">
          <draw:text-box>
            <text:p>commandedPosition</text:p>
            <text:p>stepPosition</text:p>
            <text:p/>
          </draw:text-box>
        </draw:frame>
        <draw:frame draw:style-name="gr22" draw:text-style-name="P5" draw:layer="layout" svg:width="9.5cm" svg:height="1.673cm" svg:x="18cm" svg:y="0.501cm">
          <draw:text-box>
            <text:p>”scale” is known = steps/mm</text:p>
          </draw:text-box>
        </draw:frame>
        <draw:frame draw:style-name="gr24" draw:text-style-name="P15" draw:layer="layout" svg:width="12cm" svg:height="2.5cm" svg:x="15.5cm" svg:y="3cm">
          <draw:text-box>
            <text:p><text:span text:style-name="T3">if initialStepPosition == stepPosition</text:span></text:p>
            <text:p><text:span text:style-name="T3"><text:tab/></text:span><text:span text:style-name="T3">take no step</text:span></text:p>
            <text:p><text:span text:style-name="T3"><text:tab/></text:span><text:span text:style-name="T3">goto update and return success</text:span></text:p>
          </draw:text-box>
        </draw:frame>
        <draw:custom-shape draw:style-name="gr25" draw:text-style-name="P1" draw:layer="layout" svg:width="10.5cm" svg:height="3.289cm" svg:x="13cm" svg:y="5.71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1" draw:layer="layout" svg:width="19.798cm" svg:height="11.136cm" svg:x="0.6cm" svg:y="2.257cm" draw:page-number="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line draw:style-name="gr1" draw:text-style-name="P1" draw:layer="layout" svg:x1="2.188cm" svg:y1="14cm" svg:x2="27.188cm" svg:y2="14cm">
          <text:p/>
        </draw:line>
        <draw:line draw:style-name="gr1" draw:text-style-name="P1" draw:layer="layout" svg:x1="2.188cm" svg:y1="7.75cm" svg:x2="27.188cm" svg:y2="7.75cm">
          <text:p/>
        </draw:line>
        <draw:line draw:style-name="gr1" draw:text-style-name="P1" draw:layer="layout" svg:x1="2.188cm" svg:y1="4.625cm" svg:x2="27.188cm" svg:y2="4.625cm">
          <text:p/>
        </draw:line>
        <draw:line draw:style-name="gr1" draw:text-style-name="P1" draw:layer="layout" svg:x1="2.188cm" svg:y1="6.188cm" svg:x2="27.188cm" svg:y2="6.188cm">
          <text:p/>
        </draw:line>
        <draw:line draw:style-name="gr1" draw:text-style-name="P1" draw:layer="layout" svg:x1="2.188cm" svg:y1="10.875cm" svg:x2="27.188cm" svg:y2="10.875cm">
          <text:p/>
        </draw:line>
        <draw:line draw:style-name="gr1" draw:text-style-name="P1" draw:layer="layout" svg:x1="3.5cm" svg:y1="0.5cm" svg:x2="3.5cm" svg:y2="15cm">
          <text:p/>
        </draw:line>
        <draw:line draw:style-name="gr1" draw:text-style-name="P1" draw:layer="layout" svg:x1="9.125cm" svg:y1="0.5cm" svg:x2="9.125cm" svg:y2="15cm">
          <text:p/>
        </draw:line>
        <draw:line draw:style-name="gr1" draw:text-style-name="P1" draw:layer="layout" svg:x1="26cm" svg:y1="0.5cm" svg:x2="26cm" svg:y2="15cm">
          <text:p/>
        </draw:line>
        <draw:line draw:style-name="gr1" draw:text-style-name="P1" draw:layer="layout" svg:x1="14.75cm" svg:y1="0.5cm" svg:x2="14.75cm" svg:y2="15cm">
          <text:p/>
        </draw:line>
        <draw:line draw:style-name="gr1" draw:text-style-name="P1" draw:layer="layout" svg:x1="20.375cm" svg:y1="0.5cm" svg:x2="20.375cm" svg:y2="15cm">
          <text:p/>
        </draw:line>
        <draw:custom-shape draw:style-name="gr5" draw:text-style-name="P3" draw:layer="layout" svg:width="0.317cm" svg:height="0.317cm" svg:x="14.594cm" svg:y="9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7cm" svg:height="0.317cm" svg:x="14.605cm" svg:y="3.2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.188cm" svg:y1="3.063cm" svg:x2="27.188cm" svg:y2="3.063cm">
          <text:p/>
        </draw:line>
        <draw:line draw:style-name="gr1" draw:text-style-name="P1" draw:layer="layout" svg:x1="2.188cm" svg:y1="9.313cm" svg:x2="27.188cm" svg:y2="9.313cm">
          <text:p/>
        </draw:line>
        <draw:line draw:style-name="gr1" draw:text-style-name="P1" draw:layer="layout" svg:x1="2.188cm" svg:y1="12.438cm" svg:x2="27.188cm" svg:y2="12.438cm">
          <text:p/>
        </draw:line>
        <draw:line draw:style-name="gr1" draw:text-style-name="P1" draw:layer="layout" svg:x1="2.188cm" svg:y1="1.5cm" svg:x2="27.188cm" svg:y2="1.5cm">
          <text:p/>
        </draw:line>
        <draw:frame draw:style-name="gr6" draw:text-style-name="P4" draw:layer="layout" svg:width="5.5cm" svg:height="2.384cm" svg:x="0cm" svg:y="1.116cm">
          <draw:text-box>
            <text:p><text:span text:style-name="T1">Position(Real)</text:span></text:p>
            <text:p><text:span text:style-name="T1">stepPosition(Integer)</text:span></text:p>
          </draw:text-box>
        </draw:frame>
        <draw:line draw:style-name="gr7" draw:text-style-name="P1" draw:layer="layout" svg:x1="2cm" svg:y1="4cm" svg:x2="2cm" svg:y2="2.5cm">
          <text:p/>
        </draw:line>
        <draw:line draw:style-name="gr7" draw:text-style-name="P1" draw:layer="layout" svg:x1="15.5cm" svg:y1="15.5cm" svg:x2="18cm" svg:y2="15.5cm">
          <text:p/>
        </draw:line>
        <draw:frame draw:style-name="gr8" draw:text-style-name="P13" draw:layer="layout" svg:width="2cm" svg:height="1cm" svg:x="15.5cm" svg:y="14.5cm">
          <draw:text-box>
            <text:p><text:span text:style-name="T2">Time</text:span></text:p>
          </draw:text-box>
        </draw:frame>
        <draw:frame draw:style-name="gr9" draw:text-style-name="P13" draw:layer="layout" svg:width="4cm" svg:height="0.962cm" svg:x="10cm" svg:y="14.077cm">
          <draw:text-box>
            <text:p><text:span text:style-name="T2">cycleTime</text:span></text:p>
          </draw:text-box>
        </draw:frame>
        <draw:line draw:style-name="gr10" draw:text-style-name="P2" draw:layer="layout" svg:x1="9.125cm" svg:y1="15cm" svg:x2="14.75cm" svg:y2="15cm">
          <text:p/>
        </draw:line>
        <draw:custom-shape draw:style-name="gr11" draw:text-style-name="P6" draw:layer="layout" svg:width="0.317cm" svg:height="0.317cm" svg:x="14.601cm" svg:y="4.4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14.601cm" svg:y="10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8.953cm" svg:y="7.5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3" draw:layer="layout" svg:width="9.5cm" svg:height="1.673cm" svg:x="7.5cm" svg:y="0.5cm">
          <draw:text-box>
            <text:p><text:span text:style-name="T2">Check for too many steps</text:span></text:p>
            <text:p><text:span text:style-name="T2">too high frequency</text:span></text:p>
          </draw:text-box>
        </draw:frame>
        <draw:frame draw:style-name="gr6" draw:text-style-name="P13" draw:layer="layout" svg:width="6.505cm" svg:height="2.384cm" svg:x="3.495cm" svg:y="6.5cm">
          <draw:text-box>
            <text:p><text:span text:style-name="T2">initialPosition</text:span></text:p>
            <text:p><text:span text:style-name="T2">initialStepPosition</text:span></text:p>
          </draw:text-box>
        </draw:frame>
        <draw:frame draw:style-name="gr6" draw:text-style-name="P5" draw:layer="layout" svg:width="15.005cm" svg:height="2.384cm" svg:x="14.995cm" svg:y="3cm">
          <draw:text-box>
            <text:p>commandedPosition</text:p>
            <text:p>stepPosition</text:p>
            <text:p/>
          </draw:text-box>
        </draw:frame>
        <draw:frame draw:style-name="gr22" draw:text-style-name="P5" draw:layer="layout" svg:width="9.5cm" svg:height="1.673cm" svg:x="18cm" svg:y="0.501cm">
          <draw:text-box>
            <text:p>”scale” is known = steps/mm</text:p>
          </draw:text-box>
        </draw:frame>
        <draw:frame draw:style-name="gr26" draw:text-style-name="P17" draw:layer="layout" svg:width="22cm" svg:height="5.228cm" svg:x="5cm" svg:y="11.272cm">
          <draw:text-box>
            <text:p text:style-name="P16"><text:span text:style-name="T4">approximateFrequency = abs(initialStepPosition - commandedStepPosition)/cycleTime</text:span></text:p>
            <text:p><text:span text:style-name="T4">if approximateFrequency &gt; maxAllowedFrequency</text:span></text:p>
            <text:p><text:span text:style-name="T4"><text:tab/></text:span><text:span text:style-name="T4">take no step</text:span></text:p>
            <text:p><text:span text:style-name="T4"><text:tab/></text:span><text:span text:style-name="T4">goto update and return error</text:span></text:p>
          </draw:text-box>
        </draw:frame>
        <draw:frame draw:style-name="gr6" draw:text-style-name="P5" draw:layer="layout" svg:width="15.005cm" svg:height="2.384cm" svg:x="14.995cm" svg:y="9.616cm">
          <draw:text-box>
            <text:p>commandedPosition</text:p>
            <text:p>stepPosition</text:p>
            <text:p/>
          </draw:text-box>
        </draw:frame>
        <presentation:notes draw:style-name="dp2">
          <draw:page-thumbnail draw:style-name="gr21" draw:layer="layout" svg:width="19.798cm" svg:height="11.136cm" svg:x="0.6cm" svg:y="2.257cm" draw:page-number="6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line draw:style-name="gr1" draw:text-style-name="P1" draw:layer="layout" svg:x1="2.188cm" svg:y1="14cm" svg:x2="27.188cm" svg:y2="14cm">
          <text:p/>
        </draw:line>
        <draw:line draw:style-name="gr1" draw:text-style-name="P1" draw:layer="layout" svg:x1="2.188cm" svg:y1="7.75cm" svg:x2="27.188cm" svg:y2="7.75cm">
          <text:p/>
        </draw:line>
        <draw:line draw:style-name="gr1" draw:text-style-name="P1" draw:layer="layout" svg:x1="2.188cm" svg:y1="4.625cm" svg:x2="27.188cm" svg:y2="4.625cm">
          <text:p/>
        </draw:line>
        <draw:line draw:style-name="gr1" draw:text-style-name="P1" draw:layer="layout" svg:x1="2.188cm" svg:y1="6.188cm" svg:x2="27.188cm" svg:y2="6.188cm">
          <text:p/>
        </draw:line>
        <draw:line draw:style-name="gr1" draw:text-style-name="P1" draw:layer="layout" svg:x1="2.188cm" svg:y1="10.875cm" svg:x2="27.188cm" svg:y2="10.875cm">
          <text:p/>
        </draw:line>
        <draw:line draw:style-name="gr1" draw:text-style-name="P1" draw:layer="layout" svg:x1="3.5cm" svg:y1="0.5cm" svg:x2="3.5cm" svg:y2="15cm">
          <text:p/>
        </draw:line>
        <draw:line draw:style-name="gr1" draw:text-style-name="P1" draw:layer="layout" svg:x1="9.125cm" svg:y1="0.5cm" svg:x2="9.125cm" svg:y2="15cm">
          <text:p/>
        </draw:line>
        <draw:line draw:style-name="gr1" draw:text-style-name="P1" draw:layer="layout" svg:x1="26cm" svg:y1="0.5cm" svg:x2="26cm" svg:y2="15cm">
          <text:p/>
        </draw:line>
        <draw:line draw:style-name="gr1" draw:text-style-name="P1" draw:layer="layout" svg:x1="14.75cm" svg:y1="0.5cm" svg:x2="14.75cm" svg:y2="15cm">
          <text:p/>
        </draw:line>
        <draw:line draw:style-name="gr1" draw:text-style-name="P1" draw:layer="layout" svg:x1="20.375cm" svg:y1="0.5cm" svg:x2="20.375cm" svg:y2="15cm">
          <text:p/>
        </draw:line>
        <draw:line draw:style-name="gr3" draw:text-style-name="P2" draw:layer="layout" svg:x1="9.061cm" svg:y1="7.195cm" svg:x2="14.782cm" svg:y2="3.372cm">
          <text:p/>
        </draw:line>
        <draw:line draw:style-name="gr3" draw:text-style-name="P2" draw:layer="layout" svg:x1="9.005cm" svg:y1="7.051cm" svg:x2="14.792cm" svg:y2="10.195cm">
          <text:p/>
        </draw:line>
        <draw:custom-shape draw:style-name="gr5" draw:text-style-name="P3" draw:layer="layout" svg:width="0.317cm" svg:height="0.317cm" svg:x="14.594cm" svg:y="9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7cm" svg:height="0.317cm" svg:x="14.605cm" svg:y="3.2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.188cm" svg:y1="3.063cm" svg:x2="27.188cm" svg:y2="3.063cm">
          <text:p/>
        </draw:line>
        <draw:line draw:style-name="gr1" draw:text-style-name="P1" draw:layer="layout" svg:x1="2.188cm" svg:y1="9.313cm" svg:x2="27.188cm" svg:y2="9.313cm">
          <text:p/>
        </draw:line>
        <draw:line draw:style-name="gr1" draw:text-style-name="P1" draw:layer="layout" svg:x1="2.188cm" svg:y1="12.438cm" svg:x2="27.188cm" svg:y2="12.438cm">
          <text:p/>
        </draw:line>
        <draw:line draw:style-name="gr1" draw:text-style-name="P1" draw:layer="layout" svg:x1="2.188cm" svg:y1="1.5cm" svg:x2="27.188cm" svg:y2="1.5cm">
          <text:p/>
        </draw:line>
        <draw:frame draw:style-name="gr6" draw:text-style-name="P4" draw:layer="layout" svg:width="5.5cm" svg:height="2.384cm" svg:x="0cm" svg:y="1.116cm">
          <draw:text-box>
            <text:p><text:span text:style-name="T1">Position(Real)</text:span></text:p>
            <text:p><text:span text:style-name="T1">stepPosition(Integer)</text:span></text:p>
          </draw:text-box>
        </draw:frame>
        <draw:line draw:style-name="gr7" draw:text-style-name="P1" draw:layer="layout" svg:x1="2cm" svg:y1="4cm" svg:x2="2cm" svg:y2="2.5cm">
          <text:p/>
        </draw:line>
        <draw:line draw:style-name="gr27" draw:text-style-name="P1" draw:layer="layout" svg:x1="8.802cm" svg:y1="15.5cm" svg:x2="15cm" svg:y2="15.5cm">
          <text:p/>
        </draw:line>
        <draw:frame draw:style-name="gr8" draw:text-style-name="P13" draw:layer="layout" svg:width="2cm" svg:height="1cm" svg:x="15cm" svg:y="15cm">
          <draw:text-box>
            <text:p><text:span text:style-name="T2">Time</text:span></text:p>
          </draw:text-box>
        </draw:frame>
        <draw:frame draw:style-name="gr9" draw:text-style-name="P13" draw:layer="layout" svg:width="4cm" svg:height="0.962cm" svg:x="10cm" svg:y="14.077cm">
          <draw:text-box>
            <text:p><text:span text:style-name="T2">cycleTime</text:span></text:p>
          </draw:text-box>
        </draw:frame>
        <draw:line draw:style-name="gr10" draw:text-style-name="P2" draw:layer="layout" svg:x1="9.125cm" svg:y1="15cm" svg:x2="14.75cm" svg:y2="15cm">
          <text:p/>
        </draw:line>
        <draw:custom-shape draw:style-name="gr11" draw:text-style-name="P6" draw:layer="layout" svg:width="0.317cm" svg:height="0.317cm" svg:x="14.601cm" svg:y="4.4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14.601cm" svg:y="10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8.953cm" svg:y="7.5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3" draw:layer="layout" svg:width="7cm" svg:height="0.962cm" svg:x="6.5cm" svg:y="0.5cm">
          <draw:text-box>
            <text:p><text:span text:style-name="T2">Line equations</text:span></text:p>
          </draw:text-box>
        </draw:frame>
        <draw:frame draw:style-name="gr6" draw:text-style-name="P13" draw:layer="layout" svg:width="6.505cm" svg:height="2.384cm" svg:x="3.495cm" svg:y="6.5cm">
          <draw:text-box>
            <text:p><text:span text:style-name="T2">initialPosition</text:span></text:p>
            <text:p><text:span text:style-name="T2">initialStepPosition</text:span></text:p>
          </draw:text-box>
        </draw:frame>
        <draw:frame draw:style-name="gr6" draw:text-style-name="P13" draw:layer="layout" svg:width="12cm" svg:height="2.384cm" svg:x="15.5cm" svg:y="0.5cm">
          <draw:text-box>
            <text:p><text:span text:style-name="T2">”</text:span><text:span text:style-name="T2">scale” is known = steps/mm</text:span></text:p>
            <text:p><text:span text:style-name="T2">intitialStepPosition != stepPosition</text:span></text:p>
            <text:p><text:span text:style-name="T2">frequency slow enough</text:span></text:p>
          </draw:text-box>
        </draw:frame>
        <draw:frame draw:style-name="gr28" draw:text-style-name="P18" draw:layer="layout" svg:width="19cm" svg:height="2.471cm" svg:x="13cm" svg:y="6.5cm">
          <draw:text-box>
            <text:p><text:span text:style-name="T5">stepPos = k Time + m</text:span></text:p>
            <text:p><text:span text:style-name="T5">k = (commandedPosition - initialPosition)/cycleTime</text:span></text:p>
            <text:p><text:span text:style-name="T5">m = initialPosition</text:span></text:p>
            <text:p><text:span text:style-name="T5">Time = 0 at initial Time (nominal lcnc time)</text:span></text:p>
          </draw:text-box>
        </draw:frame>
        <draw:frame draw:style-name="gr6" draw:text-style-name="P5" draw:layer="layout" svg:width="15.005cm" svg:height="2.384cm" svg:x="14.782cm" svg:y="3cm">
          <draw:text-box>
            <text:p>commandedPosition</text:p>
            <text:p>commandedStepPosition</text:p>
            <text:p/>
          </draw:text-box>
        </draw:frame>
        <presentation:notes draw:style-name="dp2">
          <draw:page-thumbnail draw:style-name="gr21" draw:layer="layout" svg:width="19.798cm" svg:height="11.136cm" svg:x="0.6cm" svg:y="2.257cm" draw:page-number="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line draw:style-name="gr1" draw:text-style-name="P1" draw:layer="layout" svg:x1="2.188cm" svg:y1="14cm" svg:x2="27.188cm" svg:y2="14cm">
          <text:p/>
        </draw:line>
        <draw:line draw:style-name="gr1" draw:text-style-name="P1" draw:layer="layout" svg:x1="2.188cm" svg:y1="7.75cm" svg:x2="27.188cm" svg:y2="7.75cm">
          <text:p/>
        </draw:line>
        <draw:line draw:style-name="gr1" draw:text-style-name="P1" draw:layer="layout" svg:x1="2.188cm" svg:y1="4.625cm" svg:x2="27.188cm" svg:y2="4.625cm">
          <text:p/>
        </draw:line>
        <draw:line draw:style-name="gr1" draw:text-style-name="P1" draw:layer="layout" svg:x1="2.188cm" svg:y1="6.188cm" svg:x2="27.188cm" svg:y2="6.188cm">
          <text:p/>
        </draw:line>
        <draw:line draw:style-name="gr1" draw:text-style-name="P1" draw:layer="layout" svg:x1="2.188cm" svg:y1="10.875cm" svg:x2="27.188cm" svg:y2="10.875cm">
          <text:p/>
        </draw:line>
        <draw:line draw:style-name="gr1" draw:text-style-name="P1" draw:layer="layout" svg:x1="3.5cm" svg:y1="0.5cm" svg:x2="3.5cm" svg:y2="15cm">
          <text:p/>
        </draw:line>
        <draw:line draw:style-name="gr1" draw:text-style-name="P1" draw:layer="layout" svg:x1="9.125cm" svg:y1="0.5cm" svg:x2="9.125cm" svg:y2="15cm">
          <text:p/>
        </draw:line>
        <draw:line draw:style-name="gr1" draw:text-style-name="P1" draw:layer="layout" svg:x1="26cm" svg:y1="0.5cm" svg:x2="26cm" svg:y2="15cm">
          <text:p/>
        </draw:line>
        <draw:line draw:style-name="gr1" draw:text-style-name="P1" draw:layer="layout" svg:x1="14.75cm" svg:y1="0.5cm" svg:x2="14.75cm" svg:y2="15cm">
          <text:p/>
        </draw:line>
        <draw:line draw:style-name="gr1" draw:text-style-name="P1" draw:layer="layout" svg:x1="20.375cm" svg:y1="0.5cm" svg:x2="20.375cm" svg:y2="15cm">
          <text:p/>
        </draw:line>
        <draw:line draw:style-name="gr3" draw:text-style-name="P2" draw:layer="layout" svg:x1="9.061cm" svg:y1="7.195cm" svg:x2="14.782cm" svg:y2="3.372cm">
          <text:p/>
        </draw:line>
        <draw:line draw:style-name="gr3" draw:text-style-name="P2" draw:layer="layout" svg:x1="9.005cm" svg:y1="7.051cm" svg:x2="14.792cm" svg:y2="10.195cm">
          <text:p/>
        </draw:line>
        <draw:custom-shape draw:style-name="gr5" draw:text-style-name="P3" draw:layer="layout" svg:width="0.317cm" svg:height="0.317cm" svg:x="14.594cm" svg:y="9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7cm" svg:height="0.317cm" svg:x="14.605cm" svg:y="3.2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.188cm" svg:y1="3.063cm" svg:x2="27.188cm" svg:y2="3.063cm">
          <text:p/>
        </draw:line>
        <draw:line draw:style-name="gr1" draw:text-style-name="P1" draw:layer="layout" svg:x1="2.188cm" svg:y1="9.313cm" svg:x2="27.188cm" svg:y2="9.313cm">
          <text:p/>
        </draw:line>
        <draw:line draw:style-name="gr1" draw:text-style-name="P1" draw:layer="layout" svg:x1="2.188cm" svg:y1="12.438cm" svg:x2="27.188cm" svg:y2="12.438cm">
          <text:p/>
        </draw:line>
        <draw:line draw:style-name="gr1" draw:text-style-name="P1" draw:layer="layout" svg:x1="2.188cm" svg:y1="1.5cm" svg:x2="27.188cm" svg:y2="1.5cm">
          <text:p/>
        </draw:line>
        <draw:frame draw:style-name="gr6" draw:text-style-name="P4" draw:layer="layout" svg:width="5.5cm" svg:height="2.384cm" svg:x="0cm" svg:y="1.116cm">
          <draw:text-box>
            <text:p><text:span text:style-name="T1">Position(Real)</text:span></text:p>
            <text:p><text:span text:style-name="T1">stepPosition(Integer)</text:span></text:p>
          </draw:text-box>
        </draw:frame>
        <draw:line draw:style-name="gr7" draw:text-style-name="P1" draw:layer="layout" svg:x1="2cm" svg:y1="4cm" svg:x2="2cm" svg:y2="2.5cm">
          <text:p/>
        </draw:line>
        <draw:line draw:style-name="gr27" draw:text-style-name="P1" draw:layer="layout" svg:x1="8.802cm" svg:y1="15.5cm" svg:x2="15cm" svg:y2="15.5cm">
          <text:p/>
        </draw:line>
        <draw:frame draw:style-name="gr8" draw:text-style-name="P13" draw:layer="layout" svg:width="2cm" svg:height="1cm" svg:x="15cm" svg:y="15cm">
          <draw:text-box>
            <text:p><text:span text:style-name="T2">Time</text:span></text:p>
          </draw:text-box>
        </draw:frame>
        <draw:frame draw:style-name="gr9" draw:text-style-name="P13" draw:layer="layout" svg:width="4cm" svg:height="0.962cm" svg:x="10cm" svg:y="14.077cm">
          <draw:text-box>
            <text:p><text:span text:style-name="T2">cycleTime</text:span></text:p>
          </draw:text-box>
        </draw:frame>
        <draw:line draw:style-name="gr10" draw:text-style-name="P2" draw:layer="layout" svg:x1="9.125cm" svg:y1="15cm" svg:x2="14.75cm" svg:y2="15cm">
          <text:p/>
        </draw:line>
        <draw:custom-shape draw:style-name="gr11" draw:text-style-name="P6" draw:layer="layout" svg:width="0.317cm" svg:height="0.317cm" svg:x="14.601cm" svg:y="4.4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14.601cm" svg:y="10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8.953cm" svg:y="7.5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20" draw:layer="layout" svg:width="8cm" svg:height="1.673cm" svg:x="4.5cm" svg:y="0.538cm">
          <draw:text-box>
            <text:p text:style-name="P19"><text:span text:style-name="T6">Check for too flat slope</text:span></text:p>
          </draw:text-box>
        </draw:frame>
        <draw:frame draw:style-name="gr6" draw:text-style-name="P13" draw:layer="layout" svg:width="6.505cm" svg:height="2.384cm" svg:x="3.495cm" svg:y="6.5cm">
          <draw:text-box>
            <text:p><text:span text:style-name="T2">initialPosition</text:span></text:p>
            <text:p><text:span text:style-name="T2">initialStepPosition</text:span></text:p>
          </draw:text-box>
        </draw:frame>
        <draw:frame draw:style-name="gr23" draw:text-style-name="P13" draw:layer="layout" svg:width="15.5cm" svg:height="3.095cm" svg:x="12.5cm" svg:y="0.5cm">
          <draw:text-box>
            <text:p><text:span text:style-name="T2">”</text:span><text:span text:style-name="T2">scale” is known = steps/mm</text:span></text:p>
            <text:p><text:span text:style-name="T2">intitialStepPosition != stepPosition, must take step</text:span></text:p>
            <text:p><text:span text:style-name="T2">frequency slow enough</text:span></text:p>
          </draw:text-box>
        </draw:frame>
        <draw:frame draw:style-name="gr29" draw:text-style-name="P18" draw:layer="layout" svg:width="19cm" svg:height="3.026cm" svg:x="13cm" svg:y="6.5cm">
          <draw:text-box>
            <text:p><text:span text:style-name="T5">Avoid problems with numerical precision at flat slope.</text:span></text:p>
            <text:p><text:span text:style-name="T5">k * cycleTime * scale = amount of a step to take</text:span></text:p>
            <text:p><text:span text:style-name="T5">if that amount &lt; 0.01 (for example), just take a step in the</text:span></text:p>
            <text:p><text:span text:style-name="T5">right direction half-way into cycleTime.</text:span></text:p>
            <text:p><text:span text:style-name="T5">We know we must take a step due to previous checks.</text:span></text:p>
          </draw:text-box>
        </draw:frame>
        <draw:frame draw:style-name="gr6" draw:text-style-name="P5" draw:layer="layout" svg:width="15.005cm" svg:height="2.384cm" svg:x="14.782cm" svg:y="3cm">
          <draw:text-box>
            <text:p>commandedPosition</text:p>
            <text:p>stepPosition</text:p>
            <text:p/>
          </draw:text-box>
        </draw:frame>
        <presentation:notes draw:style-name="dp2">
          <draw:page-thumbnail draw:style-name="gr21" draw:layer="layout" svg:width="19.798cm" svg:height="11.136cm" svg:x="0.6cm" svg:y="2.257cm" draw:page-number="8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line draw:style-name="gr1" draw:text-style-name="P1" draw:layer="layout" svg:x1="2.188cm" svg:y1="14cm" svg:x2="27.188cm" svg:y2="14cm">
          <text:p/>
        </draw:line>
        <draw:line draw:style-name="gr1" draw:text-style-name="P1" draw:layer="layout" svg:x1="2.188cm" svg:y1="7.75cm" svg:x2="27.188cm" svg:y2="7.75cm">
          <text:p/>
        </draw:line>
        <draw:line draw:style-name="gr1" draw:text-style-name="P1" draw:layer="layout" svg:x1="2.188cm" svg:y1="4.625cm" svg:x2="27.188cm" svg:y2="4.625cm">
          <text:p/>
        </draw:line>
        <draw:line draw:style-name="gr1" draw:text-style-name="P1" draw:layer="layout" svg:x1="2.188cm" svg:y1="6.188cm" svg:x2="27.188cm" svg:y2="6.188cm">
          <text:p/>
        </draw:line>
        <draw:line draw:style-name="gr1" draw:text-style-name="P1" draw:layer="layout" svg:x1="2.188cm" svg:y1="10.875cm" svg:x2="27.188cm" svg:y2="10.875cm">
          <text:p/>
        </draw:line>
        <draw:line draw:style-name="gr1" draw:text-style-name="P1" draw:layer="layout" svg:x1="3.5cm" svg:y1="0.5cm" svg:x2="3.5cm" svg:y2="15cm">
          <text:p/>
        </draw:line>
        <draw:line draw:style-name="gr1" draw:text-style-name="P1" draw:layer="layout" svg:x1="9.125cm" svg:y1="0.5cm" svg:x2="9.125cm" svg:y2="15cm">
          <text:p/>
        </draw:line>
        <draw:line draw:style-name="gr1" draw:text-style-name="P1" draw:layer="layout" svg:x1="26cm" svg:y1="0.5cm" svg:x2="26cm" svg:y2="15cm">
          <text:p/>
        </draw:line>
        <draw:line draw:style-name="gr1" draw:text-style-name="P1" draw:layer="layout" svg:x1="14.75cm" svg:y1="0.5cm" svg:x2="14.75cm" svg:y2="15cm">
          <text:p/>
        </draw:line>
        <draw:line draw:style-name="gr1" draw:text-style-name="P1" draw:layer="layout" svg:x1="20.375cm" svg:y1="0.5cm" svg:x2="20.375cm" svg:y2="15cm">
          <text:p/>
        </draw:line>
        <draw:line draw:style-name="gr3" draw:text-style-name="P2" draw:layer="layout" svg:x1="9.061cm" svg:y1="7.195cm" svg:x2="14.782cm" svg:y2="3.372cm">
          <text:p/>
        </draw:line>
        <draw:line draw:style-name="gr3" draw:text-style-name="P2" draw:layer="layout" svg:x1="9.005cm" svg:y1="7.051cm" svg:x2="14.792cm" svg:y2="10.195cm">
          <text:p/>
        </draw:line>
        <draw:custom-shape draw:style-name="gr5" draw:text-style-name="P3" draw:layer="layout" svg:width="0.317cm" svg:height="0.317cm" svg:x="14.594cm" svg:y="9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7cm" svg:height="0.317cm" svg:x="14.605cm" svg:y="3.2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.188cm" svg:y1="3.063cm" svg:x2="27.188cm" svg:y2="3.063cm">
          <text:p/>
        </draw:line>
        <draw:line draw:style-name="gr1" draw:text-style-name="P1" draw:layer="layout" svg:x1="2.188cm" svg:y1="9.313cm" svg:x2="27.188cm" svg:y2="9.313cm">
          <text:p/>
        </draw:line>
        <draw:line draw:style-name="gr1" draw:text-style-name="P1" draw:layer="layout" svg:x1="2.188cm" svg:y1="12.438cm" svg:x2="27.188cm" svg:y2="12.438cm">
          <text:p/>
        </draw:line>
        <draw:line draw:style-name="gr1" draw:text-style-name="P1" draw:layer="layout" svg:x1="2.188cm" svg:y1="1.5cm" svg:x2="27.188cm" svg:y2="1.5cm">
          <text:p/>
        </draw:line>
        <draw:frame draw:style-name="gr6" draw:text-style-name="P4" draw:layer="layout" svg:width="5.5cm" svg:height="2.384cm" svg:x="0cm" svg:y="1.116cm">
          <draw:text-box>
            <text:p><text:span text:style-name="T1">Position(Real)</text:span></text:p>
            <text:p><text:span text:style-name="T1">stepPosition(Integer)</text:span></text:p>
          </draw:text-box>
        </draw:frame>
        <draw:line draw:style-name="gr7" draw:text-style-name="P1" draw:layer="layout" svg:x1="2cm" svg:y1="4cm" svg:x2="2cm" svg:y2="2.5cm">
          <text:p/>
        </draw:line>
        <draw:frame draw:style-name="gr9" draw:text-style-name="P13" draw:layer="layout" svg:width="4cm" svg:height="0.962cm" svg:x="10cm" svg:y="14.077cm">
          <draw:text-box>
            <text:p><text:span text:style-name="T2">cycleTime</text:span></text:p>
          </draw:text-box>
        </draw:frame>
        <draw:line draw:style-name="gr10" draw:text-style-name="P2" draw:layer="layout" svg:x1="9.125cm" svg:y1="15cm" svg:x2="14.75cm" svg:y2="15cm">
          <text:p/>
        </draw:line>
        <draw:custom-shape draw:style-name="gr11" draw:text-style-name="P6" draw:layer="layout" svg:width="0.317cm" svg:height="0.317cm" svg:x="14.601cm" svg:y="4.4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14.601cm" svg:y="10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7" draw:layer="layout" svg:x1="13.159cm" svg:y1="9.306cm" svg:x2="13.159cm" svg:y2="10.786cm">
          <text:p/>
        </draw:line>
        <draw:custom-shape draw:style-name="gr13" draw:text-style-name="P8" draw:layer="layout" svg:width="0.317cm" svg:height="0.317cm" svg:x="10.416cm" svg:y="6.0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0.147cm" svg:y="9.1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3.02cm" svg:y="10.7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2.748cm" svg:y="4.4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0.147cm" svg:y="9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7" draw:layer="layout" svg:x1="10.286cm" svg:y1="7.704cm" svg:x2="10.286cm" svg:y2="9.184cm">
          <text:p/>
        </draw:line>
        <draw:custom-shape draw:style-name="gr13" draw:text-style-name="P8" draw:layer="layout" svg:width="0.317cm" svg:height="0.317cm" svg:x="10.147cm" svg:y="9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0.147cm" svg:y="9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0.147cm" svg:y="9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21" draw:layer="layout" svg:x1="9.105cm" svg:y1="7.75cm" svg:x2="10.315cm" svg:y2="7.75cm">
          <text:p text:style-name="P2"><text:span text:style-name="T2"><text:s text:c="2"/></text:span></text:p>
        </draw:line>
        <draw:line draw:style-name="gr12" draw:text-style-name="P7" draw:layer="layout" svg:x1="10.33cm" svg:y1="9.288cm" svg:x2="13.159cm" svg:y2="9.288cm">
          <text:p/>
        </draw:line>
        <draw:line draw:style-name="gr12" draw:text-style-name="P7" draw:layer="layout" svg:x1="13.189cm" svg:y1="10.872cm" svg:x2="14.749cm" svg:y2="10.872cm">
          <text:p/>
        </draw:line>
        <draw:line draw:style-name="gr16" draw:text-style-name="P7" draw:layer="layout" svg:x1="10.563cm" svg:y1="7.746cm" svg:x2="10.563cm" svg:y2="6.157cm">
          <text:p/>
        </draw:line>
        <draw:line draw:style-name="gr16" draw:text-style-name="P7" draw:layer="layout" svg:x1="12.891cm" svg:y1="6.189cm" svg:x2="12.891cm" svg:y2="4.6cm">
          <text:p/>
        </draw:line>
        <draw:line draw:style-name="gr16" draw:text-style-name="P7" draw:layer="layout" svg:x1="9.146cm" svg:y1="7.5cm" svg:x2="10.563cm" svg:y2="7.5cm">
          <text:p/>
        </draw:line>
        <draw:line draw:style-name="gr16" draw:text-style-name="P7" draw:layer="layout" svg:x1="10.563cm" svg:y1="6.157cm" svg:x2="12.891cm" svg:y2="6.157cm">
          <text:p/>
        </draw:line>
        <draw:line draw:style-name="gr16" draw:text-style-name="P7" draw:layer="layout" svg:x1="12.891cm" svg:y1="4.6cm" svg:x2="14.75cm" svg:y2="4.6cm">
          <text:p/>
        </draw:line>
        <draw:custom-shape draw:style-name="gr11" draw:text-style-name="P6" draw:layer="layout" svg:width="0.317cm" svg:height="0.317cm" svg:x="8.953cm" svg:y="7.5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3" draw:layer="layout" svg:width="7cm" svg:height="0.962cm" svg:x="5.5cm" svg:y="0.5cm">
          <draw:text-box>
            <text:p><text:span text:style-name="T2">Tstart</text:span></text:p>
          </draw:text-box>
        </draw:frame>
        <draw:frame draw:style-name="gr6" draw:text-style-name="P13" draw:layer="layout" svg:width="6.505cm" svg:height="2.384cm" svg:x="3.495cm" svg:y="6.5cm">
          <draw:text-box>
            <text:p><text:span text:style-name="T2">initialPosition</text:span></text:p>
            <text:p><text:span text:style-name="T2">initialStepPosition</text:span></text:p>
          </draw:text-box>
        </draw:frame>
        <draw:frame draw:style-name="gr23" draw:text-style-name="P13" draw:layer="layout" svg:width="15.5cm" svg:height="3.095cm" svg:x="13.5cm" svg:y="0cm">
          <draw:text-box>
            <text:p><text:span text:style-name="T2">”</text:span><text:span text:style-name="T2">scale” is known = steps/mm</text:span></text:p>
            <text:p><text:span text:style-name="T2">intitialStepPosition != stepPosition, must take step</text:span></text:p>
            <text:p><text:span text:style-name="T2">frequency range ok</text:span></text:p>
          </draw:text-box>
        </draw:frame>
        <draw:line draw:style-name="gr30" draw:text-style-name="P2" draw:layer="layout" svg:x1="8.961cm" svg:y1="5.249cm" svg:x2="10.548cm" svg:y2="5.249cm">
          <text:p/>
        </draw:line>
        <draw:line draw:style-name="gr1" draw:text-style-name="P1" draw:layer="layout" svg:x1="10.563cm" svg:y1="6.037cm" svg:x2="10.563cm" svg:y2="4.163cm">
          <text:p/>
        </draw:line>
        <draw:line draw:style-name="gr1" draw:text-style-name="P1" draw:layer="layout" svg:x1="10.286cm" svg:y1="10.5cm" svg:x2="10.286cm" svg:y2="7.715cm">
          <text:p/>
        </draw:line>
        <draw:line draw:style-name="gr30" draw:text-style-name="P2" draw:layer="layout" svg:x1="8.97cm" svg:y1="10.344cm" svg:x2="10.288cm" svg:y2="10.344cm">
          <text:p/>
        </draw:line>
        <draw:frame draw:style-name="gr8" draw:text-style-name="P22" draw:layer="layout" svg:width="2cm" svg:height="1cm" svg:x="9cm" svg:y="4.5cm">
          <draw:text-box>
            <text:p><text:span text:style-name="T7">Tstart</text:span></text:p>
          </draw:text-box>
        </draw:frame>
        <draw:frame draw:style-name="gr8" draw:text-style-name="P22" draw:layer="layout" svg:width="2cm" svg:height="1cm" svg:x="8.872cm" svg:y="9.55cm">
          <draw:text-box>
            <text:p><text:span text:style-name="T7">Tstart</text:span></text:p>
          </draw:text-box>
        </draw:frame>
        <draw:frame draw:style-name="gr31" draw:text-style-name="P23" draw:layer="layout" svg:width="12cm" svg:height="2.621cm" svg:x="16cm" svg:y="4.5cm">
          <draw:text-box>
            <text:p><text:span text:style-name="T8">For positive k:</text:span></text:p>
            <text:p><text:span text:style-name="T8">Tstart = (ceil(initialPosition*scale)-m)/k</text:span></text:p>
            <text:p text:style-name="P16"><text:span text:style-name="T8">For negative k:</text:span></text:p>
            <text:p text:style-name="P16"><text:span text:style-name="T8">Tstart = -(floor(initialPosition*scale)-m)/k</text:span></text:p>
            <text:p><text:span text:style-name="T8"/></text:p>
          </draw:text-box>
        </draw:frame>
        <draw:line draw:style-name="gr27" draw:text-style-name="P1" draw:layer="layout" svg:x1="8.802cm" svg:y1="15.5cm" svg:x2="15cm" svg:y2="15.5cm">
          <text:p/>
        </draw:line>
        <draw:frame draw:style-name="gr8" draw:text-style-name="P13" draw:layer="layout" svg:width="2cm" svg:height="1cm" svg:x="15cm" svg:y="15cm">
          <draw:text-box>
            <text:p><text:span text:style-name="T2">Time</text:span></text:p>
          </draw:text-box>
        </draw:frame>
        <presentation:notes draw:style-name="dp2">
          <draw:page-thumbnail draw:style-name="gr21" draw:layer="layout" svg:width="19.798cm" svg:height="11.136cm" svg:x="0.6cm" svg:y="2.257cm" draw:page-number="9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line draw:style-name="gr1" draw:text-style-name="P1" draw:layer="layout" svg:x1="2.188cm" svg:y1="14cm" svg:x2="27.188cm" svg:y2="14cm">
          <text:p/>
        </draw:line>
        <draw:line draw:style-name="gr1" draw:text-style-name="P1" draw:layer="layout" svg:x1="2.188cm" svg:y1="7.75cm" svg:x2="27.188cm" svg:y2="7.75cm">
          <text:p/>
        </draw:line>
        <draw:line draw:style-name="gr1" draw:text-style-name="P1" draw:layer="layout" svg:x1="2.188cm" svg:y1="4.625cm" svg:x2="27.188cm" svg:y2="4.625cm">
          <text:p/>
        </draw:line>
        <draw:line draw:style-name="gr1" draw:text-style-name="P1" draw:layer="layout" svg:x1="2.188cm" svg:y1="6.188cm" svg:x2="27.188cm" svg:y2="6.188cm">
          <text:p/>
        </draw:line>
        <draw:line draw:style-name="gr1" draw:text-style-name="P1" draw:layer="layout" svg:x1="2.188cm" svg:y1="10.875cm" svg:x2="27.188cm" svg:y2="10.875cm">
          <text:p/>
        </draw:line>
        <draw:line draw:style-name="gr1" draw:text-style-name="P1" draw:layer="layout" svg:x1="3.5cm" svg:y1="0.5cm" svg:x2="3.5cm" svg:y2="15cm">
          <text:p/>
        </draw:line>
        <draw:line draw:style-name="gr1" draw:text-style-name="P1" draw:layer="layout" svg:x1="9.125cm" svg:y1="0.5cm" svg:x2="9.125cm" svg:y2="15cm">
          <text:p/>
        </draw:line>
        <draw:line draw:style-name="gr1" draw:text-style-name="P1" draw:layer="layout" svg:x1="26cm" svg:y1="0.5cm" svg:x2="26cm" svg:y2="15cm">
          <text:p/>
        </draw:line>
        <draw:line draw:style-name="gr1" draw:text-style-name="P1" draw:layer="layout" svg:x1="14.75cm" svg:y1="0.5cm" svg:x2="14.75cm" svg:y2="15cm">
          <text:p/>
        </draw:line>
        <draw:line draw:style-name="gr1" draw:text-style-name="P1" draw:layer="layout" svg:x1="20.375cm" svg:y1="0.5cm" svg:x2="20.375cm" svg:y2="15cm">
          <text:p/>
        </draw:line>
        <draw:line draw:style-name="gr3" draw:text-style-name="P2" draw:layer="layout" svg:x1="9.061cm" svg:y1="7.195cm" svg:x2="14.782cm" svg:y2="3.372cm">
          <text:p/>
        </draw:line>
        <draw:line draw:style-name="gr3" draw:text-style-name="P2" draw:layer="layout" svg:x1="9.005cm" svg:y1="7.051cm" svg:x2="14.792cm" svg:y2="10.195cm">
          <text:p/>
        </draw:line>
        <draw:custom-shape draw:style-name="gr5" draw:text-style-name="P3" draw:layer="layout" svg:width="0.317cm" svg:height="0.317cm" svg:x="14.594cm" svg:y="9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7cm" svg:height="0.317cm" svg:x="14.605cm" svg:y="3.2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.188cm" svg:y1="3.063cm" svg:x2="27.188cm" svg:y2="3.063cm">
          <text:p/>
        </draw:line>
        <draw:line draw:style-name="gr1" draw:text-style-name="P1" draw:layer="layout" svg:x1="2.188cm" svg:y1="9.313cm" svg:x2="27.188cm" svg:y2="9.313cm">
          <text:p/>
        </draw:line>
        <draw:line draw:style-name="gr1" draw:text-style-name="P1" draw:layer="layout" svg:x1="2.188cm" svg:y1="12.438cm" svg:x2="27.188cm" svg:y2="12.438cm">
          <text:p/>
        </draw:line>
        <draw:line draw:style-name="gr1" draw:text-style-name="P1" draw:layer="layout" svg:x1="2.188cm" svg:y1="1.5cm" svg:x2="27.188cm" svg:y2="1.5cm">
          <text:p/>
        </draw:line>
        <draw:frame draw:style-name="gr6" draw:text-style-name="P4" draw:layer="layout" svg:width="5.5cm" svg:height="2.384cm" svg:x="0cm" svg:y="1.116cm">
          <draw:text-box>
            <text:p><text:span text:style-name="T1">Position(Real)</text:span></text:p>
            <text:p><text:span text:style-name="T1">stepPosition(Integer)</text:span></text:p>
          </draw:text-box>
        </draw:frame>
        <draw:line draw:style-name="gr7" draw:text-style-name="P1" draw:layer="layout" svg:x1="2cm" svg:y1="4cm" svg:x2="2cm" svg:y2="2.5cm">
          <text:p/>
        </draw:line>
        <draw:frame draw:style-name="gr9" draw:text-style-name="P13" draw:layer="layout" svg:width="4cm" svg:height="0.962cm" svg:x="10cm" svg:y="14.077cm">
          <draw:text-box>
            <text:p><text:span text:style-name="T2">cycleTime</text:span></text:p>
          </draw:text-box>
        </draw:frame>
        <draw:line draw:style-name="gr10" draw:text-style-name="P2" draw:layer="layout" svg:x1="9.125cm" svg:y1="15cm" svg:x2="14.75cm" svg:y2="15cm">
          <text:p/>
        </draw:line>
        <draw:custom-shape draw:style-name="gr11" draw:text-style-name="P6" draw:layer="layout" svg:width="0.317cm" svg:height="0.317cm" svg:x="14.601cm" svg:y="4.4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14.601cm" svg:y="10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7" draw:layer="layout" svg:x1="13.159cm" svg:y1="9.306cm" svg:x2="13.159cm" svg:y2="10.786cm">
          <text:p/>
        </draw:line>
        <draw:custom-shape draw:style-name="gr13" draw:text-style-name="P8" draw:layer="layout" svg:width="0.317cm" svg:height="0.317cm" svg:x="10.416cm" svg:y="6.0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0.147cm" svg:y="9.1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3.02cm" svg:y="10.7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2.748cm" svg:y="4.4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0.147cm" svg:y="9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7" draw:layer="layout" svg:x1="10.286cm" svg:y1="7.704cm" svg:x2="10.286cm" svg:y2="9.184cm">
          <text:p/>
        </draw:line>
        <draw:custom-shape draw:style-name="gr13" draw:text-style-name="P8" draw:layer="layout" svg:width="0.317cm" svg:height="0.317cm" svg:x="10.147cm" svg:y="9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0.147cm" svg:y="9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0.147cm" svg:y="9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21" draw:layer="layout" svg:x1="9.105cm" svg:y1="7.75cm" svg:x2="10.315cm" svg:y2="7.75cm">
          <text:p text:style-name="P2"><text:span text:style-name="T2"><text:s text:c="2"/></text:span></text:p>
        </draw:line>
        <draw:line draw:style-name="gr12" draw:text-style-name="P7" draw:layer="layout" svg:x1="10.33cm" svg:y1="9.288cm" svg:x2="13.159cm" svg:y2="9.288cm">
          <text:p/>
        </draw:line>
        <draw:line draw:style-name="gr12" draw:text-style-name="P7" draw:layer="layout" svg:x1="13.189cm" svg:y1="10.872cm" svg:x2="14.749cm" svg:y2="10.872cm">
          <text:p/>
        </draw:line>
        <draw:line draw:style-name="gr16" draw:text-style-name="P7" draw:layer="layout" svg:x1="10.563cm" svg:y1="7.746cm" svg:x2="10.563cm" svg:y2="6.157cm">
          <text:p/>
        </draw:line>
        <draw:line draw:style-name="gr16" draw:text-style-name="P7" draw:layer="layout" svg:x1="12.891cm" svg:y1="6.189cm" svg:x2="12.891cm" svg:y2="4.6cm">
          <text:p/>
        </draw:line>
        <draw:line draw:style-name="gr16" draw:text-style-name="P7" draw:layer="layout" svg:x1="9.146cm" svg:y1="7.5cm" svg:x2="10.563cm" svg:y2="7.5cm">
          <text:p/>
        </draw:line>
        <draw:line draw:style-name="gr16" draw:text-style-name="P7" draw:layer="layout" svg:x1="10.563cm" svg:y1="6.157cm" svg:x2="12.891cm" svg:y2="6.157cm">
          <text:p/>
        </draw:line>
        <draw:line draw:style-name="gr16" draw:text-style-name="P7" draw:layer="layout" svg:x1="12.891cm" svg:y1="4.6cm" svg:x2="14.75cm" svg:y2="4.6cm">
          <text:p/>
        </draw:line>
        <draw:custom-shape draw:style-name="gr11" draw:text-style-name="P6" draw:layer="layout" svg:width="0.317cm" svg:height="0.317cm" svg:x="8.953cm" svg:y="7.5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3" draw:layer="layout" svg:width="7cm" svg:height="0.962cm" svg:x="5.5cm" svg:y="0.5cm">
          <draw:text-box>
            <text:p><text:span text:style-name="T2">Frequency</text:span></text:p>
          </draw:text-box>
        </draw:frame>
        <draw:frame draw:style-name="gr6" draw:text-style-name="P13" draw:layer="layout" svg:width="6.505cm" svg:height="2.384cm" svg:x="3.495cm" svg:y="6.5cm">
          <draw:text-box>
            <text:p><text:span text:style-name="T2">initialPosition</text:span></text:p>
            <text:p><text:span text:style-name="T2">initialStepPosition</text:span></text:p>
          </draw:text-box>
        </draw:frame>
        <draw:frame draw:style-name="gr23" draw:text-style-name="P13" draw:layer="layout" svg:width="15.5cm" svg:height="3.095cm" svg:x="13.5cm" svg:y="0cm">
          <draw:text-box>
            <text:p><text:span text:style-name="T2">”</text:span><text:span text:style-name="T2">scale” is known = steps/mm</text:span></text:p>
            <text:p><text:span text:style-name="T2">intitialStepPosition != stepPosition, must take step</text:span></text:p>
            <text:p><text:span text:style-name="T2">frequency range ok</text:span></text:p>
            <text:p><text:span text:style-name="T2">Tstart is known</text:span></text:p>
          </draw:text-box>
        </draw:frame>
        <draw:line draw:style-name="gr30" draw:text-style-name="P2" draw:layer="layout" svg:x1="8.961cm" svg:y1="5.249cm" svg:x2="10.548cm" svg:y2="5.249cm">
          <text:p/>
        </draw:line>
        <draw:line draw:style-name="gr1" draw:text-style-name="P1" draw:layer="layout" svg:x1="10.563cm" svg:y1="6.037cm" svg:x2="10.563cm" svg:y2="4.163cm">
          <text:p/>
        </draw:line>
        <draw:line draw:style-name="gr1" draw:text-style-name="P1" draw:layer="layout" svg:x1="10.286cm" svg:y1="10.5cm" svg:x2="10.286cm" svg:y2="7.715cm">
          <text:p/>
        </draw:line>
        <draw:line draw:style-name="gr30" draw:text-style-name="P2" draw:layer="layout" svg:x1="8.97cm" svg:y1="10.344cm" svg:x2="10.288cm" svg:y2="10.344cm">
          <text:p/>
        </draw:line>
        <draw:frame draw:style-name="gr8" draw:text-style-name="P22" draw:layer="layout" svg:width="2cm" svg:height="1cm" svg:x="9cm" svg:y="4.5cm">
          <draw:text-box>
            <text:p><text:span text:style-name="T7">Tstart</text:span></text:p>
          </draw:text-box>
        </draw:frame>
        <draw:frame draw:style-name="gr8" draw:text-style-name="P22" draw:layer="layout" svg:width="2cm" svg:height="1cm" svg:x="8.872cm" svg:y="9.55cm">
          <draw:text-box>
            <text:p><text:span text:style-name="T7">Tstart</text:span></text:p>
          </draw:text-box>
        </draw:frame>
        <draw:frame draw:style-name="gr32" draw:text-style-name="P24" draw:layer="layout" svg:width="8.287cm" svg:height="1.2cm" svg:x="15.5cm" svg:y="6.3cm">
          <draw:text-box>
            <text:p><text:span text:style-name="T8">Frequency = slope of curve, k * scale</text:span></text:p>
            <text:p><text:span text:style-name="T8">Frequency = k * scale</text:span></text:p>
          </draw:text-box>
        </draw:frame>
        <draw:line draw:style-name="gr27" draw:text-style-name="P1" draw:layer="layout" svg:x1="8.802cm" svg:y1="15.5cm" svg:x2="15cm" svg:y2="15.5cm">
          <text:p/>
        </draw:line>
        <draw:frame draw:style-name="gr8" draw:text-style-name="P13" draw:layer="layout" svg:width="2cm" svg:height="1cm" svg:x="15cm" svg:y="15cm">
          <draw:text-box>
            <text:p><text:span text:style-name="T2">Time</text:span></text:p>
          </draw:text-box>
        </draw:frame>
        <presentation:notes draw:style-name="dp2">
          <draw:page-thumbnail draw:style-name="gr21" draw:layer="layout" svg:width="19.798cm" svg:height="11.136cm" svg:x="0.6cm" svg:y="2.257cm" draw:page-number="1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line draw:style-name="gr1" draw:text-style-name="P1" draw:layer="layout" svg:x1="2.188cm" svg:y1="14cm" svg:x2="27.188cm" svg:y2="14cm">
          <text:p/>
        </draw:line>
        <draw:line draw:style-name="gr1" draw:text-style-name="P1" draw:layer="layout" svg:x1="2.188cm" svg:y1="7.75cm" svg:x2="27.188cm" svg:y2="7.75cm">
          <text:p/>
        </draw:line>
        <draw:line draw:style-name="gr1" draw:text-style-name="P1" draw:layer="layout" svg:x1="2.188cm" svg:y1="4.625cm" svg:x2="27.188cm" svg:y2="4.625cm">
          <text:p/>
        </draw:line>
        <draw:line draw:style-name="gr1" draw:text-style-name="P1" draw:layer="layout" svg:x1="2.188cm" svg:y1="6.188cm" svg:x2="27.188cm" svg:y2="6.188cm">
          <text:p/>
        </draw:line>
        <draw:line draw:style-name="gr1" draw:text-style-name="P1" draw:layer="layout" svg:x1="2.188cm" svg:y1="10.875cm" svg:x2="27.188cm" svg:y2="10.875cm">
          <text:p/>
        </draw:line>
        <draw:line draw:style-name="gr1" draw:text-style-name="P1" draw:layer="layout" svg:x1="3.5cm" svg:y1="0.5cm" svg:x2="3.5cm" svg:y2="15cm">
          <text:p/>
        </draw:line>
        <draw:line draw:style-name="gr1" draw:text-style-name="P1" draw:layer="layout" svg:x1="9.125cm" svg:y1="0.5cm" svg:x2="9.125cm" svg:y2="15cm">
          <text:p/>
        </draw:line>
        <draw:line draw:style-name="gr1" draw:text-style-name="P1" draw:layer="layout" svg:x1="26cm" svg:y1="0.5cm" svg:x2="26cm" svg:y2="15cm">
          <text:p/>
        </draw:line>
        <draw:line draw:style-name="gr1" draw:text-style-name="P1" draw:layer="layout" svg:x1="14.75cm" svg:y1="0.5cm" svg:x2="14.75cm" svg:y2="15cm">
          <text:p/>
        </draw:line>
        <draw:line draw:style-name="gr1" draw:text-style-name="P1" draw:layer="layout" svg:x1="20.375cm" svg:y1="0.5cm" svg:x2="20.375cm" svg:y2="15cm">
          <text:p/>
        </draw:line>
        <draw:line draw:style-name="gr3" draw:text-style-name="P2" draw:layer="layout" svg:x1="9.061cm" svg:y1="7.195cm" svg:x2="14.782cm" svg:y2="3.372cm">
          <text:p/>
        </draw:line>
        <draw:line draw:style-name="gr3" draw:text-style-name="P2" draw:layer="layout" svg:x1="9.005cm" svg:y1="7.051cm" svg:x2="14.792cm" svg:y2="10.195cm">
          <text:p/>
        </draw:line>
        <draw:custom-shape draw:style-name="gr5" draw:text-style-name="P3" draw:layer="layout" svg:width="0.317cm" svg:height="0.317cm" svg:x="14.594cm" svg:y="9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7cm" svg:height="0.317cm" svg:x="14.605cm" svg:y="3.2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.188cm" svg:y1="3.063cm" svg:x2="27.188cm" svg:y2="3.063cm">
          <text:p/>
        </draw:line>
        <draw:line draw:style-name="gr1" draw:text-style-name="P1" draw:layer="layout" svg:x1="2.188cm" svg:y1="9.313cm" svg:x2="27.188cm" svg:y2="9.313cm">
          <text:p/>
        </draw:line>
        <draw:line draw:style-name="gr1" draw:text-style-name="P1" draw:layer="layout" svg:x1="2.188cm" svg:y1="12.438cm" svg:x2="27.188cm" svg:y2="12.438cm">
          <text:p/>
        </draw:line>
        <draw:line draw:style-name="gr1" draw:text-style-name="P1" draw:layer="layout" svg:x1="2.188cm" svg:y1="1.5cm" svg:x2="27.188cm" svg:y2="1.5cm">
          <text:p/>
        </draw:line>
        <draw:frame draw:style-name="gr6" draw:text-style-name="P4" draw:layer="layout" svg:width="5.5cm" svg:height="2.384cm" svg:x="0cm" svg:y="1.116cm">
          <draw:text-box>
            <text:p><text:span text:style-name="T1">Position(Real)</text:span></text:p>
            <text:p><text:span text:style-name="T1">stepPosition(Integer)</text:span></text:p>
          </draw:text-box>
        </draw:frame>
        <draw:line draw:style-name="gr7" draw:text-style-name="P1" draw:layer="layout" svg:x1="2cm" svg:y1="4cm" svg:x2="2cm" svg:y2="2.5cm">
          <text:p/>
        </draw:line>
        <draw:frame draw:style-name="gr9" draw:text-style-name="P13" draw:layer="layout" svg:width="4cm" svg:height="0.962cm" svg:x="10cm" svg:y="14.077cm">
          <draw:text-box>
            <text:p><text:span text:style-name="T2">cycleTime</text:span></text:p>
          </draw:text-box>
        </draw:frame>
        <draw:line draw:style-name="gr10" draw:text-style-name="P2" draw:layer="layout" svg:x1="9.125cm" svg:y1="15cm" svg:x2="14.75cm" svg:y2="15cm">
          <text:p/>
        </draw:line>
        <draw:custom-shape draw:style-name="gr11" draw:text-style-name="P6" draw:layer="layout" svg:width="0.317cm" svg:height="0.317cm" svg:x="14.601cm" svg:y="4.4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14.601cm" svg:y="10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7" draw:layer="layout" svg:x1="13.159cm" svg:y1="9.306cm" svg:x2="13.159cm" svg:y2="10.786cm">
          <text:p/>
        </draw:line>
        <draw:custom-shape draw:style-name="gr13" draw:text-style-name="P8" draw:layer="layout" svg:width="0.317cm" svg:height="0.317cm" svg:x="10.416cm" svg:y="6.0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0.147cm" svg:y="9.1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3.02cm" svg:y="10.7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2.748cm" svg:y="4.4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0.147cm" svg:y="9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7" draw:layer="layout" svg:x1="10.286cm" svg:y1="7.704cm" svg:x2="10.286cm" svg:y2="9.184cm">
          <text:p/>
        </draw:line>
        <draw:custom-shape draw:style-name="gr13" draw:text-style-name="P8" draw:layer="layout" svg:width="0.317cm" svg:height="0.317cm" svg:x="10.147cm" svg:y="9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0.147cm" svg:y="9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0.147cm" svg:y="9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21" draw:layer="layout" svg:x1="9.105cm" svg:y1="7.75cm" svg:x2="10.315cm" svg:y2="7.75cm">
          <text:p text:style-name="P2"><text:span text:style-name="T2"><text:s text:c="2"/></text:span></text:p>
        </draw:line>
        <draw:line draw:style-name="gr12" draw:text-style-name="P7" draw:layer="layout" svg:x1="10.33cm" svg:y1="9.288cm" svg:x2="13.159cm" svg:y2="9.288cm">
          <text:p/>
        </draw:line>
        <draw:line draw:style-name="gr12" draw:text-style-name="P7" draw:layer="layout" svg:x1="13.189cm" svg:y1="10.872cm" svg:x2="14.749cm" svg:y2="10.872cm">
          <text:p/>
        </draw:line>
        <draw:line draw:style-name="gr16" draw:text-style-name="P7" draw:layer="layout" svg:x1="10.563cm" svg:y1="7.746cm" svg:x2="10.563cm" svg:y2="6.157cm">
          <text:p/>
        </draw:line>
        <draw:line draw:style-name="gr16" draw:text-style-name="P7" draw:layer="layout" svg:x1="12.891cm" svg:y1="6.189cm" svg:x2="12.891cm" svg:y2="4.6cm">
          <text:p/>
        </draw:line>
        <draw:line draw:style-name="gr16" draw:text-style-name="P7" draw:layer="layout" svg:x1="9.146cm" svg:y1="7.5cm" svg:x2="10.563cm" svg:y2="7.5cm">
          <text:p/>
        </draw:line>
        <draw:line draw:style-name="gr16" draw:text-style-name="P7" draw:layer="layout" svg:x1="10.563cm" svg:y1="6.157cm" svg:x2="12.891cm" svg:y2="6.157cm">
          <text:p/>
        </draw:line>
        <draw:line draw:style-name="gr16" draw:text-style-name="P7" draw:layer="layout" svg:x1="12.891cm" svg:y1="4.6cm" svg:x2="14.75cm" svg:y2="4.6cm">
          <text:p/>
        </draw:line>
        <draw:custom-shape draw:style-name="gr11" draw:text-style-name="P6" draw:layer="layout" svg:width="0.317cm" svg:height="0.317cm" svg:x="8.953cm" svg:y="7.5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3" draw:layer="layout" svg:width="7cm" svg:height="1.673cm" svg:x="5.5cm" svg:y="0.5cm">
          <draw:text-box>
            <text:p><text:span text:style-name="T2">Number of steps</text:span></text:p>
            <text:p><text:span text:style-name="T2">and direction</text:span></text:p>
          </draw:text-box>
        </draw:frame>
        <draw:frame draw:style-name="gr6" draw:text-style-name="P13" draw:layer="layout" svg:width="6.505cm" svg:height="2.384cm" svg:x="3.495cm" svg:y="6.5cm">
          <draw:text-box>
            <text:p><text:span text:style-name="T2">initialPosition</text:span></text:p>
            <text:p><text:span text:style-name="T2">initialStepPosition</text:span></text:p>
          </draw:text-box>
        </draw:frame>
        <draw:frame draw:style-name="gr29" draw:text-style-name="P4" draw:layer="layout" svg:width="13cm" svg:height="3.026cm" svg:x="16cm" svg:y="0.057cm">
          <draw:text-box>
            <text:p><text:span text:style-name="T1">”</text:span><text:span text:style-name="T1">scale” is known = steps/mm</text:span></text:p>
            <text:p><text:span text:style-name="T1">intitialStepPosition != stepPosition, must take step</text:span></text:p>
            <text:p><text:span text:style-name="T1">Frequency range ok</text:span></text:p>
            <text:p><text:span text:style-name="T1">Tstart is known</text:span></text:p>
            <text:p><text:span text:style-name="T1">Frequency is known</text:span></text:p>
          </draw:text-box>
        </draw:frame>
        <draw:line draw:style-name="gr30" draw:text-style-name="P2" draw:layer="layout" svg:x1="8.961cm" svg:y1="5.249cm" svg:x2="10.548cm" svg:y2="5.249cm">
          <text:p/>
        </draw:line>
        <draw:line draw:style-name="gr1" draw:text-style-name="P1" draw:layer="layout" svg:x1="10.563cm" svg:y1="6.037cm" svg:x2="10.563cm" svg:y2="4.163cm">
          <text:p/>
        </draw:line>
        <draw:line draw:style-name="gr1" draw:text-style-name="P1" draw:layer="layout" svg:x1="10.286cm" svg:y1="10.5cm" svg:x2="10.286cm" svg:y2="7.715cm">
          <text:p/>
        </draw:line>
        <draw:line draw:style-name="gr30" draw:text-style-name="P2" draw:layer="layout" svg:x1="8.97cm" svg:y1="10.344cm" svg:x2="10.288cm" svg:y2="10.344cm">
          <text:p/>
        </draw:line>
        <draw:frame draw:style-name="gr8" draw:text-style-name="P22" draw:layer="layout" svg:width="2cm" svg:height="1cm" svg:x="9cm" svg:y="4.5cm">
          <draw:text-box>
            <text:p><text:span text:style-name="T7">Tstart</text:span></text:p>
          </draw:text-box>
        </draw:frame>
        <draw:frame draw:style-name="gr8" draw:text-style-name="P22" draw:layer="layout" svg:width="2cm" svg:height="1cm" svg:x="8.872cm" svg:y="9.55cm">
          <draw:text-box>
            <text:p><text:span text:style-name="T7">Tstart</text:span></text:p>
          </draw:text-box>
        </draw:frame>
        <draw:frame draw:style-name="gr33" draw:text-style-name="P24" draw:layer="layout" svg:width="13.5cm" svg:height="2.147cm" svg:x="15.5cm" svg:y="6.3cm">
          <draw:text-box>
            <text:p><text:span text:style-name="T8">nSteps = commandedStepPosition - initialStepPosition</text:span></text:p>
            <text:p><text:span text:style-name="T8">sign(nSteps) = direction</text:span></text:p>
            <text:p><text:span text:style-name="T8">sign(k) = direction</text:span></text:p>
          </draw:text-box>
        </draw:frame>
        <draw:frame draw:style-name="gr6" draw:text-style-name="P5" draw:layer="layout" svg:width="15.005cm" svg:height="2.384cm" svg:x="14.75cm" svg:y="3.235cm">
          <draw:text-box>
            <text:p>commandedPosition</text:p>
            <text:p>commandedStepPosition</text:p>
            <text:p/>
          </draw:text-box>
        </draw:frame>
        <draw:frame draw:style-name="gr6" draw:text-style-name="P5" draw:layer="layout" svg:width="15.005cm" svg:height="2.384cm" svg:x="14.792cm" svg:y="9.616cm">
          <draw:text-box>
            <text:p>commandedPosition</text:p>
            <text:p>stepPosition</text:p>
            <text:p/>
          </draw:text-box>
        </draw:frame>
        <draw:line draw:style-name="gr27" draw:text-style-name="P1" draw:layer="layout" svg:x1="8.802cm" svg:y1="15.5cm" svg:x2="15cm" svg:y2="15.5cm">
          <text:p/>
        </draw:line>
        <draw:frame draw:style-name="gr8" draw:text-style-name="P13" draw:layer="layout" svg:width="2cm" svg:height="1cm" svg:x="15cm" svg:y="15cm">
          <draw:text-box>
            <text:p><text:span text:style-name="T2">Time</text:span></text:p>
          </draw:text-box>
        </draw:frame>
        <presentation:notes draw:style-name="dp2">
          <draw:page-thumbnail draw:style-name="gr21" draw:layer="layout" svg:width="19.798cm" svg:height="11.136cm" svg:x="0.6cm" svg:y="2.257cm" draw:page-number="1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line draw:style-name="gr1" draw:text-style-name="P1" draw:layer="layout" svg:x1="2.188cm" svg:y1="14cm" svg:x2="27.188cm" svg:y2="14cm">
          <text:p/>
        </draw:line>
        <draw:line draw:style-name="gr1" draw:text-style-name="P1" draw:layer="layout" svg:x1="2.188cm" svg:y1="7.75cm" svg:x2="27.188cm" svg:y2="7.75cm">
          <text:p/>
        </draw:line>
        <draw:line draw:style-name="gr1" draw:text-style-name="P1" draw:layer="layout" svg:x1="2.188cm" svg:y1="4.625cm" svg:x2="27.188cm" svg:y2="4.625cm">
          <text:p/>
        </draw:line>
        <draw:line draw:style-name="gr1" draw:text-style-name="P1" draw:layer="layout" svg:x1="2.188cm" svg:y1="6.188cm" svg:x2="27.188cm" svg:y2="6.188cm">
          <text:p/>
        </draw:line>
        <draw:line draw:style-name="gr1" draw:text-style-name="P1" draw:layer="layout" svg:x1="2.188cm" svg:y1="10.875cm" svg:x2="27.188cm" svg:y2="10.875cm">
          <text:p/>
        </draw:line>
        <draw:line draw:style-name="gr1" draw:text-style-name="P1" draw:layer="layout" svg:x1="3.5cm" svg:y1="0.5cm" svg:x2="3.5cm" svg:y2="15cm">
          <text:p/>
        </draw:line>
        <draw:line draw:style-name="gr1" draw:text-style-name="P1" draw:layer="layout" svg:x1="9.125cm" svg:y1="0.5cm" svg:x2="9.125cm" svg:y2="15cm">
          <text:p/>
        </draw:line>
        <draw:line draw:style-name="gr1" draw:text-style-name="P1" draw:layer="layout" svg:x1="26cm" svg:y1="0.5cm" svg:x2="26cm" svg:y2="15cm">
          <text:p/>
        </draw:line>
        <draw:line draw:style-name="gr1" draw:text-style-name="P1" draw:layer="layout" svg:x1="14.75cm" svg:y1="0.5cm" svg:x2="14.75cm" svg:y2="15cm">
          <text:p/>
        </draw:line>
        <draw:line draw:style-name="gr1" draw:text-style-name="P1" draw:layer="layout" svg:x1="20.375cm" svg:y1="0.5cm" svg:x2="20.375cm" svg:y2="15cm">
          <text:p/>
        </draw:line>
        <draw:line draw:style-name="gr3" draw:text-style-name="P2" draw:layer="layout" svg:x1="9.061cm" svg:y1="7.195cm" svg:x2="14.782cm" svg:y2="3.372cm">
          <text:p/>
        </draw:line>
        <draw:line draw:style-name="gr3" draw:text-style-name="P2" draw:layer="layout" svg:x1="9.005cm" svg:y1="7.051cm" svg:x2="14.792cm" svg:y2="10.195cm">
          <text:p/>
        </draw:line>
        <draw:custom-shape draw:style-name="gr5" draw:text-style-name="P3" draw:layer="layout" svg:width="0.317cm" svg:height="0.317cm" svg:x="14.594cm" svg:y="9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7cm" svg:height="0.317cm" svg:x="14.605cm" svg:y="3.2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.188cm" svg:y1="3.063cm" svg:x2="27.188cm" svg:y2="3.063cm">
          <text:p/>
        </draw:line>
        <draw:line draw:style-name="gr1" draw:text-style-name="P1" draw:layer="layout" svg:x1="2.188cm" svg:y1="9.313cm" svg:x2="27.188cm" svg:y2="9.313cm">
          <text:p/>
        </draw:line>
        <draw:line draw:style-name="gr1" draw:text-style-name="P1" draw:layer="layout" svg:x1="2.188cm" svg:y1="12.438cm" svg:x2="27.188cm" svg:y2="12.438cm">
          <text:p/>
        </draw:line>
        <draw:line draw:style-name="gr1" draw:text-style-name="P1" draw:layer="layout" svg:x1="2.188cm" svg:y1="1.5cm" svg:x2="27.188cm" svg:y2="1.5cm">
          <text:p/>
        </draw:line>
        <draw:frame draw:style-name="gr6" draw:text-style-name="P4" draw:layer="layout" svg:width="5.5cm" svg:height="2.384cm" svg:x="0cm" svg:y="1.116cm">
          <draw:text-box>
            <text:p><text:span text:style-name="T1">Position(Real)</text:span></text:p>
            <text:p><text:span text:style-name="T1">stepPosition(Integer)</text:span></text:p>
          </draw:text-box>
        </draw:frame>
        <draw:line draw:style-name="gr7" draw:text-style-name="P1" draw:layer="layout" svg:x1="2cm" svg:y1="4cm" svg:x2="2cm" svg:y2="2.5cm">
          <text:p/>
        </draw:line>
        <draw:frame draw:style-name="gr9" draw:text-style-name="P13" draw:layer="layout" svg:width="4cm" svg:height="0.962cm" svg:x="10cm" svg:y="14.077cm">
          <draw:text-box>
            <text:p><text:span text:style-name="T2">cycleTime</text:span></text:p>
          </draw:text-box>
        </draw:frame>
        <draw:line draw:style-name="gr10" draw:text-style-name="P2" draw:layer="layout" svg:x1="9.125cm" svg:y1="15cm" svg:x2="14.75cm" svg:y2="15cm">
          <text:p/>
        </draw:line>
        <draw:custom-shape draw:style-name="gr11" draw:text-style-name="P6" draw:layer="layout" svg:width="0.317cm" svg:height="0.317cm" svg:x="14.601cm" svg:y="4.4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14.601cm" svg:y="10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7" draw:layer="layout" svg:x1="13.159cm" svg:y1="9.306cm" svg:x2="13.159cm" svg:y2="10.786cm">
          <text:p/>
        </draw:line>
        <draw:custom-shape draw:style-name="gr13" draw:text-style-name="P8" draw:layer="layout" svg:width="0.317cm" svg:height="0.317cm" svg:x="10.416cm" svg:y="6.0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0.147cm" svg:y="9.1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3.02cm" svg:y="10.7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2.748cm" svg:y="4.4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0.147cm" svg:y="9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7" draw:layer="layout" svg:x1="10.286cm" svg:y1="7.704cm" svg:x2="10.286cm" svg:y2="9.184cm">
          <text:p/>
        </draw:line>
        <draw:custom-shape draw:style-name="gr13" draw:text-style-name="P8" draw:layer="layout" svg:width="0.317cm" svg:height="0.317cm" svg:x="10.147cm" svg:y="9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0.147cm" svg:y="9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0.147cm" svg:y="9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21" draw:layer="layout" svg:x1="9.105cm" svg:y1="7.75cm" svg:x2="10.315cm" svg:y2="7.75cm">
          <text:p text:style-name="P2"><text:span text:style-name="T2"><text:s text:c="2"/></text:span></text:p>
        </draw:line>
        <draw:line draw:style-name="gr12" draw:text-style-name="P7" draw:layer="layout" svg:x1="10.33cm" svg:y1="9.288cm" svg:x2="13.159cm" svg:y2="9.288cm">
          <text:p/>
        </draw:line>
        <draw:line draw:style-name="gr12" draw:text-style-name="P7" draw:layer="layout" svg:x1="13.189cm" svg:y1="10.872cm" svg:x2="14.749cm" svg:y2="10.872cm">
          <text:p/>
        </draw:line>
        <draw:line draw:style-name="gr16" draw:text-style-name="P7" draw:layer="layout" svg:x1="10.563cm" svg:y1="7.746cm" svg:x2="10.563cm" svg:y2="6.157cm">
          <text:p/>
        </draw:line>
        <draw:line draw:style-name="gr16" draw:text-style-name="P7" draw:layer="layout" svg:x1="12.891cm" svg:y1="6.189cm" svg:x2="12.891cm" svg:y2="4.6cm">
          <text:p/>
        </draw:line>
        <draw:line draw:style-name="gr16" draw:text-style-name="P7" draw:layer="layout" svg:x1="9.146cm" svg:y1="7.5cm" svg:x2="10.563cm" svg:y2="7.5cm">
          <text:p/>
        </draw:line>
        <draw:line draw:style-name="gr16" draw:text-style-name="P7" draw:layer="layout" svg:x1="10.563cm" svg:y1="6.157cm" svg:x2="12.891cm" svg:y2="6.157cm">
          <text:p/>
        </draw:line>
        <draw:line draw:style-name="gr16" draw:text-style-name="P7" draw:layer="layout" svg:x1="12.891cm" svg:y1="4.6cm" svg:x2="14.75cm" svg:y2="4.6cm">
          <text:p/>
        </draw:line>
        <draw:custom-shape draw:style-name="gr11" draw:text-style-name="P6" draw:layer="layout" svg:width="0.317cm" svg:height="0.317cm" svg:x="8.953cm" svg:y="7.5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3" draw:layer="layout" svg:width="7cm" svg:height="0.962cm" svg:x="5.5cm" svg:y="0.5cm">
          <draw:text-box>
            <text:p><text:span text:style-name="T2">Prepare for next cycle</text:span></text:p>
          </draw:text-box>
        </draw:frame>
        <draw:frame draw:style-name="gr6" draw:text-style-name="P13" draw:layer="layout" svg:width="6.505cm" svg:height="2.384cm" svg:x="14.792cm" svg:y="6.188cm">
          <draw:text-box>
            <text:p><text:span text:style-name="T2">initialPosition</text:span></text:p>
            <text:p><text:span text:style-name="T2">initialStepPosition</text:span></text:p>
          </draw:text-box>
        </draw:frame>
        <draw:frame draw:style-name="gr6" draw:text-style-name="P18" draw:layer="layout" svg:width="15.005cm" svg:height="2.384cm" svg:x="5.5cm" svg:y="1.5cm">
          <draw:text-box>
            <text:p><text:span text:style-name="T5">initialPosition <text:s/>&lt;= commandedPosition <text:s text:c="2"/></text:span></text:p>
            <text:p><text:span text:style-name="T5">initialStepPosition &lt;= commandedStepPosition</text:span></text:p>
            <text:p><text:span text:style-name="T5"/></text:p>
          </draw:text-box>
        </draw:frame>
        <draw:frame draw:style-name="gr6" draw:text-style-name="P13" draw:layer="layout" svg:width="6.505cm" svg:height="2.384cm" svg:x="15cm" svg:y="3.116cm">
          <draw:text-box>
            <text:p><text:span text:style-name="T2">initialPosition</text:span></text:p>
            <text:p><text:span text:style-name="T2">initialStepPosition</text:span></text:p>
          </draw:text-box>
        </draw:frame>
        <draw:line draw:style-name="gr3" draw:text-style-name="P2" draw:layer="layout" svg:x1="9.006cm" svg:y1="7.067cm" svg:x2="14.78cm" svg:y2="6.538cm">
          <text:p/>
        </draw:line>
        <draw:custom-shape draw:style-name="gr11" draw:text-style-name="P6" draw:layer="layout" svg:width="0.317cm" svg:height="0.317cm" svg:x="14.601cm" svg:y="7.5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3" draw:layer="layout" svg:width="6.505cm" svg:height="2.384cm" svg:x="14.792cm" svg:y="9.616cm">
          <draw:text-box>
            <text:p><text:span text:style-name="T2">initialPosition</text:span></text:p>
            <text:p><text:span text:style-name="T2">initialStepPosition</text:span></text:p>
          </draw:text-box>
        </draw:frame>
        <draw:line draw:style-name="gr27" draw:text-style-name="P1" draw:layer="layout" svg:x1="14.5cm" svg:y1="15.5cm" svg:x2="20.698cm" svg:y2="15.5cm">
          <text:p/>
        </draw:line>
        <draw:frame draw:style-name="gr8" draw:text-style-name="P13" draw:layer="layout" svg:width="2cm" svg:height="1cm" svg:x="20.698cm" svg:y="15cm">
          <draw:text-box>
            <text:p><text:span text:style-name="T2">Time</text:span></text:p>
          </draw:text-box>
        </draw:frame>
        <presentation:notes draw:style-name="dp2">
          <draw:page-thumbnail draw:style-name="gr21" draw:layer="layout" svg:width="19.798cm" svg:height="11.136cm" svg:x="0.6cm" svg:y="2.257cm" draw:page-number="1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line draw:style-name="gr1" draw:text-style-name="P1" draw:layer="layout" svg:x1="2.188cm" svg:y1="14cm" svg:x2="27.188cm" svg:y2="14cm">
          <text:p/>
        </draw:line>
        <draw:line draw:style-name="gr1" draw:text-style-name="P1" draw:layer="layout" svg:x1="2.188cm" svg:y1="7.75cm" svg:x2="27.188cm" svg:y2="7.75cm">
          <text:p/>
        </draw:line>
        <draw:line draw:style-name="gr1" draw:text-style-name="P1" draw:layer="layout" svg:x1="2.188cm" svg:y1="4.625cm" svg:x2="27.188cm" svg:y2="4.625cm">
          <text:p/>
        </draw:line>
        <draw:line draw:style-name="gr1" draw:text-style-name="P1" draw:layer="layout" svg:x1="2.188cm" svg:y1="6.188cm" svg:x2="27.188cm" svg:y2="6.188cm">
          <text:p/>
        </draw:line>
        <draw:line draw:style-name="gr1" draw:text-style-name="P1" draw:layer="layout" svg:x1="2.188cm" svg:y1="10.875cm" svg:x2="27.188cm" svg:y2="10.875cm">
          <text:p/>
        </draw:line>
        <draw:line draw:style-name="gr1" draw:text-style-name="P1" draw:layer="layout" svg:x1="3.5cm" svg:y1="0.5cm" svg:x2="3.5cm" svg:y2="15cm">
          <text:p/>
        </draw:line>
        <draw:line draw:style-name="gr1" draw:text-style-name="P1" draw:layer="layout" svg:x1="9.125cm" svg:y1="0.5cm" svg:x2="9.125cm" svg:y2="15cm">
          <text:p/>
        </draw:line>
        <draw:line draw:style-name="gr1" draw:text-style-name="P1" draw:layer="layout" svg:x1="26cm" svg:y1="0.5cm" svg:x2="26cm" svg:y2="15cm">
          <text:p/>
        </draw:line>
        <draw:line draw:style-name="gr1" draw:text-style-name="P1" draw:layer="layout" svg:x1="14.75cm" svg:y1="0.5cm" svg:x2="14.75cm" svg:y2="15cm">
          <text:p/>
        </draw:line>
        <draw:line draw:style-name="gr1" draw:text-style-name="P1" draw:layer="layout" svg:x1="20.375cm" svg:y1="0.5cm" svg:x2="20.375cm" svg:y2="15cm">
          <text:p/>
        </draw:line>
        <draw:line draw:style-name="gr3" draw:text-style-name="P2" draw:layer="layout" svg:x1="9.061cm" svg:y1="7.195cm" svg:x2="14.782cm" svg:y2="3.372cm">
          <text:p/>
        </draw:line>
        <draw:line draw:style-name="gr3" draw:text-style-name="P2" draw:layer="layout" svg:x1="9.005cm" svg:y1="7.051cm" svg:x2="14.792cm" svg:y2="10.195cm">
          <text:p/>
        </draw:line>
        <draw:custom-shape draw:style-name="gr5" draw:text-style-name="P3" draw:layer="layout" svg:width="0.317cm" svg:height="0.317cm" svg:x="14.594cm" svg:y="9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7cm" svg:height="0.317cm" svg:x="14.605cm" svg:y="3.2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.188cm" svg:y1="3.063cm" svg:x2="27.188cm" svg:y2="3.063cm">
          <text:p/>
        </draw:line>
        <draw:line draw:style-name="gr1" draw:text-style-name="P1" draw:layer="layout" svg:x1="2.188cm" svg:y1="9.313cm" svg:x2="27.188cm" svg:y2="9.313cm">
          <text:p/>
        </draw:line>
        <draw:line draw:style-name="gr1" draw:text-style-name="P1" draw:layer="layout" svg:x1="2.188cm" svg:y1="12.438cm" svg:x2="27.188cm" svg:y2="12.438cm">
          <text:p/>
        </draw:line>
        <draw:line draw:style-name="gr1" draw:text-style-name="P1" draw:layer="layout" svg:x1="2.188cm" svg:y1="1.5cm" svg:x2="27.188cm" svg:y2="1.5cm">
          <text:p/>
        </draw:line>
        <draw:frame draw:style-name="gr6" draw:text-style-name="P4" draw:layer="layout" svg:width="5.5cm" svg:height="2.384cm" svg:x="0cm" svg:y="1.116cm">
          <draw:text-box>
            <text:p><text:span text:style-name="T1">Position(Real)</text:span></text:p>
            <text:p><text:span text:style-name="T1">stepPosition(Integer)</text:span></text:p>
          </draw:text-box>
        </draw:frame>
        <draw:line draw:style-name="gr7" draw:text-style-name="P1" draw:layer="layout" svg:x1="2cm" svg:y1="4cm" svg:x2="2cm" svg:y2="2.5cm">
          <text:p/>
        </draw:line>
        <draw:frame draw:style-name="gr9" draw:text-style-name="P13" draw:layer="layout" svg:width="4cm" svg:height="0.962cm" svg:x="10cm" svg:y="14.077cm">
          <draw:text-box>
            <text:p><text:span text:style-name="T2">cycleTime</text:span></text:p>
          </draw:text-box>
        </draw:frame>
        <draw:line draw:style-name="gr10" draw:text-style-name="P2" draw:layer="layout" svg:x1="9.125cm" svg:y1="15cm" svg:x2="14.75cm" svg:y2="15cm">
          <text:p/>
        </draw:line>
        <draw:custom-shape draw:style-name="gr11" draw:text-style-name="P6" draw:layer="layout" svg:width="0.317cm" svg:height="0.317cm" svg:x="14.601cm" svg:y="4.4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14.601cm" svg:y="10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7" draw:layer="layout" svg:x1="13.159cm" svg:y1="9.306cm" svg:x2="13.159cm" svg:y2="10.786cm">
          <text:p/>
        </draw:line>
        <draw:custom-shape draw:style-name="gr13" draw:text-style-name="P8" draw:layer="layout" svg:width="0.317cm" svg:height="0.317cm" svg:x="10.416cm" svg:y="6.0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0.147cm" svg:y="9.1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3.02cm" svg:y="10.7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2.748cm" svg:y="4.4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0.147cm" svg:y="9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7" draw:layer="layout" svg:x1="10.286cm" svg:y1="7.704cm" svg:x2="10.286cm" svg:y2="9.184cm">
          <text:p/>
        </draw:line>
        <draw:custom-shape draw:style-name="gr13" draw:text-style-name="P8" draw:layer="layout" svg:width="0.317cm" svg:height="0.317cm" svg:x="10.147cm" svg:y="9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0.147cm" svg:y="9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0.147cm" svg:y="9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21" draw:layer="layout" svg:x1="9.105cm" svg:y1="7.75cm" svg:x2="10.315cm" svg:y2="7.75cm">
          <text:p text:style-name="P2"><text:span text:style-name="T2"><text:s text:c="2"/></text:span></text:p>
        </draw:line>
        <draw:line draw:style-name="gr12" draw:text-style-name="P7" draw:layer="layout" svg:x1="10.33cm" svg:y1="9.288cm" svg:x2="13.159cm" svg:y2="9.288cm">
          <text:p/>
        </draw:line>
        <draw:line draw:style-name="gr12" draw:text-style-name="P7" draw:layer="layout" svg:x1="13.189cm" svg:y1="10.872cm" svg:x2="14.749cm" svg:y2="10.872cm">
          <text:p/>
        </draw:line>
        <draw:line draw:style-name="gr16" draw:text-style-name="P7" draw:layer="layout" svg:x1="10.563cm" svg:y1="7.746cm" svg:x2="10.563cm" svg:y2="6.157cm">
          <text:p/>
        </draw:line>
        <draw:line draw:style-name="gr16" draw:text-style-name="P7" draw:layer="layout" svg:x1="12.891cm" svg:y1="6.189cm" svg:x2="12.891cm" svg:y2="4.6cm">
          <text:p/>
        </draw:line>
        <draw:line draw:style-name="gr16" draw:text-style-name="P7" draw:layer="layout" svg:x1="9.146cm" svg:y1="7.5cm" svg:x2="10.563cm" svg:y2="7.5cm">
          <text:p/>
        </draw:line>
        <draw:line draw:style-name="gr16" draw:text-style-name="P7" draw:layer="layout" svg:x1="10.563cm" svg:y1="6.157cm" svg:x2="12.891cm" svg:y2="6.157cm">
          <text:p/>
        </draw:line>
        <draw:line draw:style-name="gr16" draw:text-style-name="P7" draw:layer="layout" svg:x1="12.891cm" svg:y1="4.6cm" svg:x2="14.75cm" svg:y2="4.6cm">
          <text:p/>
        </draw:line>
        <draw:custom-shape draw:style-name="gr11" draw:text-style-name="P6" draw:layer="layout" svg:width="0.317cm" svg:height="0.317cm" svg:x="8.953cm" svg:y="7.5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3" draw:layer="layout" svg:width="7cm" svg:height="0.962cm" svg:x="6.5cm" svg:y="0.538cm">
          <draw:text-box>
            <text:p><text:span text:style-name="T2">Pulses</text:span></text:p>
          </draw:text-box>
        </draw:frame>
        <draw:line draw:style-name="gr30" draw:text-style-name="P2" draw:layer="layout" svg:x1="8.961cm" svg:y1="5.249cm" svg:x2="10.548cm" svg:y2="5.249cm">
          <text:p/>
        </draw:line>
        <draw:line draw:style-name="gr1" draw:text-style-name="P1" draw:layer="layout" svg:x1="10.563cm" svg:y1="6.037cm" svg:x2="10.563cm" svg:y2="4.163cm">
          <text:p/>
        </draw:line>
        <draw:line draw:style-name="gr1" draw:text-style-name="P1" draw:layer="layout" svg:x1="10.286cm" svg:y1="10.5cm" svg:x2="10.286cm" svg:y2="7.715cm">
          <text:p/>
        </draw:line>
        <draw:line draw:style-name="gr30" draw:text-style-name="P2" draw:layer="layout" svg:x1="8.97cm" svg:y1="10.344cm" svg:x2="10.288cm" svg:y2="10.344cm">
          <text:p/>
        </draw:line>
        <draw:frame draw:style-name="gr8" draw:text-style-name="P22" draw:layer="layout" svg:width="2cm" svg:height="1cm" svg:x="9cm" svg:y="4.5cm">
          <draw:text-box>
            <text:p><text:span text:style-name="T7">Tstart</text:span></text:p>
          </draw:text-box>
        </draw:frame>
        <draw:frame draw:style-name="gr8" draw:text-style-name="P22" draw:layer="layout" svg:width="2cm" svg:height="1cm" svg:x="9cm" svg:y="9.5cm">
          <draw:text-box>
            <text:p><text:span text:style-name="T7">Tstart</text:span></text:p>
          </draw:text-box>
        </draw:frame>
        <draw:line draw:style-name="gr27" draw:text-style-name="P1" draw:layer="layout" svg:x1="8.802cm" svg:y1="15.5cm" svg:x2="15cm" svg:y2="15.5cm">
          <text:p/>
        </draw:line>
        <draw:frame draw:style-name="gr8" draw:text-style-name="P13" draw:layer="layout" svg:width="2cm" svg:height="1cm" svg:x="15cm" svg:y="15cm">
          <draw:text-box>
            <text:p><text:span text:style-name="T2">Time</text:span></text:p>
          </draw:text-box>
        </draw:frame>
        <draw:line draw:style-name="gr34" draw:text-style-name="P1" draw:layer="layout" svg:x1="1.5cm" svg:y1="13.249cm" svg:x2="27cm" svg:y2="13.249cm">
          <text:p/>
        </draw:line>
        <draw:line draw:style-name="gr34" draw:text-style-name="P1" draw:layer="layout" svg:x1="10.286cm" svg:y1="12.249cm" svg:x2="10.286cm" svg:y2="13.249cm">
          <text:p/>
        </draw:line>
        <draw:line draw:style-name="gr34" draw:text-style-name="P7" draw:layer="layout" svg:x1="13.157cm" svg:y1="12.249cm" svg:x2="13.157cm" svg:y2="13.249cm">
          <text:p/>
        </draw:line>
        <draw:line draw:style-name="gr34" draw:text-style-name="P1" draw:layer="layout" svg:x1="11.316cm" svg:y1="12.249cm" svg:x2="11.316cm" svg:y2="13.249cm">
          <text:p/>
        </draw:line>
        <draw:line draw:style-name="gr34" draw:text-style-name="P1" draw:layer="layout" svg:x1="14.157cm" svg:y1="12.249cm" svg:x2="14.157cm" svg:y2="13.249cm">
          <text:p/>
        </draw:line>
        <draw:line draw:style-name="gr34" draw:text-style-name="P1" draw:layer="layout" svg:x1="10.316cm" svg:y1="12.249cm" svg:x2="11.316cm" svg:y2="12.249cm">
          <text:p/>
        </draw:line>
        <draw:line draw:style-name="gr34" draw:text-style-name="P1" draw:layer="layout" svg:x1="13.157cm" svg:y1="12.249cm" svg:x2="14.157cm" svg:y2="12.249cm">
          <text:p/>
        </draw:line>
        <draw:line draw:style-name="gr1" draw:text-style-name="P1" draw:layer="layout" svg:x1="10.286cm" svg:y1="12.249cm" svg:x2="10.286cm" svg:y2="9cm">
          <text:p/>
        </draw:line>
        <draw:line draw:style-name="gr1" draw:text-style-name="P1" draw:layer="layout" svg:x1="13.157cm" svg:y1="12.249cm" svg:x2="13.157cm" svg:y2="9cm">
          <text:p/>
        </draw:line>
        <draw:line draw:style-name="gr35" draw:text-style-name="P2" draw:layer="layout" svg:x1="8.97cm" svg:y1="12cm" svg:x2="10.288cm" svg:y2="12cm">
          <text:p/>
        </draw:line>
        <draw:frame draw:style-name="gr8" draw:text-style-name="P22" draw:layer="layout" svg:width="2cm" svg:height="1cm" svg:x="9cm" svg:y="9.5cm">
          <draw:text-box>
            <text:p><text:span text:style-name="T7">Tstart</text:span></text:p>
          </draw:text-box>
        </draw:frame>
        <draw:frame draw:style-name="gr8" draw:text-style-name="P25" draw:layer="layout" svg:width="2cm" svg:height="1cm" svg:x="8.894cm" svg:y="11.314cm">
          <draw:text-box>
            <text:p><text:span text:style-name="T9">Tstart</text:span></text:p>
          </draw:text-box>
        </draw:frame>
        <draw:line draw:style-name="gr36" draw:text-style-name="P2" draw:layer="layout" svg:x1="10.286cm" svg:y1="12cm" svg:x2="13.154cm" svg:y2="12cm">
          <text:p/>
        </draw:line>
        <draw:frame draw:style-name="gr22" draw:text-style-name="P25" draw:layer="layout" svg:width="5.212cm" svg:height="1.673cm" svg:x="10.5cm" svg:y="1cm">
          <draw:text-box>
            <text:p><text:span text:style-name="T9">T=1/frequency</text:span></text:p>
          </draw:text-box>
        </draw:frame>
        <draw:line draw:style-name="gr34" draw:text-style-name="P1" draw:layer="layout" svg:x1="1.488cm" svg:y1="3.063cm" svg:x2="26.988cm" svg:y2="3.063cm">
          <text:p/>
        </draw:line>
        <draw:line draw:style-name="gr34" draw:text-style-name="P1" draw:layer="layout" svg:x1="10.561cm" svg:y1="2.093cm" svg:x2="10.561cm" svg:y2="3.093cm">
          <text:p/>
        </draw:line>
        <draw:line draw:style-name="gr34" draw:text-style-name="P7" draw:layer="layout" svg:x1="12.891cm" svg:y1="2.063cm" svg:x2="12.891cm" svg:y2="3.063cm">
          <text:p/>
        </draw:line>
        <draw:line draw:style-name="gr34" draw:text-style-name="P1" draw:layer="layout" svg:x1="11.591cm" svg:y1="2.093cm" svg:x2="11.591cm" svg:y2="3.093cm">
          <text:p/>
        </draw:line>
        <draw:line draw:style-name="gr34" draw:text-style-name="P1" draw:layer="layout" svg:x1="13.891cm" svg:y1="2.063cm" svg:x2="13.891cm" svg:y2="3.063cm">
          <text:p/>
        </draw:line>
        <draw:line draw:style-name="gr34" draw:text-style-name="P1" draw:layer="layout" svg:x1="10.591cm" svg:y1="2.093cm" svg:x2="11.591cm" svg:y2="2.093cm">
          <text:p/>
        </draw:line>
        <draw:line draw:style-name="gr34" draw:text-style-name="P1" draw:layer="layout" svg:x1="12.891cm" svg:y1="2.063cm" svg:x2="13.891cm" svg:y2="2.063cm">
          <text:p/>
        </draw:line>
        <draw:line draw:style-name="gr1" draw:text-style-name="P1" draw:layer="layout" svg:x1="10.563cm" svg:y1="6.157cm" svg:x2="10.563cm" svg:y2="0.538cm">
          <text:p/>
        </draw:line>
        <draw:line draw:style-name="gr35" draw:text-style-name="P2" draw:layer="layout" svg:x1="8.958cm" svg:y1="1.814cm" svg:x2="10.553cm" svg:y2="1.814cm">
          <text:p/>
        </draw:line>
        <draw:line draw:style-name="gr36" draw:text-style-name="P2" draw:layer="layout" svg:x1="10.553cm" svg:y1="1.814cm" svg:x2="12.897cm" svg:y2="1.814cm">
          <text:p/>
        </draw:line>
        <draw:line draw:style-name="gr1" draw:text-style-name="P1" draw:layer="layout" svg:x1="12.891cm" svg:y1="4.625cm" svg:x2="12.891cm" svg:y2="1.376cm">
          <text:p/>
        </draw:line>
        <draw:frame draw:style-name="gr8" draw:text-style-name="P25" draw:layer="layout" svg:width="2cm" svg:height="1cm" svg:x="9.125cm" svg:y="1cm">
          <draw:text-box>
            <text:p><text:span text:style-name="T9">Tstart</text:span></text:p>
          </draw:text-box>
        </draw:frame>
        <presentation:notes draw:style-name="dp2">
          <draw:page-thumbnail draw:style-name="gr21" draw:layer="layout" svg:width="19.798cm" svg:height="11.136cm" svg:x="0.6cm" svg:y="2.257cm" draw:page-number="1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line draw:style-name="gr1" draw:text-style-name="P1" draw:layer="layout" svg:x1="2.188cm" svg:y1="14cm" svg:x2="27.188cm" svg:y2="14cm">
          <text:p/>
        </draw:line>
        <draw:line draw:style-name="gr1" draw:text-style-name="P1" draw:layer="layout" svg:x1="2.188cm" svg:y1="7.75cm" svg:x2="27.188cm" svg:y2="7.75cm">
          <text:p/>
        </draw:line>
        <draw:line draw:style-name="gr1" draw:text-style-name="P1" draw:layer="layout" svg:x1="2.188cm" svg:y1="4.625cm" svg:x2="27.188cm" svg:y2="4.625cm">
          <text:p/>
        </draw:line>
        <draw:line draw:style-name="gr1" draw:text-style-name="P1" draw:layer="layout" svg:x1="2.188cm" svg:y1="6.188cm" svg:x2="27.188cm" svg:y2="6.188cm">
          <text:p/>
        </draw:line>
        <draw:line draw:style-name="gr1" draw:text-style-name="P1" draw:layer="layout" svg:x1="6.98cm" svg:y1="0.5cm" svg:x2="6.98cm" svg:y2="15cm">
          <text:p/>
        </draw:line>
        <draw:line draw:style-name="gr1" draw:text-style-name="P1" draw:layer="layout" svg:x1="18.23cm" svg:y1="0.5cm" svg:x2="18.23cm" svg:y2="15cm">
          <text:p/>
        </draw:line>
        <draw:line draw:style-name="gr1" draw:text-style-name="P1" draw:layer="layout" svg:x1="2.188cm" svg:y1="3.063cm" svg:x2="27.188cm" svg:y2="3.063cm">
          <text:p/>
        </draw:line>
        <draw:line draw:style-name="gr1" draw:text-style-name="P1" draw:layer="layout" svg:x1="2.188cm" svg:y1="9.313cm" svg:x2="27.188cm" svg:y2="9.313cm">
          <text:p/>
        </draw:line>
        <draw:line draw:style-name="gr1" draw:text-style-name="P1" draw:layer="layout" svg:x1="2.188cm" svg:y1="12.438cm" svg:x2="27.188cm" svg:y2="12.438cm">
          <text:p/>
        </draw:line>
        <draw:line draw:style-name="gr1" draw:text-style-name="P1" draw:layer="layout" svg:x1="2.188cm" svg:y1="1.5cm" svg:x2="27.188cm" svg:y2="1.5cm">
          <text:p/>
        </draw:line>
        <draw:frame draw:style-name="gr6" draw:text-style-name="P4" draw:layer="layout" svg:width="5.5cm" svg:height="2.384cm" svg:x="0cm" svg:y="1.116cm">
          <draw:text-box>
            <text:p><text:span text:style-name="T1">Position(Real)</text:span></text:p>
            <text:p><text:span text:style-name="T1">stepPosition(Integer)</text:span></text:p>
          </draw:text-box>
        </draw:frame>
        <draw:line draw:style-name="gr7" draw:text-style-name="P1" draw:layer="layout" svg:x1="2cm" svg:y1="4cm" svg:x2="2cm" svg:y2="2.5cm">
          <text:p/>
        </draw:line>
        <draw:frame draw:style-name="gr9" draw:text-style-name="P13" draw:layer="layout" svg:width="7cm" svg:height="0.962cm" svg:x="6.5cm" svg:y="0.538cm">
          <draw:text-box>
            <text:p><text:span text:style-name="T2">Pulses</text:span></text:p>
          </draw:text-box>
        </draw:frame>
        <draw:line draw:style-name="gr27" draw:text-style-name="P1" draw:layer="layout" svg:x1="6.657cm" svg:y1="15.5cm" svg:x2="12.855cm" svg:y2="15.5cm">
          <text:p/>
        </draw:line>
        <draw:frame draw:style-name="gr8" draw:text-style-name="P13" draw:layer="layout" svg:width="2cm" svg:height="1cm" svg:x="12.855cm" svg:y="15cm">
          <draw:text-box>
            <text:p><text:span text:style-name="T2">Time</text:span></text:p>
          </draw:text-box>
        </draw:frame>
        <draw:line draw:style-name="gr34" draw:text-style-name="P1" draw:layer="layout" svg:x1="1.5cm" svg:y1="13.249cm" svg:x2="27cm" svg:y2="13.249cm">
          <text:p/>
        </draw:line>
        <draw:line draw:style-name="gr34" draw:text-style-name="P1" draw:layer="layout" svg:x1="10.929cm" svg:y1="12.249cm" svg:x2="10.929cm" svg:y2="13.249cm">
          <text:p/>
        </draw:line>
        <draw:line draw:style-name="gr34" draw:text-style-name="P7" draw:layer="layout" svg:x1="13.8cm" svg:y1="12.249cm" svg:x2="13.8cm" svg:y2="13.249cm">
          <text:p/>
        </draw:line>
        <draw:line draw:style-name="gr34" draw:text-style-name="P1" draw:layer="layout" svg:x1="11.959cm" svg:y1="12.249cm" svg:x2="11.959cm" svg:y2="13.249cm">
          <text:p/>
        </draw:line>
        <draw:line draw:style-name="gr34" draw:text-style-name="P1" draw:layer="layout" svg:x1="14.8cm" svg:y1="12.249cm" svg:x2="14.8cm" svg:y2="13.249cm">
          <text:p/>
        </draw:line>
        <draw:line draw:style-name="gr34" draw:text-style-name="P1" draw:layer="layout" svg:x1="10.959cm" svg:y1="12.249cm" svg:x2="11.959cm" svg:y2="12.249cm">
          <text:p/>
        </draw:line>
        <draw:line draw:style-name="gr34" draw:text-style-name="P1" draw:layer="layout" svg:x1="13.8cm" svg:y1="12.249cm" svg:x2="14.8cm" svg:y2="12.249cm">
          <text:p/>
        </draw:line>
        <draw:line draw:style-name="gr1" draw:text-style-name="P1" draw:layer="layout" svg:x1="10.929cm" svg:y1="12.249cm" svg:x2="10.929cm" svg:y2="11.5cm">
          <text:p/>
        </draw:line>
        <draw:line draw:style-name="gr1" draw:text-style-name="P1" draw:layer="layout" svg:x1="13.8cm" svg:y1="12.249cm" svg:x2="13.8cm" svg:y2="11.732cm">
          <text:p/>
        </draw:line>
        <draw:line draw:style-name="gr35" draw:text-style-name="P2" draw:layer="layout" svg:x1="9.613cm" svg:y1="12cm" svg:x2="10.931cm" svg:y2="12cm">
          <text:p/>
        </draw:line>
        <draw:frame draw:style-name="gr8" draw:text-style-name="P25" draw:layer="layout" svg:width="2cm" svg:height="1cm" svg:x="9.537cm" svg:y="11.314cm">
          <draw:text-box>
            <text:p><text:span text:style-name="T9">Tstart</text:span></text:p>
          </draw:text-box>
        </draw:frame>
        <draw:line draw:style-name="gr36" draw:text-style-name="P2" draw:layer="layout" svg:x1="10.929cm" svg:y1="12cm" svg:x2="13.797cm" svg:y2="12cm">
          <text:p/>
        </draw:line>
        <draw:frame draw:style-name="gr22" draw:text-style-name="P25" draw:layer="layout" svg:width="5.212cm" svg:height="1.673cm" svg:x="11.143cm" svg:y="9.407cm">
          <draw:text-box>
            <text:p><text:span text:style-name="T9">T=1/frequency</text:span></text:p>
          </draw:text-box>
        </draw:frame>
        <draw:line draw:style-name="gr34" draw:text-style-name="P1" draw:layer="layout" svg:x1="1.488cm" svg:y1="11.47cm" svg:x2="26.988cm" svg:y2="11.47cm">
          <text:p/>
        </draw:line>
        <draw:line draw:style-name="gr34" draw:text-style-name="P1" draw:layer="layout" svg:x1="11.204cm" svg:y1="10.5cm" svg:x2="11.204cm" svg:y2="11.5cm">
          <text:p/>
        </draw:line>
        <draw:line draw:style-name="gr34" draw:text-style-name="P7" draw:layer="layout" svg:x1="13.534cm" svg:y1="10.47cm" svg:x2="13.534cm" svg:y2="11.47cm">
          <text:p/>
        </draw:line>
        <draw:line draw:style-name="gr34" draw:text-style-name="P1" draw:layer="layout" svg:x1="12.234cm" svg:y1="10.5cm" svg:x2="12.234cm" svg:y2="11.5cm">
          <text:p/>
        </draw:line>
        <draw:line draw:style-name="gr34" draw:text-style-name="P1" draw:layer="layout" svg:x1="14.534cm" svg:y1="10.47cm" svg:x2="14.534cm" svg:y2="11.47cm">
          <text:p/>
        </draw:line>
        <draw:line draw:style-name="gr34" draw:text-style-name="P1" draw:layer="layout" svg:x1="11.234cm" svg:y1="10.5cm" svg:x2="12.234cm" svg:y2="10.5cm">
          <text:p/>
        </draw:line>
        <draw:line draw:style-name="gr34" draw:text-style-name="P1" draw:layer="layout" svg:x1="13.534cm" svg:y1="10.47cm" svg:x2="14.534cm" svg:y2="10.47cm">
          <text:p/>
        </draw:line>
        <draw:line draw:style-name="gr35" draw:text-style-name="P2" draw:layer="layout" svg:x1="9.601cm" svg:y1="10.221cm" svg:x2="11.196cm" svg:y2="10.221cm">
          <text:p/>
        </draw:line>
        <draw:line draw:style-name="gr36" draw:text-style-name="P2" draw:layer="layout" svg:x1="11.196cm" svg:y1="10.221cm" svg:x2="13.54cm" svg:y2="10.221cm">
          <text:p/>
        </draw:line>
        <draw:line draw:style-name="gr1" draw:text-style-name="P1" draw:layer="layout" svg:x1="13.534cm" svg:y1="11.47cm" svg:x2="13.534cm" svg:y2="9.783cm">
          <text:p/>
        </draw:line>
        <draw:frame draw:style-name="gr8" draw:text-style-name="P25" draw:layer="layout" svg:width="2cm" svg:height="1cm" svg:x="9.768cm" svg:y="9.407cm">
          <draw:text-box>
            <text:p><text:span text:style-name="T9">Tstart</text:span></text:p>
          </draw:text-box>
        </draw:frame>
        <draw:line draw:style-name="gr1" draw:text-style-name="P1" draw:layer="layout" svg:x1="9.749cm" svg:y1="13.249cm" svg:x2="9.749cm" svg:y2="9cm">
          <text:p/>
        </draw:line>
        <draw:line draw:style-name="gr37" draw:text-style-name="P26" draw:layer="layout" svg:x1="8.376cm" svg:y1="10.877cm" svg:x2="8.376cm" svg:y2="10.874cm">
          <text:p/>
        </draw:line>
        <draw:line draw:style-name="gr36" draw:text-style-name="P2" draw:layer="layout" svg:x1="6.98cm" svg:y1="11cm" svg:x2="9.749cm" svg:y2="11cm">
          <text:p/>
        </draw:line>
        <draw:frame draw:style-name="gr8" draw:text-style-name="P25" draw:layer="layout" svg:width="2cm" svg:height="1cm" svg:x="7.537cm" svg:y="10.5cm">
          <draw:text-box>
            <text:p><text:span text:style-name="T9">Tjitter</text:span></text:p>
          </draw:text-box>
        </draw:frame>
        <draw:line draw:style-name="gr1" draw:text-style-name="P1" draw:layer="layout" svg:x1="11.204cm" svg:y1="11.471cm" svg:x2="11.204cm" svg:y2="9.784cm">
          <text:p/>
        </draw:line>
        <draw:line draw:style-name="gr1" draw:text-style-name="P1" draw:layer="layout" svg:x1="9.75cm" svg:y1="13.25cm" svg:x2="9.75cm" svg:y2="8cm">
          <text:p/>
        </draw:line>
        <draw:frame draw:style-name="gr8" draw:text-style-name="P25" draw:layer="layout" svg:width="2cm" svg:height="1cm" svg:x="7.538cm" svg:y="10.501cm">
          <draw:text-box>
            <text:p><text:span text:style-name="T9">Tjitter</text:span></text:p>
          </draw:text-box>
        </draw:frame>
        <draw:line draw:style-name="gr36" draw:text-style-name="P2" draw:layer="layout" svg:x1="18.23cm" svg:y1="8.499cm" svg:x2="20.999cm" svg:y2="8.499cm">
          <text:p/>
        </draw:line>
        <draw:line draw:style-name="gr1" draw:text-style-name="P1" draw:layer="layout" svg:x1="21cm" svg:y1="13.251cm" svg:x2="21cm" svg:y2="8cm">
          <text:p/>
        </draw:line>
        <draw:frame draw:style-name="gr8" draw:text-style-name="P25" draw:layer="layout" svg:width="2cm" svg:height="1cm" svg:x="18.788cm" svg:y="8cm">
          <draw:text-box>
            <text:p><text:span text:style-name="T9">Tjitter</text:span></text:p>
          </draw:text-box>
        </draw:frame>
        <draw:line draw:style-name="gr34" draw:text-style-name="P7" draw:layer="layout" svg:x1="16.684cm" svg:y1="12.262cm" svg:x2="16.684cm" svg:y2="13.262cm">
          <text:p/>
        </draw:line>
        <draw:line draw:style-name="gr34" draw:text-style-name="P1" draw:layer="layout" svg:x1="17.684cm" svg:y1="12.262cm" svg:x2="17.684cm" svg:y2="13.262cm">
          <text:p/>
        </draw:line>
        <draw:line draw:style-name="gr34" draw:text-style-name="P1" draw:layer="layout" svg:x1="16.684cm" svg:y1="12.262cm" svg:x2="17.684cm" svg:y2="12.262cm">
          <text:p/>
        </draw:line>
        <draw:line draw:style-name="gr1" draw:text-style-name="P1" draw:layer="layout" svg:x1="16.684cm" svg:y1="12.262cm" svg:x2="16.684cm" svg:y2="11.745cm">
          <text:p/>
        </draw:line>
        <draw:line draw:style-name="gr36" draw:text-style-name="P2" draw:layer="layout" svg:x1="13.813cm" svg:y1="12.013cm" svg:x2="16.681cm" svg:y2="12.013cm">
          <text:p/>
        </draw:line>
        <draw:line draw:style-name="gr34" draw:text-style-name="P7" draw:layer="layout" svg:x1="19.555cm" svg:y1="12.262cm" svg:x2="19.555cm" svg:y2="13.262cm">
          <text:p/>
        </draw:line>
        <draw:line draw:style-name="gr34" draw:text-style-name="P1" draw:layer="layout" svg:x1="20.555cm" svg:y1="12.262cm" svg:x2="20.555cm" svg:y2="13.262cm">
          <text:p/>
        </draw:line>
        <draw:line draw:style-name="gr34" draw:text-style-name="P1" draw:layer="layout" svg:x1="19.555cm" svg:y1="12.262cm" svg:x2="20.555cm" svg:y2="12.262cm">
          <text:p/>
        </draw:line>
        <draw:line draw:style-name="gr1" draw:text-style-name="P1" draw:layer="layout" svg:x1="19.555cm" svg:y1="12.262cm" svg:x2="19.555cm" svg:y2="11.745cm">
          <text:p/>
        </draw:line>
        <draw:line draw:style-name="gr36" draw:text-style-name="P2" draw:layer="layout" svg:x1="16.684cm" svg:y1="12.013cm" svg:x2="19.552cm" svg:y2="12.013cm">
          <text:p/>
        </draw:line>
        <draw:frame draw:style-name="gr9" draw:text-style-name="P13" draw:layer="layout" svg:width="4cm" svg:height="0.962cm" svg:x="13.855cm" svg:y="6.788cm">
          <draw:text-box>
            <text:p><text:span text:style-name="T2">cycleTime</text:span></text:p>
          </draw:text-box>
        </draw:frame>
        <draw:line draw:style-name="gr10" draw:text-style-name="P2" draw:layer="layout" svg:x1="9.73cm" svg:y1="7.923cm" svg:x2="21cm" svg:y2="7.923cm">
          <text:p/>
        </draw:line>
        <draw:frame draw:style-name="gr22" draw:text-style-name="P13" draw:layer="layout" svg:width="9.5cm" svg:height="1.673cm" svg:x="15cm" svg:y="0.5cm">
          <draw:text-box>
            <text:p><text:span text:style-name="T2">Note. Time scale is different in this and following slides</text:span></text:p>
          </draw:text-box>
        </draw:frame>
        <draw:line draw:style-name="gr34" draw:text-style-name="P7" draw:layer="layout" svg:x1="15.872cm" svg:y1="10.483cm" svg:x2="15.872cm" svg:y2="11.483cm">
          <text:p/>
        </draw:line>
        <draw:line draw:style-name="gr34" draw:text-style-name="P1" draw:layer="layout" svg:x1="16.872cm" svg:y1="10.483cm" svg:x2="16.872cm" svg:y2="11.483cm">
          <text:p/>
        </draw:line>
        <draw:line draw:style-name="gr34" draw:text-style-name="P1" draw:layer="layout" svg:x1="15.872cm" svg:y1="10.483cm" svg:x2="16.872cm" svg:y2="10.483cm">
          <text:p/>
        </draw:line>
        <draw:line draw:style-name="gr36" draw:text-style-name="P2" draw:layer="layout" svg:x1="13.534cm" svg:y1="10.234cm" svg:x2="15.878cm" svg:y2="10.234cm">
          <text:p/>
        </draw:line>
        <draw:line draw:style-name="gr1" draw:text-style-name="P1" draw:layer="layout" svg:x1="15.872cm" svg:y1="11.483cm" svg:x2="15.872cm" svg:y2="9.796cm">
          <text:p/>
        </draw:line>
        <draw:line draw:style-name="gr34" draw:text-style-name="P7" draw:layer="layout" svg:x1="18.21cm" svg:y1="10.483cm" svg:x2="18.21cm" svg:y2="11.483cm">
          <text:p/>
        </draw:line>
        <draw:line draw:style-name="gr34" draw:text-style-name="P1" draw:layer="layout" svg:x1="19.21cm" svg:y1="10.483cm" svg:x2="19.21cm" svg:y2="11.483cm">
          <text:p/>
        </draw:line>
        <draw:line draw:style-name="gr34" draw:text-style-name="P1" draw:layer="layout" svg:x1="18.21cm" svg:y1="10.483cm" svg:x2="19.21cm" svg:y2="10.483cm">
          <text:p/>
        </draw:line>
        <draw:line draw:style-name="gr36" draw:text-style-name="P2" draw:layer="layout" svg:x1="15.872cm" svg:y1="10.234cm" svg:x2="18.216cm" svg:y2="10.234cm">
          <text:p/>
        </draw:line>
        <draw:line draw:style-name="gr1" draw:text-style-name="P1" draw:layer="layout" svg:x1="18.21cm" svg:y1="11.483cm" svg:x2="18.21cm" svg:y2="9.796cm">
          <text:p/>
        </draw:line>
        <draw:line draw:style-name="gr34" draw:text-style-name="P7" draw:layer="layout" svg:x1="20.548cm" svg:y1="10.483cm" svg:x2="20.548cm" svg:y2="11.483cm">
          <text:p/>
        </draw:line>
        <draw:line draw:style-name="gr34" draw:text-style-name="P1" draw:layer="layout" svg:x1="21.548cm" svg:y1="10.483cm" svg:x2="21.548cm" svg:y2="11.483cm">
          <text:p/>
        </draw:line>
        <draw:line draw:style-name="gr34" draw:text-style-name="P1" draw:layer="layout" svg:x1="20.548cm" svg:y1="10.483cm" svg:x2="21.548cm" svg:y2="10.483cm">
          <text:p/>
        </draw:line>
        <draw:line draw:style-name="gr36" draw:text-style-name="P2" draw:layer="layout" svg:x1="18.21cm" svg:y1="10.234cm" svg:x2="20.554cm" svg:y2="10.234cm">
          <text:p/>
        </draw:line>
        <draw:line draw:style-name="gr1" draw:text-style-name="P1" draw:layer="layout" svg:x1="20.548cm" svg:y1="11.483cm" svg:x2="20.548cm" svg:y2="9.796cm">
          <text:p/>
        </draw:line>
        <draw:line draw:style-name="gr34" draw:text-style-name="P7" draw:layer="layout" svg:x1="22.439cm" svg:y1="12.275cm" svg:x2="22.439cm" svg:y2="13.275cm">
          <text:p/>
        </draw:line>
        <draw:line draw:style-name="gr34" draw:text-style-name="P1" draw:layer="layout" svg:x1="23.439cm" svg:y1="12.275cm" svg:x2="23.439cm" svg:y2="13.275cm">
          <text:p/>
        </draw:line>
        <draw:line draw:style-name="gr34" draw:text-style-name="P1" draw:layer="layout" svg:x1="22.439cm" svg:y1="12.275cm" svg:x2="23.439cm" svg:y2="12.275cm">
          <text:p/>
        </draw:line>
        <draw:line draw:style-name="gr1" draw:text-style-name="P1" draw:layer="layout" svg:x1="22.439cm" svg:y1="12.275cm" svg:x2="22.439cm" svg:y2="11.758cm">
          <text:p/>
        </draw:line>
        <draw:line draw:style-name="gr36" draw:text-style-name="P2" draw:layer="layout" svg:x1="19.568cm" svg:y1="12.026cm" svg:x2="22.436cm" svg:y2="12.026cm">
          <text:p/>
        </draw:line>
        <draw:line draw:style-name="gr1" draw:text-style-name="P1" draw:layer="layout" svg:x1="22.149cm" svg:y1="13.5cm" svg:x2="22.149cm" svg:y2="11.501cm">
          <text:p/>
        </draw:line>
        <draw:line draw:style-name="gr35" draw:text-style-name="P2" draw:layer="layout" svg:x1="20.833cm" svg:y1="12.001cm" svg:x2="22.151cm" svg:y2="12.001cm">
          <text:p/>
        </draw:line>
        <draw:frame draw:style-name="gr8" draw:text-style-name="P25" draw:layer="layout" svg:width="2cm" svg:height="1cm" svg:x="20.734cm" svg:y="11.314cm">
          <draw:text-box>
            <text:p><text:span text:style-name="T9">Tstart</text:span></text:p>
          </draw:text-box>
        </draw:frame>
        <draw:frame draw:style-name="gr8" draw:text-style-name="P25" draw:layer="layout" svg:width="2cm" svg:height="1cm" svg:x="9.537cm" svg:y="11.314cm">
          <draw:text-box>
            <text:p><text:span text:style-name="T9">Tstart</text:span></text:p>
          </draw:text-box>
        </draw:frame>
        <draw:line draw:style-name="gr35" draw:text-style-name="P2" draw:layer="layout" svg:x1="9.602cm" svg:y1="10.221cm" svg:x2="11.197cm" svg:y2="10.221cm">
          <text:p/>
        </draw:line>
        <draw:frame draw:style-name="gr8" draw:text-style-name="P25" draw:layer="layout" svg:width="2cm" svg:height="1cm" svg:x="9.769cm" svg:y="9.407cm">
          <draw:text-box>
            <text:p><text:span text:style-name="T9">Tstart</text:span></text:p>
          </draw:text-box>
        </draw:frame>
        <draw:line draw:style-name="gr35" draw:text-style-name="P2" draw:layer="layout" svg:x1="20.833cm" svg:y1="10.221cm" svg:x2="22.428cm" svg:y2="10.221cm">
          <text:p/>
        </draw:line>
        <draw:frame draw:style-name="gr8" draw:text-style-name="P25" draw:layer="layout" svg:width="2cm" svg:height="1cm" svg:x="21cm" svg:y="9.407cm">
          <draw:text-box>
            <text:p><text:span text:style-name="T9">Tstart</text:span></text:p>
          </draw:text-box>
        </draw:frame>
        <draw:line draw:style-name="gr1" draw:text-style-name="P1" draw:layer="layout" svg:x1="22.422cm" svg:y1="11.472cm" svg:x2="22.422cm" svg:y2="9.785cm">
          <text:p/>
        </draw:line>
        <draw:frame draw:style-name="gr38" draw:text-style-name="P18" draw:layer="layout" svg:width="8cm" svg:height="3.806cm" svg:x="2.5cm" svg:y="3.194cm">
          <draw:text-box>
            <text:p text:style-name="P27"><text:span text:style-name="T5">Pulse train is defined by</text:span></text:p>
            <text:p text:style-name="P27"><text:span text:style-name="T5">Tstart + Tjitter</text:span></text:p>
            <text:p text:style-name="P27"><text:span text:style-name="T5">frequency</text:span></text:p>
            <text:p text:style-name="P27"><text:span text:style-name="T5">nSteps</text:span></text:p>
          </draw:text-box>
        </draw:frame>
        <draw:frame draw:style-name="gr39" draw:text-style-name="P18" draw:layer="layout" svg:width="11cm" svg:height="2.463cm" svg:x="10.5cm" svg:y="3.194cm">
          <draw:text-box>
            <text:p text:style-name="P27"><text:span text:style-name="T5">T=0 is measured from SM2 interrupt, which seems to happen within 2-3 μsecs</text:span></text:p>
            <text:p text:style-name="P28"><text:span text:style-name="T10">Therefor, Tjitter = 5 </text:span><text:span text:style-name="T5">μsecs</text:span></text:p>
            <text:p text:style-name="P28"><text:span text:style-name="T5"/></text:p>
          </draw:text-box>
        </draw:frame>
        <presentation:notes draw:style-name="dp2">
          <draw:page-thumbnail draw:style-name="gr21" draw:layer="layout" svg:width="19.798cm" svg:height="11.136cm" svg:x="0.6cm" svg:y="2.257cm" draw:page-number="1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line draw:style-name="gr1" draw:text-style-name="P1" draw:layer="layout" svg:x1="2.188cm" svg:y1="14cm" svg:x2="27.188cm" svg:y2="14cm">
          <text:p/>
        </draw:line>
        <draw:line draw:style-name="gr1" draw:text-style-name="P1" draw:layer="layout" svg:x1="2.188cm" svg:y1="7.75cm" svg:x2="27.188cm" svg:y2="7.75cm">
          <text:p/>
        </draw:line>
        <draw:line draw:style-name="gr1" draw:text-style-name="P1" draw:layer="layout" svg:x1="2.188cm" svg:y1="4.625cm" svg:x2="27.188cm" svg:y2="4.625cm">
          <text:p/>
        </draw:line>
        <draw:line draw:style-name="gr1" draw:text-style-name="P1" draw:layer="layout" svg:x1="2.188cm" svg:y1="6.188cm" svg:x2="27.188cm" svg:y2="6.188cm">
          <text:p/>
        </draw:line>
        <draw:line draw:style-name="gr1" draw:text-style-name="P1" draw:layer="layout" svg:x1="6.98cm" svg:y1="0.5cm" svg:x2="6.98cm" svg:y2="15cm">
          <text:p/>
        </draw:line>
        <draw:line draw:style-name="gr1" draw:text-style-name="P1" draw:layer="layout" svg:x1="18.23cm" svg:y1="0.5cm" svg:x2="18.23cm" svg:y2="15cm">
          <text:p/>
        </draw:line>
        <draw:line draw:style-name="gr1" draw:text-style-name="P1" draw:layer="layout" svg:x1="2.188cm" svg:y1="3.063cm" svg:x2="27.188cm" svg:y2="3.063cm">
          <text:p/>
        </draw:line>
        <draw:line draw:style-name="gr1" draw:text-style-name="P1" draw:layer="layout" svg:x1="2.188cm" svg:y1="9.313cm" svg:x2="27.188cm" svg:y2="9.313cm">
          <text:p/>
        </draw:line>
        <draw:line draw:style-name="gr1" draw:text-style-name="P1" draw:layer="layout" svg:x1="2.188cm" svg:y1="12.438cm" svg:x2="27.188cm" svg:y2="12.438cm">
          <text:p/>
        </draw:line>
        <draw:line draw:style-name="gr1" draw:text-style-name="P1" draw:layer="layout" svg:x1="2.188cm" svg:y1="1.5cm" svg:x2="27.188cm" svg:y2="1.5cm">
          <text:p/>
        </draw:line>
        <draw:frame draw:style-name="gr6" draw:text-style-name="P4" draw:layer="layout" svg:width="5.5cm" svg:height="2.384cm" svg:x="0cm" svg:y="1.116cm">
          <draw:text-box>
            <text:p><text:span text:style-name="T1">Position(Real)</text:span></text:p>
            <text:p><text:span text:style-name="T1">stepPosition(Integer)</text:span></text:p>
          </draw:text-box>
        </draw:frame>
        <draw:line draw:style-name="gr7" draw:text-style-name="P1" draw:layer="layout" svg:x1="2cm" svg:y1="4cm" svg:x2="2cm" svg:y2="2.5cm">
          <text:p/>
        </draw:line>
        <draw:frame draw:style-name="gr9" draw:text-style-name="P13" draw:layer="layout" svg:width="7cm" svg:height="0.962cm" svg:x="6.5cm" svg:y="0.538cm">
          <draw:text-box>
            <text:p><text:span text:style-name="T2">Starting the pulse train</text:span></text:p>
          </draw:text-box>
        </draw:frame>
        <draw:line draw:style-name="gr27" draw:text-style-name="P1" draw:layer="layout" svg:x1="6.657cm" svg:y1="15.5cm" svg:x2="12.855cm" svg:y2="15.5cm">
          <text:p/>
        </draw:line>
        <draw:frame draw:style-name="gr8" draw:text-style-name="P13" draw:layer="layout" svg:width="2cm" svg:height="1cm" svg:x="12.855cm" svg:y="15cm">
          <draw:text-box>
            <text:p><text:span text:style-name="T2">Time</text:span></text:p>
          </draw:text-box>
        </draw:frame>
        <draw:line draw:style-name="gr34" draw:text-style-name="P1" draw:layer="layout" svg:x1="1.5cm" svg:y1="13.249cm" svg:x2="27cm" svg:y2="13.249cm">
          <text:p/>
        </draw:line>
        <draw:line draw:style-name="gr34" draw:text-style-name="P1" draw:layer="layout" svg:x1="10.929cm" svg:y1="12.249cm" svg:x2="10.929cm" svg:y2="13.249cm">
          <text:p/>
        </draw:line>
        <draw:line draw:style-name="gr34" draw:text-style-name="P7" draw:layer="layout" svg:x1="13.8cm" svg:y1="12.249cm" svg:x2="13.8cm" svg:y2="13.249cm">
          <text:p/>
        </draw:line>
        <draw:line draw:style-name="gr34" draw:text-style-name="P1" draw:layer="layout" svg:x1="11.959cm" svg:y1="12.249cm" svg:x2="11.959cm" svg:y2="13.249cm">
          <text:p/>
        </draw:line>
        <draw:line draw:style-name="gr34" draw:text-style-name="P1" draw:layer="layout" svg:x1="14.8cm" svg:y1="12.249cm" svg:x2="14.8cm" svg:y2="13.249cm">
          <text:p/>
        </draw:line>
        <draw:line draw:style-name="gr34" draw:text-style-name="P1" draw:layer="layout" svg:x1="10.959cm" svg:y1="12.249cm" svg:x2="11.959cm" svg:y2="12.249cm">
          <text:p/>
        </draw:line>
        <draw:line draw:style-name="gr34" draw:text-style-name="P1" draw:layer="layout" svg:x1="13.8cm" svg:y1="12.249cm" svg:x2="14.8cm" svg:y2="12.249cm">
          <text:p/>
        </draw:line>
        <draw:line draw:style-name="gr1" draw:text-style-name="P1" draw:layer="layout" svg:x1="10.929cm" svg:y1="12.249cm" svg:x2="10.929cm" svg:y2="11.5cm">
          <text:p/>
        </draw:line>
        <draw:line draw:style-name="gr1" draw:text-style-name="P1" draw:layer="layout" svg:x1="13.8cm" svg:y1="12.249cm" svg:x2="13.8cm" svg:y2="11.732cm">
          <text:p/>
        </draw:line>
        <draw:line draw:style-name="gr35" draw:text-style-name="P2" draw:layer="layout" svg:x1="9.613cm" svg:y1="12cm" svg:x2="10.931cm" svg:y2="12cm">
          <text:p/>
        </draw:line>
        <draw:frame draw:style-name="gr8" draw:text-style-name="P25" draw:layer="layout" svg:width="2cm" svg:height="1cm" svg:x="9.537cm" svg:y="11.314cm">
          <draw:text-box>
            <text:p><text:span text:style-name="T9">Tstart</text:span></text:p>
          </draw:text-box>
        </draw:frame>
        <draw:line draw:style-name="gr36" draw:text-style-name="P2" draw:layer="layout" svg:x1="10.929cm" svg:y1="12cm" svg:x2="13.797cm" svg:y2="12cm">
          <text:p/>
        </draw:line>
        <draw:frame draw:style-name="gr22" draw:text-style-name="P25" draw:layer="layout" svg:width="5.212cm" svg:height="1.673cm" svg:x="11.143cm" svg:y="9.407cm">
          <draw:text-box>
            <text:p><text:span text:style-name="T9">T=1/frequency</text:span></text:p>
          </draw:text-box>
        </draw:frame>
        <draw:line draw:style-name="gr34" draw:text-style-name="P1" draw:layer="layout" svg:x1="1.488cm" svg:y1="11.47cm" svg:x2="26.988cm" svg:y2="11.47cm">
          <text:p/>
        </draw:line>
        <draw:line draw:style-name="gr34" draw:text-style-name="P1" draw:layer="layout" svg:x1="11.204cm" svg:y1="10.5cm" svg:x2="11.204cm" svg:y2="11.5cm">
          <text:p/>
        </draw:line>
        <draw:line draw:style-name="gr34" draw:text-style-name="P7" draw:layer="layout" svg:x1="13.534cm" svg:y1="10.47cm" svg:x2="13.534cm" svg:y2="11.47cm">
          <text:p/>
        </draw:line>
        <draw:line draw:style-name="gr34" draw:text-style-name="P1" draw:layer="layout" svg:x1="12.234cm" svg:y1="10.5cm" svg:x2="12.234cm" svg:y2="11.5cm">
          <text:p/>
        </draw:line>
        <draw:line draw:style-name="gr34" draw:text-style-name="P1" draw:layer="layout" svg:x1="14.534cm" svg:y1="10.47cm" svg:x2="14.534cm" svg:y2="11.47cm">
          <text:p/>
        </draw:line>
        <draw:line draw:style-name="gr34" draw:text-style-name="P1" draw:layer="layout" svg:x1="11.234cm" svg:y1="10.5cm" svg:x2="12.234cm" svg:y2="10.5cm">
          <text:p/>
        </draw:line>
        <draw:line draw:style-name="gr34" draw:text-style-name="P1" draw:layer="layout" svg:x1="13.534cm" svg:y1="10.47cm" svg:x2="14.534cm" svg:y2="10.47cm">
          <text:p/>
        </draw:line>
        <draw:line draw:style-name="gr35" draw:text-style-name="P2" draw:layer="layout" svg:x1="9.601cm" svg:y1="10.221cm" svg:x2="11.196cm" svg:y2="10.221cm">
          <text:p/>
        </draw:line>
        <draw:line draw:style-name="gr36" draw:text-style-name="P2" draw:layer="layout" svg:x1="11.196cm" svg:y1="10.221cm" svg:x2="13.54cm" svg:y2="10.221cm">
          <text:p/>
        </draw:line>
        <draw:line draw:style-name="gr1" draw:text-style-name="P1" draw:layer="layout" svg:x1="13.534cm" svg:y1="11.47cm" svg:x2="13.534cm" svg:y2="9.783cm">
          <text:p/>
        </draw:line>
        <draw:frame draw:style-name="gr8" draw:text-style-name="P25" draw:layer="layout" svg:width="2cm" svg:height="1cm" svg:x="9.768cm" svg:y="9.407cm">
          <draw:text-box>
            <text:p><text:span text:style-name="T9">Tstart</text:span></text:p>
          </draw:text-box>
        </draw:frame>
        <draw:line draw:style-name="gr1" draw:text-style-name="P1" draw:layer="layout" svg:x1="9.749cm" svg:y1="13.249cm" svg:x2="9.749cm" svg:y2="9cm">
          <text:p/>
        </draw:line>
        <draw:line draw:style-name="gr40" draw:text-style-name="P26" draw:layer="layout" svg:x1="8.376cm" svg:y1="10.877cm" svg:x2="8.376cm" svg:y2="10.874cm">
          <text:p/>
        </draw:line>
        <draw:line draw:style-name="gr36" draw:text-style-name="P2" draw:layer="layout" svg:x1="6.98cm" svg:y1="11cm" svg:x2="9.749cm" svg:y2="11cm">
          <text:p/>
        </draw:line>
        <draw:frame draw:style-name="gr8" draw:text-style-name="P25" draw:layer="layout" svg:width="2cm" svg:height="1cm" svg:x="7.537cm" svg:y="10.5cm">
          <draw:text-box>
            <text:p><text:span text:style-name="T9">Tjitter</text:span></text:p>
          </draw:text-box>
        </draw:frame>
        <draw:line draw:style-name="gr1" draw:text-style-name="P1" draw:layer="layout" svg:x1="11.204cm" svg:y1="11.471cm" svg:x2="11.204cm" svg:y2="9.784cm">
          <text:p/>
        </draw:line>
        <draw:line draw:style-name="gr1" draw:text-style-name="P1" draw:layer="layout" svg:x1="9.75cm" svg:y1="13.25cm" svg:x2="9.75cm" svg:y2="8cm">
          <text:p/>
        </draw:line>
        <draw:frame draw:style-name="gr8" draw:text-style-name="P25" draw:layer="layout" svg:width="2cm" svg:height="1cm" svg:x="7.538cm" svg:y="10.501cm">
          <draw:text-box>
            <text:p><text:span text:style-name="T9">Tjitter</text:span></text:p>
          </draw:text-box>
        </draw:frame>
        <draw:line draw:style-name="gr36" draw:text-style-name="P2" draw:layer="layout" svg:x1="18.23cm" svg:y1="8.499cm" svg:x2="20.999cm" svg:y2="8.499cm">
          <text:p/>
        </draw:line>
        <draw:line draw:style-name="gr1" draw:text-style-name="P1" draw:layer="layout" svg:x1="21cm" svg:y1="13.251cm" svg:x2="21cm" svg:y2="8cm">
          <text:p/>
        </draw:line>
        <draw:frame draw:style-name="gr8" draw:text-style-name="P25" draw:layer="layout" svg:width="2cm" svg:height="1cm" svg:x="18.788cm" svg:y="8cm">
          <draw:text-box>
            <text:p><text:span text:style-name="T9">Tjitter</text:span></text:p>
          </draw:text-box>
        </draw:frame>
        <draw:line draw:style-name="gr34" draw:text-style-name="P7" draw:layer="layout" svg:x1="16.684cm" svg:y1="12.262cm" svg:x2="16.684cm" svg:y2="13.262cm">
          <text:p/>
        </draw:line>
        <draw:line draw:style-name="gr34" draw:text-style-name="P1" draw:layer="layout" svg:x1="17.684cm" svg:y1="12.262cm" svg:x2="17.684cm" svg:y2="13.262cm">
          <text:p/>
        </draw:line>
        <draw:line draw:style-name="gr34" draw:text-style-name="P1" draw:layer="layout" svg:x1="16.684cm" svg:y1="12.262cm" svg:x2="17.684cm" svg:y2="12.262cm">
          <text:p/>
        </draw:line>
        <draw:line draw:style-name="gr1" draw:text-style-name="P1" draw:layer="layout" svg:x1="16.684cm" svg:y1="12.262cm" svg:x2="16.684cm" svg:y2="11.745cm">
          <text:p/>
        </draw:line>
        <draw:line draw:style-name="gr36" draw:text-style-name="P2" draw:layer="layout" svg:x1="13.813cm" svg:y1="12.013cm" svg:x2="16.681cm" svg:y2="12.013cm">
          <text:p/>
        </draw:line>
        <draw:line draw:style-name="gr34" draw:text-style-name="P7" draw:layer="layout" svg:x1="19.555cm" svg:y1="12.262cm" svg:x2="19.555cm" svg:y2="13.262cm">
          <text:p/>
        </draw:line>
        <draw:line draw:style-name="gr34" draw:text-style-name="P1" draw:layer="layout" svg:x1="20.555cm" svg:y1="12.262cm" svg:x2="20.555cm" svg:y2="13.262cm">
          <text:p/>
        </draw:line>
        <draw:line draw:style-name="gr34" draw:text-style-name="P1" draw:layer="layout" svg:x1="19.555cm" svg:y1="12.262cm" svg:x2="20.555cm" svg:y2="12.262cm">
          <text:p/>
        </draw:line>
        <draw:line draw:style-name="gr1" draw:text-style-name="P1" draw:layer="layout" svg:x1="19.555cm" svg:y1="12.262cm" svg:x2="19.555cm" svg:y2="11.745cm">
          <text:p/>
        </draw:line>
        <draw:line draw:style-name="gr36" draw:text-style-name="P2" draw:layer="layout" svg:x1="16.684cm" svg:y1="12.013cm" svg:x2="19.552cm" svg:y2="12.013cm">
          <text:p/>
        </draw:line>
        <draw:frame draw:style-name="gr9" draw:text-style-name="P13" draw:layer="layout" svg:width="4cm" svg:height="0.962cm" svg:x="13.855cm" svg:y="6.788cm">
          <draw:text-box>
            <text:p><text:span text:style-name="T2">cycleTime</text:span></text:p>
          </draw:text-box>
        </draw:frame>
        <draw:line draw:style-name="gr10" draw:text-style-name="P2" draw:layer="layout" svg:x1="9.73cm" svg:y1="7.923cm" svg:x2="21cm" svg:y2="7.923cm">
          <text:p/>
        </draw:line>
        <draw:frame draw:style-name="gr22" draw:text-style-name="P13" draw:layer="layout" svg:width="9.5cm" svg:height="1.673cm" svg:x="15cm" svg:y="0.5cm">
          <draw:text-box>
            <text:p><text:span text:style-name="T2">Note. Time scale is different in this and following slides</text:span></text:p>
          </draw:text-box>
        </draw:frame>
        <draw:line draw:style-name="gr34" draw:text-style-name="P7" draw:layer="layout" svg:x1="15.872cm" svg:y1="10.483cm" svg:x2="15.872cm" svg:y2="11.483cm">
          <text:p/>
        </draw:line>
        <draw:line draw:style-name="gr34" draw:text-style-name="P1" draw:layer="layout" svg:x1="16.872cm" svg:y1="10.483cm" svg:x2="16.872cm" svg:y2="11.483cm">
          <text:p/>
        </draw:line>
        <draw:line draw:style-name="gr34" draw:text-style-name="P1" draw:layer="layout" svg:x1="15.872cm" svg:y1="10.483cm" svg:x2="16.872cm" svg:y2="10.483cm">
          <text:p/>
        </draw:line>
        <draw:line draw:style-name="gr36" draw:text-style-name="P2" draw:layer="layout" svg:x1="13.534cm" svg:y1="10.234cm" svg:x2="15.878cm" svg:y2="10.234cm">
          <text:p/>
        </draw:line>
        <draw:line draw:style-name="gr1" draw:text-style-name="P1" draw:layer="layout" svg:x1="15.872cm" svg:y1="11.483cm" svg:x2="15.872cm" svg:y2="9.796cm">
          <text:p/>
        </draw:line>
        <draw:line draw:style-name="gr34" draw:text-style-name="P7" draw:layer="layout" svg:x1="18.21cm" svg:y1="10.483cm" svg:x2="18.21cm" svg:y2="11.483cm">
          <text:p/>
        </draw:line>
        <draw:line draw:style-name="gr34" draw:text-style-name="P1" draw:layer="layout" svg:x1="19.21cm" svg:y1="10.483cm" svg:x2="19.21cm" svg:y2="11.483cm">
          <text:p/>
        </draw:line>
        <draw:line draw:style-name="gr34" draw:text-style-name="P1" draw:layer="layout" svg:x1="18.21cm" svg:y1="10.483cm" svg:x2="19.21cm" svg:y2="10.483cm">
          <text:p/>
        </draw:line>
        <draw:line draw:style-name="gr36" draw:text-style-name="P2" draw:layer="layout" svg:x1="15.872cm" svg:y1="10.234cm" svg:x2="18.216cm" svg:y2="10.234cm">
          <text:p/>
        </draw:line>
        <draw:line draw:style-name="gr1" draw:text-style-name="P1" draw:layer="layout" svg:x1="18.21cm" svg:y1="11.483cm" svg:x2="18.21cm" svg:y2="9.796cm">
          <text:p/>
        </draw:line>
        <draw:line draw:style-name="gr34" draw:text-style-name="P7" draw:layer="layout" svg:x1="20.548cm" svg:y1="10.483cm" svg:x2="20.548cm" svg:y2="11.483cm">
          <text:p/>
        </draw:line>
        <draw:line draw:style-name="gr34" draw:text-style-name="P1" draw:layer="layout" svg:x1="21.548cm" svg:y1="10.483cm" svg:x2="21.548cm" svg:y2="11.483cm">
          <text:p/>
        </draw:line>
        <draw:line draw:style-name="gr34" draw:text-style-name="P1" draw:layer="layout" svg:x1="20.548cm" svg:y1="10.483cm" svg:x2="21.548cm" svg:y2="10.483cm">
          <text:p/>
        </draw:line>
        <draw:line draw:style-name="gr36" draw:text-style-name="P2" draw:layer="layout" svg:x1="18.21cm" svg:y1="10.234cm" svg:x2="20.554cm" svg:y2="10.234cm">
          <text:p/>
        </draw:line>
        <draw:line draw:style-name="gr1" draw:text-style-name="P1" draw:layer="layout" svg:x1="20.548cm" svg:y1="11.483cm" svg:x2="20.548cm" svg:y2="9.796cm">
          <text:p/>
        </draw:line>
        <draw:line draw:style-name="gr34" draw:text-style-name="P7" draw:layer="layout" svg:x1="22.439cm" svg:y1="12.275cm" svg:x2="22.439cm" svg:y2="13.275cm">
          <text:p/>
        </draw:line>
        <draw:line draw:style-name="gr34" draw:text-style-name="P1" draw:layer="layout" svg:x1="23.439cm" svg:y1="12.275cm" svg:x2="23.439cm" svg:y2="13.275cm">
          <text:p/>
        </draw:line>
        <draw:line draw:style-name="gr34" draw:text-style-name="P1" draw:layer="layout" svg:x1="22.439cm" svg:y1="12.275cm" svg:x2="23.439cm" svg:y2="12.275cm">
          <text:p/>
        </draw:line>
        <draw:line draw:style-name="gr1" draw:text-style-name="P1" draw:layer="layout" svg:x1="22.439cm" svg:y1="12.275cm" svg:x2="22.439cm" svg:y2="11.758cm">
          <text:p/>
        </draw:line>
        <draw:line draw:style-name="gr36" draw:text-style-name="P2" draw:layer="layout" svg:x1="19.568cm" svg:y1="12.026cm" svg:x2="22.436cm" svg:y2="12.026cm">
          <text:p/>
        </draw:line>
        <draw:line draw:style-name="gr1" draw:text-style-name="P1" draw:layer="layout" svg:x1="22.149cm" svg:y1="13.5cm" svg:x2="22.149cm" svg:y2="11.501cm">
          <text:p/>
        </draw:line>
        <draw:line draw:style-name="gr35" draw:text-style-name="P2" draw:layer="layout" svg:x1="20.833cm" svg:y1="12.001cm" svg:x2="22.151cm" svg:y2="12.001cm">
          <text:p/>
        </draw:line>
        <draw:frame draw:style-name="gr8" draw:text-style-name="P25" draw:layer="layout" svg:width="2cm" svg:height="1cm" svg:x="20.734cm" svg:y="11.314cm">
          <draw:text-box>
            <text:p><text:span text:style-name="T9">Tstart</text:span></text:p>
          </draw:text-box>
        </draw:frame>
        <draw:frame draw:style-name="gr8" draw:text-style-name="P25" draw:layer="layout" svg:width="2cm" svg:height="1cm" svg:x="9.537cm" svg:y="11.314cm">
          <draw:text-box>
            <text:p><text:span text:style-name="T9">Tstart</text:span></text:p>
          </draw:text-box>
        </draw:frame>
        <draw:line draw:style-name="gr35" draw:text-style-name="P2" draw:layer="layout" svg:x1="9.602cm" svg:y1="10.221cm" svg:x2="11.197cm" svg:y2="10.221cm">
          <text:p/>
        </draw:line>
        <draw:frame draw:style-name="gr8" draw:text-style-name="P25" draw:layer="layout" svg:width="2cm" svg:height="1cm" svg:x="9.769cm" svg:y="9.407cm">
          <draw:text-box>
            <text:p><text:span text:style-name="T9">Tstart</text:span></text:p>
          </draw:text-box>
        </draw:frame>
        <draw:line draw:style-name="gr35" draw:text-style-name="P2" draw:layer="layout" svg:x1="20.833cm" svg:y1="10.221cm" svg:x2="22.428cm" svg:y2="10.221cm">
          <text:p/>
        </draw:line>
        <draw:frame draw:style-name="gr8" draw:text-style-name="P25" draw:layer="layout" svg:width="2cm" svg:height="1cm" svg:x="21cm" svg:y="9.407cm">
          <draw:text-box>
            <text:p><text:span text:style-name="T9">Tstart</text:span></text:p>
          </draw:text-box>
        </draw:frame>
        <draw:line draw:style-name="gr1" draw:text-style-name="P1" draw:layer="layout" svg:x1="22.422cm" svg:y1="11.472cm" svg:x2="22.422cm" svg:y2="9.785cm">
          <text:p/>
        </draw:line>
        <draw:frame draw:style-name="gr41" draw:text-style-name="P30" draw:layer="layout" svg:width="31cm" svg:height="5.761cm" svg:x="6.98cm" svg:y="1.739cm">
          <draw:text-box>
            <text:p text:style-name="P29"><text:span text:style-name="T11">Use HardwareTimer (stm32duino)</text:span></text:p>
            <text:p text:style-name="P29"><text:span text:style-name="T11">Take one of the 1-channel timers 10,11,13,14 on STM32F4 (AN4013)</text:span></text:p>
            <text:p text:style-name="P29"><text:span text:style-name="T11">startTimer-&gt;attachInterrupt(startTimerCB); // At constructor time</text:span></text:p>
            <text:p text:style-name="P29"><text:span text:style-name="T11"/></text:p>
            <text:p text:style-name="P29"><text:span text:style-name="T11">startTimer-&gt;setOverflow(Tjitter+Tstart, MICROSEC_FORMAT); // Now</text:span></text:p>
            <text:p text:style-name="P29"><text:span text:style-name="T11">startTimer-&gt;ressume(); // </text:span></text:p>
            <text:p text:style-name="P29"><text:span text:style-name="T11"/></text:p>
            <text:p text:style-name="P29"><text:span text:style-name="T11">Let the timer run for Tjitter+Tstart usecs, then it calls startTimerCB (below)</text:span></text:p>
            <text:p text:style-name="P29"><text:span text:style-name="T11"/></text:p>
            <text:p text:style-name="P29"><text:span text:style-name="T11">pulseTimer-&gt;setMode(pulseTimerChan, TIMER_OUTPUT_COMPARE_PWM2, stepPin);</text:span></text:p>
            <text:p text:style-name="P29"><text:span text:style-name="T11">pulseTimer-&gt;setOverflow(uint32_t(frequency), HERTZ_FORMAT);</text:span></text:p>
            <text:p text:style-name="P29"><text:span text:style-name="T11">pulseTimer-&gt;setCaptureCompare(pulseTimerChan, 50, PERCENT_COMPARE_FORMAT); // 50%</text:span></text:p>
            <text:p text:style-name="P29"><text:span text:style-name="T11">pulseTimerSteps = abs(nSteps);</text:span></text:p>
            <text:p text:style-name="P29"><text:span text:style-name="T11"/></text:p>
            <text:p text:style-name="P29"><text:span text:style-name="T11">pulseTimer-&gt;resume();</text:span></text:p>
            <text:p text:style-name="P29"><text:span text:style-name="T11">// Use local copy of nSteps, so it doesn’t accidentally gets overwritten.</text:span></text:p>
            <text:p text:style-name="P29"><text:span text:style-name="T11"/></text:p>
          </draw:text-box>
        </draw:frame>
        <presentation:notes draw:style-name="dp1">
          <draw:page-thumbnail draw:style-name="gr21" draw:layer="layout" svg:width="19.798cm" svg:height="11.136cm" svg:x="0.6cm" svg:y="2.257cm" draw:page-number="1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line draw:style-name="gr1" draw:text-style-name="P1" draw:layer="layout" svg:x1="2.188cm" svg:y1="14cm" svg:x2="27.188cm" svg:y2="14cm">
          <text:p/>
        </draw:line>
        <draw:line draw:style-name="gr1" draw:text-style-name="P1" draw:layer="layout" svg:x1="2.188cm" svg:y1="7.75cm" svg:x2="27.188cm" svg:y2="7.75cm">
          <text:p/>
        </draw:line>
        <draw:line draw:style-name="gr1" draw:text-style-name="P1" draw:layer="layout" svg:x1="2.188cm" svg:y1="4.625cm" svg:x2="27.188cm" svg:y2="4.625cm">
          <text:p/>
        </draw:line>
        <draw:line draw:style-name="gr1" draw:text-style-name="P1" draw:layer="layout" svg:x1="2.188cm" svg:y1="6.188cm" svg:x2="27.188cm" svg:y2="6.188cm">
          <text:p/>
        </draw:line>
        <draw:line draw:style-name="gr1" draw:text-style-name="P1" draw:layer="layout" svg:x1="6.98cm" svg:y1="0.5cm" svg:x2="6.98cm" svg:y2="15cm">
          <text:p/>
        </draw:line>
        <draw:line draw:style-name="gr1" draw:text-style-name="P1" draw:layer="layout" svg:x1="18.23cm" svg:y1="0.5cm" svg:x2="18.23cm" svg:y2="15cm">
          <text:p/>
        </draw:line>
        <draw:line draw:style-name="gr1" draw:text-style-name="P1" draw:layer="layout" svg:x1="2.188cm" svg:y1="3.063cm" svg:x2="27.188cm" svg:y2="3.063cm">
          <text:p/>
        </draw:line>
        <draw:line draw:style-name="gr1" draw:text-style-name="P1" draw:layer="layout" svg:x1="2.188cm" svg:y1="9.313cm" svg:x2="27.188cm" svg:y2="9.313cm">
          <text:p/>
        </draw:line>
        <draw:line draw:style-name="gr1" draw:text-style-name="P1" draw:layer="layout" svg:x1="2.188cm" svg:y1="12.438cm" svg:x2="27.188cm" svg:y2="12.438cm">
          <text:p/>
        </draw:line>
        <draw:line draw:style-name="gr1" draw:text-style-name="P1" draw:layer="layout" svg:x1="2.188cm" svg:y1="1.5cm" svg:x2="27.188cm" svg:y2="1.5cm">
          <text:p/>
        </draw:line>
        <draw:frame draw:style-name="gr6" draw:text-style-name="P4" draw:layer="layout" svg:width="5.5cm" svg:height="2.384cm" svg:x="0cm" svg:y="1.116cm">
          <draw:text-box>
            <text:p><text:span text:style-name="T1">Position(Real)</text:span></text:p>
            <text:p><text:span text:style-name="T1">stepPosition(Integer)</text:span></text:p>
          </draw:text-box>
        </draw:frame>
        <draw:line draw:style-name="gr7" draw:text-style-name="P1" draw:layer="layout" svg:x1="2cm" svg:y1="4cm" svg:x2="2cm" svg:y2="2.5cm">
          <text:p/>
        </draw:line>
        <draw:frame draw:style-name="gr9" draw:text-style-name="P13" draw:layer="layout" svg:width="7cm" svg:height="0.962cm" svg:x="6.5cm" svg:y="0.538cm">
          <draw:text-box>
            <text:p><text:span text:style-name="T2">Ending the pulse train</text:span></text:p>
          </draw:text-box>
        </draw:frame>
        <draw:line draw:style-name="gr27" draw:text-style-name="P1" draw:layer="layout" svg:x1="6.657cm" svg:y1="15.5cm" svg:x2="12.855cm" svg:y2="15.5cm">
          <text:p/>
        </draw:line>
        <draw:frame draw:style-name="gr8" draw:text-style-name="P13" draw:layer="layout" svg:width="2cm" svg:height="1cm" svg:x="12.855cm" svg:y="15cm">
          <draw:text-box>
            <text:p><text:span text:style-name="T2">Time</text:span></text:p>
          </draw:text-box>
        </draw:frame>
        <draw:line draw:style-name="gr34" draw:text-style-name="P1" draw:layer="layout" svg:x1="1.5cm" svg:y1="13.249cm" svg:x2="27cm" svg:y2="13.249cm">
          <text:p/>
        </draw:line>
        <draw:line draw:style-name="gr34" draw:text-style-name="P1" draw:layer="layout" svg:x1="10.929cm" svg:y1="12.249cm" svg:x2="10.929cm" svg:y2="13.249cm">
          <text:p/>
        </draw:line>
        <draw:line draw:style-name="gr34" draw:text-style-name="P7" draw:layer="layout" svg:x1="13.8cm" svg:y1="12.249cm" svg:x2="13.8cm" svg:y2="13.249cm">
          <text:p/>
        </draw:line>
        <draw:line draw:style-name="gr34" draw:text-style-name="P1" draw:layer="layout" svg:x1="11.959cm" svg:y1="12.249cm" svg:x2="11.959cm" svg:y2="13.249cm">
          <text:p/>
        </draw:line>
        <draw:line draw:style-name="gr34" draw:text-style-name="P1" draw:layer="layout" svg:x1="14.8cm" svg:y1="12.249cm" svg:x2="14.8cm" svg:y2="13.249cm">
          <text:p/>
        </draw:line>
        <draw:line draw:style-name="gr34" draw:text-style-name="P1" draw:layer="layout" svg:x1="10.959cm" svg:y1="12.249cm" svg:x2="11.959cm" svg:y2="12.249cm">
          <text:p/>
        </draw:line>
        <draw:line draw:style-name="gr34" draw:text-style-name="P1" draw:layer="layout" svg:x1="13.8cm" svg:y1="12.249cm" svg:x2="14.8cm" svg:y2="12.249cm">
          <text:p/>
        </draw:line>
        <draw:line draw:style-name="gr1" draw:text-style-name="P1" draw:layer="layout" svg:x1="10.929cm" svg:y1="12.249cm" svg:x2="10.929cm" svg:y2="11.5cm">
          <text:p/>
        </draw:line>
        <draw:line draw:style-name="gr1" draw:text-style-name="P1" draw:layer="layout" svg:x1="13.8cm" svg:y1="12.249cm" svg:x2="13.8cm" svg:y2="11.732cm">
          <text:p/>
        </draw:line>
        <draw:line draw:style-name="gr35" draw:text-style-name="P2" draw:layer="layout" svg:x1="9.613cm" svg:y1="12cm" svg:x2="10.931cm" svg:y2="12cm">
          <text:p/>
        </draw:line>
        <draw:frame draw:style-name="gr8" draw:text-style-name="P25" draw:layer="layout" svg:width="2cm" svg:height="1cm" svg:x="9.537cm" svg:y="11.314cm">
          <draw:text-box>
            <text:p><text:span text:style-name="T9">Tstart</text:span></text:p>
          </draw:text-box>
        </draw:frame>
        <draw:line draw:style-name="gr36" draw:text-style-name="P2" draw:layer="layout" svg:x1="10.929cm" svg:y1="12cm" svg:x2="13.797cm" svg:y2="12cm">
          <text:p/>
        </draw:line>
        <draw:frame draw:style-name="gr22" draw:text-style-name="P25" draw:layer="layout" svg:width="5.212cm" svg:height="1.673cm" svg:x="11.143cm" svg:y="9.407cm">
          <draw:text-box>
            <text:p><text:span text:style-name="T9">T=1/frequency</text:span></text:p>
          </draw:text-box>
        </draw:frame>
        <draw:line draw:style-name="gr34" draw:text-style-name="P1" draw:layer="layout" svg:x1="1.488cm" svg:y1="11.47cm" svg:x2="26.988cm" svg:y2="11.47cm">
          <text:p/>
        </draw:line>
        <draw:line draw:style-name="gr34" draw:text-style-name="P1" draw:layer="layout" svg:x1="11.204cm" svg:y1="10.5cm" svg:x2="11.204cm" svg:y2="11.5cm">
          <text:p/>
        </draw:line>
        <draw:line draw:style-name="gr34" draw:text-style-name="P7" draw:layer="layout" svg:x1="13.534cm" svg:y1="10.47cm" svg:x2="13.534cm" svg:y2="11.47cm">
          <text:p/>
        </draw:line>
        <draw:line draw:style-name="gr34" draw:text-style-name="P1" draw:layer="layout" svg:x1="12.234cm" svg:y1="10.5cm" svg:x2="12.234cm" svg:y2="11.5cm">
          <text:p/>
        </draw:line>
        <draw:line draw:style-name="gr34" draw:text-style-name="P1" draw:layer="layout" svg:x1="14.534cm" svg:y1="10.47cm" svg:x2="14.534cm" svg:y2="11.47cm">
          <text:p/>
        </draw:line>
        <draw:line draw:style-name="gr34" draw:text-style-name="P1" draw:layer="layout" svg:x1="11.234cm" svg:y1="10.5cm" svg:x2="12.234cm" svg:y2="10.5cm">
          <text:p/>
        </draw:line>
        <draw:line draw:style-name="gr34" draw:text-style-name="P1" draw:layer="layout" svg:x1="13.534cm" svg:y1="10.47cm" svg:x2="14.534cm" svg:y2="10.47cm">
          <text:p/>
        </draw:line>
        <draw:line draw:style-name="gr35" draw:text-style-name="P2" draw:layer="layout" svg:x1="9.601cm" svg:y1="10.221cm" svg:x2="11.196cm" svg:y2="10.221cm">
          <text:p/>
        </draw:line>
        <draw:line draw:style-name="gr36" draw:text-style-name="P2" draw:layer="layout" svg:x1="11.196cm" svg:y1="10.221cm" svg:x2="13.54cm" svg:y2="10.221cm">
          <text:p/>
        </draw:line>
        <draw:line draw:style-name="gr1" draw:text-style-name="P1" draw:layer="layout" svg:x1="13.534cm" svg:y1="11.47cm" svg:x2="13.534cm" svg:y2="9.783cm">
          <text:p/>
        </draw:line>
        <draw:frame draw:style-name="gr8" draw:text-style-name="P25" draw:layer="layout" svg:width="2cm" svg:height="1cm" svg:x="9.768cm" svg:y="9.407cm">
          <draw:text-box>
            <text:p><text:span text:style-name="T9">Tstart</text:span></text:p>
          </draw:text-box>
        </draw:frame>
        <draw:line draw:style-name="gr1" draw:text-style-name="P1" draw:layer="layout" svg:x1="9.749cm" svg:y1="13.249cm" svg:x2="9.749cm" svg:y2="9cm">
          <text:p/>
        </draw:line>
        <draw:line draw:style-name="gr42" draw:text-style-name="P26" draw:layer="layout" svg:x1="8.376cm" svg:y1="10.877cm" svg:x2="8.376cm" svg:y2="10.874cm">
          <text:p/>
        </draw:line>
        <draw:line draw:style-name="gr36" draw:text-style-name="P2" draw:layer="layout" svg:x1="6.98cm" svg:y1="11cm" svg:x2="9.749cm" svg:y2="11cm">
          <text:p/>
        </draw:line>
        <draw:frame draw:style-name="gr8" draw:text-style-name="P25" draw:layer="layout" svg:width="2cm" svg:height="1cm" svg:x="7.537cm" svg:y="10.5cm">
          <draw:text-box>
            <text:p><text:span text:style-name="T9">Tjitter</text:span></text:p>
          </draw:text-box>
        </draw:frame>
        <draw:line draw:style-name="gr1" draw:text-style-name="P1" draw:layer="layout" svg:x1="11.204cm" svg:y1="11.471cm" svg:x2="11.204cm" svg:y2="9.784cm">
          <text:p/>
        </draw:line>
        <draw:line draw:style-name="gr1" draw:text-style-name="P1" draw:layer="layout" svg:x1="9.75cm" svg:y1="13.25cm" svg:x2="9.75cm" svg:y2="8cm">
          <text:p/>
        </draw:line>
        <draw:frame draw:style-name="gr8" draw:text-style-name="P25" draw:layer="layout" svg:width="2cm" svg:height="1cm" svg:x="7.538cm" svg:y="10.501cm">
          <draw:text-box>
            <text:p><text:span text:style-name="T9">Tjitter</text:span></text:p>
          </draw:text-box>
        </draw:frame>
        <draw:line draw:style-name="gr36" draw:text-style-name="P2" draw:layer="layout" svg:x1="18.23cm" svg:y1="8.499cm" svg:x2="20.999cm" svg:y2="8.499cm">
          <text:p/>
        </draw:line>
        <draw:line draw:style-name="gr1" draw:text-style-name="P1" draw:layer="layout" svg:x1="21cm" svg:y1="13.251cm" svg:x2="21cm" svg:y2="8cm">
          <text:p/>
        </draw:line>
        <draw:frame draw:style-name="gr8" draw:text-style-name="P25" draw:layer="layout" svg:width="2cm" svg:height="1cm" svg:x="18.788cm" svg:y="8cm">
          <draw:text-box>
            <text:p><text:span text:style-name="T9">Tjitter</text:span></text:p>
          </draw:text-box>
        </draw:frame>
        <draw:line draw:style-name="gr34" draw:text-style-name="P7" draw:layer="layout" svg:x1="16.684cm" svg:y1="12.262cm" svg:x2="16.684cm" svg:y2="13.262cm">
          <text:p/>
        </draw:line>
        <draw:line draw:style-name="gr34" draw:text-style-name="P1" draw:layer="layout" svg:x1="17.684cm" svg:y1="12.262cm" svg:x2="17.684cm" svg:y2="13.262cm">
          <text:p/>
        </draw:line>
        <draw:line draw:style-name="gr34" draw:text-style-name="P1" draw:layer="layout" svg:x1="16.684cm" svg:y1="12.262cm" svg:x2="17.684cm" svg:y2="12.262cm">
          <text:p/>
        </draw:line>
        <draw:line draw:style-name="gr1" draw:text-style-name="P1" draw:layer="layout" svg:x1="16.684cm" svg:y1="12.262cm" svg:x2="16.684cm" svg:y2="11.745cm">
          <text:p/>
        </draw:line>
        <draw:line draw:style-name="gr36" draw:text-style-name="P2" draw:layer="layout" svg:x1="13.813cm" svg:y1="12.013cm" svg:x2="16.681cm" svg:y2="12.013cm">
          <text:p/>
        </draw:line>
        <draw:line draw:style-name="gr34" draw:text-style-name="P7" draw:layer="layout" svg:x1="19.555cm" svg:y1="12.262cm" svg:x2="19.555cm" svg:y2="13.262cm">
          <text:p/>
        </draw:line>
        <draw:line draw:style-name="gr34" draw:text-style-name="P1" draw:layer="layout" svg:x1="20.555cm" svg:y1="12.262cm" svg:x2="20.555cm" svg:y2="13.262cm">
          <text:p/>
        </draw:line>
        <draw:line draw:style-name="gr34" draw:text-style-name="P1" draw:layer="layout" svg:x1="19.555cm" svg:y1="12.262cm" svg:x2="20.555cm" svg:y2="12.262cm">
          <text:p/>
        </draw:line>
        <draw:line draw:style-name="gr1" draw:text-style-name="P1" draw:layer="layout" svg:x1="19.555cm" svg:y1="12.262cm" svg:x2="19.555cm" svg:y2="11.745cm">
          <text:p/>
        </draw:line>
        <draw:line draw:style-name="gr36" draw:text-style-name="P2" draw:layer="layout" svg:x1="16.684cm" svg:y1="12.013cm" svg:x2="19.552cm" svg:y2="12.013cm">
          <text:p/>
        </draw:line>
        <draw:frame draw:style-name="gr9" draw:text-style-name="P13" draw:layer="layout" svg:width="4cm" svg:height="0.962cm" svg:x="13.855cm" svg:y="6.788cm">
          <draw:text-box>
            <text:p><text:span text:style-name="T2">cycleTime</text:span></text:p>
          </draw:text-box>
        </draw:frame>
        <draw:line draw:style-name="gr10" draw:text-style-name="P2" draw:layer="layout" svg:x1="9.73cm" svg:y1="7.923cm" svg:x2="21cm" svg:y2="7.923cm">
          <text:p/>
        </draw:line>
        <draw:frame draw:style-name="gr22" draw:text-style-name="P13" draw:layer="layout" svg:width="9.5cm" svg:height="1.673cm" svg:x="15cm" svg:y="0.5cm">
          <draw:text-box>
            <text:p><text:span text:style-name="T2">Note. Time scale is different in this and following slides</text:span></text:p>
          </draw:text-box>
        </draw:frame>
        <draw:line draw:style-name="gr34" draw:text-style-name="P7" draw:layer="layout" svg:x1="15.872cm" svg:y1="10.483cm" svg:x2="15.872cm" svg:y2="11.483cm">
          <text:p/>
        </draw:line>
        <draw:line draw:style-name="gr34" draw:text-style-name="P1" draw:layer="layout" svg:x1="16.872cm" svg:y1="10.483cm" svg:x2="16.872cm" svg:y2="11.483cm">
          <text:p/>
        </draw:line>
        <draw:line draw:style-name="gr34" draw:text-style-name="P1" draw:layer="layout" svg:x1="15.872cm" svg:y1="10.483cm" svg:x2="16.872cm" svg:y2="10.483cm">
          <text:p/>
        </draw:line>
        <draw:line draw:style-name="gr36" draw:text-style-name="P2" draw:layer="layout" svg:x1="13.534cm" svg:y1="10.234cm" svg:x2="15.878cm" svg:y2="10.234cm">
          <text:p/>
        </draw:line>
        <draw:line draw:style-name="gr1" draw:text-style-name="P1" draw:layer="layout" svg:x1="15.872cm" svg:y1="11.483cm" svg:x2="15.872cm" svg:y2="9.796cm">
          <text:p/>
        </draw:line>
        <draw:line draw:style-name="gr34" draw:text-style-name="P7" draw:layer="layout" svg:x1="18.21cm" svg:y1="10.483cm" svg:x2="18.21cm" svg:y2="11.483cm">
          <text:p/>
        </draw:line>
        <draw:line draw:style-name="gr34" draw:text-style-name="P1" draw:layer="layout" svg:x1="19.21cm" svg:y1="10.483cm" svg:x2="19.21cm" svg:y2="11.483cm">
          <text:p/>
        </draw:line>
        <draw:line draw:style-name="gr34" draw:text-style-name="P1" draw:layer="layout" svg:x1="18.21cm" svg:y1="10.483cm" svg:x2="19.21cm" svg:y2="10.483cm">
          <text:p/>
        </draw:line>
        <draw:line draw:style-name="gr36" draw:text-style-name="P2" draw:layer="layout" svg:x1="15.872cm" svg:y1="10.234cm" svg:x2="18.216cm" svg:y2="10.234cm">
          <text:p/>
        </draw:line>
        <draw:line draw:style-name="gr1" draw:text-style-name="P1" draw:layer="layout" svg:x1="18.21cm" svg:y1="11.483cm" svg:x2="18.21cm" svg:y2="9.796cm">
          <text:p/>
        </draw:line>
        <draw:line draw:style-name="gr34" draw:text-style-name="P7" draw:layer="layout" svg:x1="20.548cm" svg:y1="10.483cm" svg:x2="20.548cm" svg:y2="11.483cm">
          <text:p/>
        </draw:line>
        <draw:line draw:style-name="gr34" draw:text-style-name="P1" draw:layer="layout" svg:x1="21.548cm" svg:y1="10.483cm" svg:x2="21.548cm" svg:y2="11.483cm">
          <text:p/>
        </draw:line>
        <draw:line draw:style-name="gr34" draw:text-style-name="P1" draw:layer="layout" svg:x1="20.548cm" svg:y1="10.483cm" svg:x2="21.548cm" svg:y2="10.483cm">
          <text:p/>
        </draw:line>
        <draw:line draw:style-name="gr36" draw:text-style-name="P2" draw:layer="layout" svg:x1="18.21cm" svg:y1="10.234cm" svg:x2="20.554cm" svg:y2="10.234cm">
          <text:p/>
        </draw:line>
        <draw:line draw:style-name="gr1" draw:text-style-name="P1" draw:layer="layout" svg:x1="20.548cm" svg:y1="11.483cm" svg:x2="20.548cm" svg:y2="9.796cm">
          <text:p/>
        </draw:line>
        <draw:line draw:style-name="gr34" draw:text-style-name="P7" draw:layer="layout" svg:x1="22.439cm" svg:y1="12.275cm" svg:x2="22.439cm" svg:y2="13.275cm">
          <text:p/>
        </draw:line>
        <draw:line draw:style-name="gr34" draw:text-style-name="P1" draw:layer="layout" svg:x1="23.439cm" svg:y1="12.275cm" svg:x2="23.439cm" svg:y2="13.275cm">
          <text:p/>
        </draw:line>
        <draw:line draw:style-name="gr34" draw:text-style-name="P1" draw:layer="layout" svg:x1="22.439cm" svg:y1="12.275cm" svg:x2="23.439cm" svg:y2="12.275cm">
          <text:p/>
        </draw:line>
        <draw:line draw:style-name="gr1" draw:text-style-name="P1" draw:layer="layout" svg:x1="22.439cm" svg:y1="12.275cm" svg:x2="22.439cm" svg:y2="11.758cm">
          <text:p/>
        </draw:line>
        <draw:line draw:style-name="gr36" draw:text-style-name="P2" draw:layer="layout" svg:x1="19.568cm" svg:y1="12.026cm" svg:x2="22.436cm" svg:y2="12.026cm">
          <text:p/>
        </draw:line>
        <draw:line draw:style-name="gr1" draw:text-style-name="P1" draw:layer="layout" svg:x1="22.149cm" svg:y1="13.5cm" svg:x2="22.149cm" svg:y2="11.501cm">
          <text:p/>
        </draw:line>
        <draw:line draw:style-name="gr35" draw:text-style-name="P2" draw:layer="layout" svg:x1="20.833cm" svg:y1="12.001cm" svg:x2="22.151cm" svg:y2="12.001cm">
          <text:p/>
        </draw:line>
        <draw:frame draw:style-name="gr8" draw:text-style-name="P25" draw:layer="layout" svg:width="2cm" svg:height="1cm" svg:x="20.734cm" svg:y="11.314cm">
          <draw:text-box>
            <text:p><text:span text:style-name="T9">Tstart</text:span></text:p>
          </draw:text-box>
        </draw:frame>
        <draw:frame draw:style-name="gr8" draw:text-style-name="P25" draw:layer="layout" svg:width="2cm" svg:height="1cm" svg:x="9.537cm" svg:y="11.314cm">
          <draw:text-box>
            <text:p><text:span text:style-name="T9">Tstart</text:span></text:p>
          </draw:text-box>
        </draw:frame>
        <draw:line draw:style-name="gr35" draw:text-style-name="P2" draw:layer="layout" svg:x1="9.602cm" svg:y1="10.221cm" svg:x2="11.197cm" svg:y2="10.221cm">
          <text:p/>
        </draw:line>
        <draw:frame draw:style-name="gr8" draw:text-style-name="P25" draw:layer="layout" svg:width="2cm" svg:height="1cm" svg:x="9.769cm" svg:y="9.407cm">
          <draw:text-box>
            <text:p><text:span text:style-name="T9">Tstart</text:span></text:p>
          </draw:text-box>
        </draw:frame>
        <draw:line draw:style-name="gr35" draw:text-style-name="P2" draw:layer="layout" svg:x1="20.833cm" svg:y1="10.221cm" svg:x2="22.428cm" svg:y2="10.221cm">
          <text:p/>
        </draw:line>
        <draw:frame draw:style-name="gr8" draw:text-style-name="P25" draw:layer="layout" svg:width="2cm" svg:height="1cm" svg:x="21cm" svg:y="9.407cm">
          <draw:text-box>
            <text:p><text:span text:style-name="T9">Tstart</text:span></text:p>
          </draw:text-box>
        </draw:frame>
        <draw:line draw:style-name="gr1" draw:text-style-name="P1" draw:layer="layout" svg:x1="22.422cm" svg:y1="11.472cm" svg:x2="22.422cm" svg:y2="9.785cm">
          <text:p/>
        </draw:line>
        <draw:frame draw:style-name="gr41" draw:text-style-name="P30" draw:layer="layout" svg:width="31cm" svg:height="5.761cm" svg:x="6.98cm" svg:y="1.739cm">
          <draw:text-box>
            <text:p text:style-name="P29"><text:span text:style-name="T11">PulseTimer runs and calls pulseTimerCB at end of every PWM pulse</text:span></text:p>
            <text:p text:style-name="P29"><text:span text:style-name="T11">Number of steps to do are counted down and when 0, stop the pulseTimer</text:span></text:p>
            <text:p text:style-name="P29"><text:span text:style-name="T11"/></text:p>
            <text:p text:style-name="P29"><text:span text:style-name="T11"/></text:p>
            <text:p text:style-name="P29"><text:span text:style-name="T11">--timerPulseSteps;</text:span></text:p>
            <text:p text:style-name="P29"><text:span text:style-name="T11">if (timerPulseSteps == 0)</text:span></text:p>
            <text:p text:style-name="P29"><text:span text:style-name="T11"><text:s text:c="5"/></text:span><text:span text:style-name="T11">pulseTimer-&gt;pause();</text:span></text:p>
            <text:p text:style-name="P29"><text:span text:style-name="T11"/></text:p>
            <text:p text:style-name="P29"><text:span text:style-name="T11"/></text:p>
          </draw:text-box>
        </draw:frame>
        <presentation:notes draw:style-name="dp1">
          <draw:page-thumbnail draw:style-name="gr21" draw:layer="layout" svg:width="19.798cm" svg:height="11.136cm" svg:x="0.6cm" svg:y="2.257cm" draw:page-number="16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stroke-dash draw:name="_33__20_Dashes_20_3_20_Dots_20__28_var_29_" draw:display-name="3 Dashes 3 Dots (var)" draw:style="rect" draw:dots1="3" draw:dots1-length="197%" draw:dots2="3" draw:distance="100%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6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6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04T12:21:14.416000000</meta:creation-date>
    <dc:date>2024-02-08T21:26:48.512000000</dc:date>
    <meta:editing-duration>P1DT10H27M37S</meta:editing-duration>
    <meta:editing-cycles>40</meta:editing-cycles>
    <meta:generator>LibreOffice/7.4.2.3$Windows_X86_64 LibreOffice_project/382eef1f22670f7f4118c8c2dd222ec7ad009daf</meta:generator>
    <meta:document-statistic meta:object-count="980"/>
  </office:meta>
</office:document-meta>
</file>